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draw:fill="none" fo:min-height="0.556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draw:fill="none" fo:min-height="0.81cm"/>
    </style:style>
    <style:style style:name="gr12" style:family="graphic" style:parent-style-name="standard">
      <style:graphic-properties draw:stroke="none" draw:fill="none" fo:min-height="0.777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2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2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3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3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marker-start="Arrow" draw:marker-start-width="0.3cm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37" style:family="graphic" style:parent-style-name="standard">
      <style:graphic-properties svg:stroke-color="#000000" draw:textarea-vertical-align="middl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5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6" style:family="graphic" style:parent-style-name="objectwithoutfill">
      <style:graphic-properties svg:stroke-color="#000000"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0" style:family="graphic" style:parent-style-name="standard">
      <style:graphic-properties draw:stroke="none" draw:fill="none" fo:min-height="1.506cm"/>
    </style:style>
    <style:style style:name="gr6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65" style:family="graphic" style:parent-style-name="standard">
      <style:graphic-properties draw:stroke="none" draw:fill="none" fo:min-height="0.51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67" style:family="graphic" style:parent-style-name="standard">
      <style:graphic-properties draw:stroke="none" draw:fill="none" fo:min-height="0.557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7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7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7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7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81" style:family="graphic" style:parent-style-name="objectwithoutfill">
      <style:graphic-properties draw:marker-end="Arrow" draw:marker-end-width="0.3cm" draw:fill="none" draw:textarea-vertical-align="middle"/>
    </style:style>
    <style:style style:name="gr82" style:family="graphic" style:parent-style-name="objectwithoutfill">
      <style:graphic-properties draw:marker-start="Arrow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fo:min-height="0.94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85" style:family="graphic" style:parent-style-name="standard">
      <style:graphic-properties draw:stroke="none" svg:stroke-color="#000000" draw:fill="none" draw:fill-color="#ffffff" fo:min-height="1.111cm"/>
    </style:style>
    <style:style style:name="gr86" style:family="graphic" style:parent-style-name="standard">
      <style:graphic-properties draw:stroke="none" svg:stroke-color="#000000" draw:fill="none" draw:fill-color="#ffffff" fo:min-height="0.5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9" style:family="graphic" style:parent-style-name="standard">
      <style:graphic-properties draw:stroke="none" svg:stroke-color="#000000" draw:fill="none" draw:fill-color="#ffffff" fo:min-height="1.423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91" style:family="graphic" style:parent-style-name="standard">
      <style:graphic-properties draw:stroke="none" svg:stroke-color="#000000" draw:fill="none" draw:fill-color="#ffffff" fo:min-height="0.74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3" style:family="graphic" style:parent-style-name="standard">
      <style:graphic-properties draw:stroke="none" svg:stroke-color="#000000" draw:fill="none" draw:fill-color="#ffffff" fo:min-height="0.701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6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2" style:family="graphic" style:parent-style-name="standard">
      <style:graphic-properties draw:stroke="none" draw:fill="none" fo:min-height="0.434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4" style:family="graphic" style:parent-style-name="standard">
      <style:graphic-properties draw:stroke="none" draw:fill="none" fo:min-height="0.47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6" style:family="graphic" style:parent-style-name="standard">
      <style:graphic-properties draw:stroke="none" draw:fill="none" fo:min-height="0.475cm"/>
    </style:style>
    <style:style style:name="gr1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0" style:family="graphic" style:parent-style-name="standard">
      <style:graphic-properties draw:stroke="none" svg:stroke-color="#000000" draw:fill="none" draw:fill-color="#ffffff" fo:min-height="0.635cm"/>
    </style:style>
    <style:style style:name="gr17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P6" style:family="paragraph">
      <style:paragraph-properties fo:line-height="100%" fo:text-align="center"/>
      <style:text-properties fo:font-size="14pt" style:font-size-asian="14pt" style:font-size-complex="1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8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line-height="100%" fo:text-align="center"/>
      <style:text-properties fo:font-size="11pt" style:font-size-asian="11pt" style:font-size-complex="11pt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/>
      <style:text-properties fo:font-size="13pt" style:font-size-asian="13pt" style:font-size-complex="13pt"/>
    </style:style>
    <style:style style:name="P17" style:family="paragraph">
      <style:paragraph-properties fo:line-height="150%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346cm" svg:y1="6.687cm" svg:x2="15.346cm" svg:y2="9.23cm">
          <text:p/>
        </draw:line>
        <draw:line draw:style-name="gr5" draw:text-style-name="P1" draw:layer="layout" svg:x1="14.973cm" svg:y1="6.687cm" svg:x2="14.973cm" svg:y2="9.23cm">
          <text:p/>
        </draw:line>
        <draw:line draw:style-name="gr5" draw:text-style-name="P1" draw:layer="layout" svg:x1="16.46cm" svg:y1="9.23cm" svg:x2="16.46cm" svg:y2="6.687cm">
          <text:p/>
        </draw:line>
        <draw:line draw:style-name="gr5" draw:text-style-name="P1" draw:layer="layout" svg:x1="16.085cm" svg:y1="9.23cm" svg:x2="16.085cm" svg:y2="6.687cm">
          <text:p/>
        </draw:line>
        <draw:line draw:style-name="gr5" draw:text-style-name="P1" draw:layer="layout" svg:x1="15.711cm" svg:y1="9.23cm" svg:x2="15.711cm" svg:y2="6.687cm">
          <text:p/>
        </draw:line>
        <draw:frame draw:style-name="gr6" draw:text-style-name="P3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6" draw:text-style-name="P3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6" draw:text-style-name="P3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6" draw:text-style-name="P3" draw:layer="layout" svg:width="2.627cm" svg:height="0.806cm" svg:x="12.619cm" svg:y="6.687cm">
          <draw:text-box>
            <text:p text:style-name="P4"><text:span text:style-name="T1">ccwrite0</text:span></text:p>
          </draw:text-box>
        </draw:frame>
        <draw:frame draw:style-name="gr6" draw:text-style-name="P3" draw:layer="layout" svg:width="2.542cm" svg:height="0.806cm" svg:x="12.704cm" svg:y="7.145cm">
          <draw:text-box>
            <text:p text:style-name="P4"><text:span text:style-name="T1">cctrans0</text:span></text:p>
          </draw:text-box>
        </draw:frame>
        <draw:line draw:style-name="gr5" draw:text-style-name="P1" draw:layer="layout" svg:x1="12.936cm" svg:y1="9.23cm" svg:x2="12.921cm" svg:y2="6.687cm">
          <text:p/>
        </draw:line>
        <draw:line draw:style-name="gr5" draw:text-style-name="P1" draw:layer="layout" svg:x1="12.556cm" svg:y1="9.23cm" svg:x2="12.556cm" svg:y2="6.687cm">
          <text:p/>
        </draw:line>
        <draw:line draw:style-name="gr5" draw:text-style-name="P1" draw:layer="layout" svg:x1="12.203cm" svg:y1="6.687cm" svg:x2="12.203cm" svg:y2="9.23cm">
          <text:p/>
        </draw:line>
        <draw:line draw:style-name="gr5" draw:text-style-name="P1" draw:layer="layout" svg:x1="11.869cm" svg:y1="6.687cm" svg:x2="11.869cm" svg:y2="9.23cm">
          <text:p/>
        </draw:line>
        <draw:line draw:style-name="gr5" draw:text-style-name="P1" draw:layer="layout" svg:x1="11.535cm" svg:y1="6.687cm" svg:x2="11.535cm" svg:y2="9.23cm">
          <text:p/>
        </draw:line>
        <draw:line draw:style-name="gr5" draw:text-style-name="P1" draw:layer="layout" svg:x1="11.2cm" svg:y1="6.687cm" svg:x2="11.2cm" svg:y2="9.23cm">
          <text:p/>
        </draw:line>
        <draw:frame draw:style-name="gr6" draw:text-style-name="P3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6" draw:text-style-name="P3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6" draw:text-style-name="P3" draw:layer="layout" svg:width="2.238cm" svg:height="0.806cm" svg:x="9.212cm" svg:y="6.687cm">
          <draw:text-box>
            <text:p text:style-name="P4"><text:span text:style-name="T1">dREN0</text:span></text:p>
          </draw:text-box>
        </draw:frame>
        <draw:frame draw:style-name="gr6" draw:text-style-name="P3" draw:layer="layout" svg:width="2.238cm" svg:height="0.806cm" svg:x="9.212cm" svg:y="7.105cm">
          <draw:text-box>
            <text:p text:style-name="P4"><text:span text:style-name="T1">dWEN0</text:span></text:p>
          </draw:text-box>
        </draw:frame>
        <draw:frame draw:style-name="gr6" draw:text-style-name="P3" draw:layer="layout" svg:width="2.238cm" svg:height="0.806cm" svg:x="9.212cm" svg:y="7.527cm">
          <draw:text-box>
            <text:p text:style-name="P4"><text:span text:style-name="T1">daddr0</text:span></text:p>
          </draw:text-box>
        </draw:frame>
        <draw:frame draw:style-name="gr6" draw:text-style-name="P3" draw:layer="layout" svg:width="2.238cm" svg:height="0.806cm" svg:x="9.212cm" svg:y="7.911cm">
          <draw:text-box>
            <text:p text:style-name="P4"><text:span text:style-name="T1">dstore0</text:span></text:p>
          </draw:text-box>
        </draw:frame>
        <draw:line draw:style-name="gr5" draw:text-style-name="P1" draw:layer="layout" svg:x1="34.935cm" svg:y1="6.687cm" svg:x2="34.935cm" svg:y2="9.23cm">
          <text:p/>
        </draw:line>
        <draw:line draw:style-name="gr5" draw:text-style-name="P1" draw:layer="layout" svg:x1="34.562cm" svg:y1="6.687cm" svg:x2="34.562cm" svg:y2="9.23cm">
          <text:p/>
        </draw:line>
        <draw:line draw:style-name="gr5" draw:text-style-name="P1" draw:layer="layout" svg:x1="36.049cm" svg:y1="9.23cm" svg:x2="36.049cm" svg:y2="6.687cm">
          <text:p/>
        </draw:line>
        <draw:line draw:style-name="gr5" draw:text-style-name="P1" draw:layer="layout" svg:x1="35.674cm" svg:y1="9.23cm" svg:x2="35.674cm" svg:y2="6.687cm">
          <text:p/>
        </draw:line>
        <draw:line draw:style-name="gr5" draw:text-style-name="P1" draw:layer="layout" svg:x1="35.3cm" svg:y1="9.23cm" svg:x2="35.3cm" svg:y2="6.687cm">
          <text:p/>
        </draw:line>
        <draw:frame draw:style-name="gr6" draw:text-style-name="P3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6" draw:text-style-name="P3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6" draw:text-style-name="P3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6" draw:text-style-name="P3" draw:layer="layout" svg:width="2.627cm" svg:height="0.806cm" svg:x="32.208cm" svg:y="6.687cm">
          <draw:text-box>
            <text:p text:style-name="P4"><text:span text:style-name="T1">ccwrite1</text:span></text:p>
          </draw:text-box>
        </draw:frame>
        <draw:frame draw:style-name="gr6" draw:text-style-name="P3" draw:layer="layout" svg:width="2.542cm" svg:height="0.806cm" svg:x="32.293cm" svg:y="7.145cm">
          <draw:text-box>
            <text:p text:style-name="P4"><text:span text:style-name="T1">cctrans1</text:span></text:p>
          </draw:text-box>
        </draw:frame>
        <draw:line draw:style-name="gr5" draw:text-style-name="P1" draw:layer="layout" svg:x1="32.525cm" svg:y1="9.23cm" svg:x2="32.51cm" svg:y2="6.687cm">
          <text:p/>
        </draw:line>
        <draw:line draw:style-name="gr5" draw:text-style-name="P1" draw:layer="layout" svg:x1="32.145cm" svg:y1="9.23cm" svg:x2="32.145cm" svg:y2="6.687cm">
          <text:p/>
        </draw:line>
        <draw:line draw:style-name="gr5" draw:text-style-name="P1" draw:layer="layout" svg:x1="31.792cm" svg:y1="6.687cm" svg:x2="31.792cm" svg:y2="9.23cm">
          <text:p/>
        </draw:line>
        <draw:line draw:style-name="gr5" draw:text-style-name="P1" draw:layer="layout" svg:x1="31.458cm" svg:y1="6.687cm" svg:x2="31.458cm" svg:y2="9.23cm">
          <text:p/>
        </draw:line>
        <draw:line draw:style-name="gr5" draw:text-style-name="P1" draw:layer="layout" svg:x1="31.124cm" svg:y1="6.687cm" svg:x2="31.124cm" svg:y2="9.23cm">
          <text:p/>
        </draw:line>
        <draw:line draw:style-name="gr5" draw:text-style-name="P1" draw:layer="layout" svg:x1="30.789cm" svg:y1="6.687cm" svg:x2="30.789cm" svg:y2="9.23cm">
          <text:p/>
        </draw:line>
        <draw:frame draw:style-name="gr6" draw:text-style-name="P3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6" draw:text-style-name="P3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6" draw:text-style-name="P3" draw:layer="layout" svg:width="2.238cm" svg:height="0.806cm" svg:x="28.801cm" svg:y="6.687cm">
          <draw:text-box>
            <text:p text:style-name="P4"><text:span text:style-name="T1">dREN1</text:span></text:p>
          </draw:text-box>
        </draw:frame>
        <draw:frame draw:style-name="gr6" draw:text-style-name="P3" draw:layer="layout" svg:width="2.238cm" svg:height="0.806cm" svg:x="28.801cm" svg:y="7.105cm">
          <draw:text-box>
            <text:p text:style-name="P4"><text:span text:style-name="T1">dWEN1</text:span></text:p>
          </draw:text-box>
        </draw:frame>
        <draw:frame draw:style-name="gr6" draw:text-style-name="P3" draw:layer="layout" svg:width="2.238cm" svg:height="0.806cm" svg:x="28.801cm" svg:y="7.527cm">
          <draw:text-box>
            <text:p text:style-name="P4"><text:span text:style-name="T1">daddr1</text:span></text:p>
          </draw:text-box>
        </draw:frame>
        <draw:frame draw:style-name="gr6" draw:text-style-name="P3" draw:layer="layout" svg:width="2.238cm" svg:height="0.806cm" svg:x="28.801cm" svg:y="7.911cm">
          <draw:text-box>
            <text:p text:style-name="P4"><text:span text:style-name="T1">dstore1</text:span></text:p>
          </draw:text-box>
        </draw:frame>
        <draw:line draw:style-name="gr5" draw:text-style-name="P1" draw:layer="layout" svg:x1="6.896cm" svg:y1="14.328cm" svg:x2="6.881cm" svg:y2="11.785cm">
          <text:p/>
        </draw:line>
        <draw:line draw:style-name="gr5" draw:text-style-name="P1" draw:layer="layout" svg:x1="6.516cm" svg:y1="14.328cm" svg:x2="6.516cm" svg:y2="11.785cm">
          <text:p/>
        </draw:line>
        <draw:line draw:style-name="gr5" draw:text-style-name="P1" draw:layer="layout" svg:x1="6.163cm" svg:y1="11.785cm" svg:x2="6.163cm" svg:y2="14.328cm">
          <text:p/>
        </draw:line>
        <draw:line draw:style-name="gr5" draw:text-style-name="P1" draw:layer="layout" svg:x1="5.829cm" svg:y1="11.785cm" svg:x2="5.829cm" svg:y2="14.328cm">
          <text:p/>
        </draw:line>
        <draw:line draw:style-name="gr5" draw:text-style-name="P1" draw:layer="layout" svg:x1="5.495cm" svg:y1="11.785cm" svg:x2="5.495cm" svg:y2="14.328cm">
          <text:p/>
        </draw:line>
        <draw:line draw:style-name="gr5" draw:text-style-name="P1" draw:layer="layout" svg:x1="5.16cm" svg:y1="11.785cm" svg:x2="5.16cm" svg:y2="14.328cm">
          <text:p/>
        </draw:line>
        <draw:frame draw:style-name="gr6" draw:text-style-name="P5" draw:layer="layout" svg:width="2.533cm" svg:height="0.806cm" svg:x="2.877cm" svg:y="11.785cm">
          <draw:text-box>
            <text:p text:style-name="P4"><text:span text:style-name="T1">ramREN</text:span></text:p>
          </draw:text-box>
        </draw:frame>
        <draw:frame draw:style-name="gr6" draw:text-style-name="P5" draw:layer="layout" svg:width="2.566cm" svg:height="0.806cm" svg:x="2.844cm" svg:y="12.203cm">
          <draw:text-box>
            <text:p text:style-name="P4"><text:span text:style-name="T1">ramWEN</text:span></text:p>
          </draw:text-box>
        </draw:frame>
        <draw:frame draw:style-name="gr6" draw:text-style-name="P5" draw:layer="layout" svg:width="2.499cm" svg:height="0.806cm" svg:x="2.911cm" svg:y="12.625cm">
          <draw:text-box>
            <text:p text:style-name="P4"><text:span text:style-name="T1">ramaddr</text:span></text:p>
          </draw:text-box>
        </draw:frame>
        <draw:frame draw:style-name="gr6" draw:text-style-name="P5" draw:layer="layout" svg:width="2.499cm" svg:height="0.806cm" svg:x="2.911cm" svg:y="13.009cm">
          <draw:text-box>
            <text:p text:style-name="P4"><text:span text:style-name="T1">ramstore</text:span></text:p>
          </draw:text-box>
        </draw:frame>
        <draw:frame draw:style-name="gr6" draw:text-style-name="P3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6" draw:text-style-name="P3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7" draw:text-style-name="P2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681cm" svg:y1="9.23cm" svg:x2="6.666cm" svg:y2="6.687cm">
          <text:p/>
        </draw:line>
        <draw:line draw:style-name="gr5" draw:text-style-name="P1" draw:layer="layout" svg:x1="6.301cm" svg:y1="9.23cm" svg:x2="6.301cm" svg:y2="6.687cm">
          <text:p/>
        </draw:line>
        <draw:line draw:style-name="gr5" draw:text-style-name="P1" draw:layer="layout" svg:x1="5.948cm" svg:y1="6.687cm" svg:x2="5.948cm" svg:y2="9.23cm">
          <text:p/>
        </draw:line>
        <draw:line draw:style-name="gr5" draw:text-style-name="P1" draw:layer="layout" svg:x1="5.614cm" svg:y1="6.687cm" svg:x2="5.614cm" svg:y2="9.23cm">
          <text:p/>
        </draw:line>
        <draw:frame draw:style-name="gr6" draw:text-style-name="P3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6" draw:text-style-name="P3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6" draw:text-style-name="P3" draw:layer="layout" svg:width="2.238cm" svg:height="0.806cm" svg:x="3.376cm" svg:y="6.687cm">
          <draw:text-box>
            <text:p text:style-name="P4"><text:span text:style-name="T1">iREN0</text:span></text:p>
          </draw:text-box>
        </draw:frame>
        <draw:frame draw:style-name="gr6" draw:text-style-name="P3" draw:layer="layout" svg:width="2.238cm" svg:height="0.806cm" svg:x="3.376cm" svg:y="7.105cm">
          <draw:text-box>
            <text:p text:style-name="P4"><text:span text:style-name="T1">iaddr0</text:span></text:p>
          </draw:text-box>
        </draw:frame>
        <draw:line draw:style-name="gr5" draw:text-style-name="P1" draw:layer="layout" svg:x1="25.709cm" svg:y1="9.23cm" svg:x2="25.694cm" svg:y2="6.687cm">
          <text:p/>
        </draw:line>
        <draw:line draw:style-name="gr5" draw:text-style-name="P1" draw:layer="layout" svg:x1="25.329cm" svg:y1="9.23cm" svg:x2="25.329cm" svg:y2="6.687cm">
          <text:p/>
        </draw:line>
        <draw:line draw:style-name="gr5" draw:text-style-name="P1" draw:layer="layout" svg:x1="24.976cm" svg:y1="6.687cm" svg:x2="24.976cm" svg:y2="9.23cm">
          <text:p/>
        </draw:line>
        <draw:line draw:style-name="gr5" draw:text-style-name="P1" draw:layer="layout" svg:x1="24.642cm" svg:y1="6.687cm" svg:x2="24.642cm" svg:y2="9.23cm">
          <text:p/>
        </draw:line>
        <draw:frame draw:style-name="gr6" draw:text-style-name="P3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6" draw:text-style-name="P3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6" draw:text-style-name="P3" draw:layer="layout" svg:width="2.238cm" svg:height="0.806cm" svg:x="22.404cm" svg:y="6.687cm">
          <draw:text-box>
            <text:p text:style-name="P4"><text:span text:style-name="T1">iREN1</text:span></text:p>
          </draw:text-box>
        </draw:frame>
        <draw:frame draw:style-name="gr6" draw:text-style-name="P3" draw:layer="layout" svg:width="2.238cm" svg:height="0.806cm" svg:x="22.404cm" svg:y="7.105cm">
          <draw:text-box>
            <text:p text:style-name="P4"><text:span text:style-name="T1">iaddr1</text:span></text:p>
          </draw:text-box>
        </draw:frame>
        <draw:custom-shape draw:style-name="gr8" draw:text-style-name="P1" xml:id="id2" draw:id="id2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" draw:id="id1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6.67cm" svg:height="0.962cm" svg:x="21.235cm" svg:y="13.513cm">
          <draw:text-box>
            <text:p>Coherence Controller</text:p>
          </draw:text-box>
        </draw:frame>
        <draw:connector draw:style-name="gr5" draw:text-style-name="P1" draw:layer="layout" draw:type="line" svg:x1="17.769cm" svg:y1="20.036cm" svg:x2="22.294cm" svg:y2="20.053cm" draw:start-shape="id1" draw:start-glue-point="10" draw:end-shape="id2" draw:end-glue-point="6" svg:d="M17769 20036l4525 17" svg:viewBox="0 0 4526 18">
          <text:p/>
        </draw:connector>
        <draw:connector draw:style-name="gr5" draw:text-style-name="P1" draw:layer="layout" draw:type="line" svg:x1="25.342cm" svg:y1="20.053cm" svg:x2="29.713cm" svg:y2="20.032cm" draw:start-shape="id2" draw:end-shape="id3" svg:d="M25342 20053l4371-21" svg:viewBox="0 0 4372 22">
          <text:p/>
        </draw:connector>
        <draw:connector draw:style-name="gr5" draw:text-style-name="P1" draw:layer="layout" draw:type="line" svg:x1="30.159cm" svg:y1="18.954cm" svg:x2="25.404cm" svg:y2="16.576cm" draw:start-shape="id3" draw:start-glue-point="5" draw:end-shape="id4" svg:d="M30159 18954l-4755-2378" svg:viewBox="0 0 4756 2379">
          <text:p/>
        </draw:connector>
        <draw:frame draw:style-name="gr10" draw:text-style-name="P3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11" draw:text-style-name="P3" draw:layer="layout" svg:width="5.442cm" svg:height="1.361cm" svg:x="16.595cm" svg:y="15.882cm">
          <draw:text-box>
            <text:p><text:span text:style-name="T1">!(serving.dWEN) &amp;</text:span></text:p>
            <text:p><text:span text:style-name="T1">!(serving.dREN)</text:span></text:p>
          </draw:text-box>
        </draw:frame>
        <draw:custom-shape draw:style-name="gr8" draw:text-style-name="P1" xml:id="id5" draw:id="id5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3.818cm" svg:y1="21.577cm" svg:x2="23.818cm" svg:y2="22.585cm" draw:start-shape="id2" draw:end-shape="id5" draw:end-glue-point="4" svg:d="M23818 21577v1008" svg:viewBox="0 0 1 1009">
          <text:p/>
        </draw:connector>
        <draw:connector draw:style-name="gr5" draw:text-style-name="P1" draw:layer="layout" draw:type="line" svg:x1="22.74cm" svg:y1="23.031cm" svg:x2="17.323cm" svg:y2="21.114cm" draw:start-shape="id5" draw:start-glue-point="5" draw:end-shape="id1" draw:end-glue-point="9" svg:d="M22740 23031l-5417-1917" svg:viewBox="0 0 5418 1918">
          <text:p/>
        </draw:connector>
        <draw:frame draw:style-name="gr6" draw:text-style-name="P3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10" draw:text-style-name="P3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6" draw:text-style-name="P3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8" draw:text-style-name="P1" xml:id="id6" draw:id="id6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1.237cm" svg:y1="21.556cm" svg:x2="24.896cm" svg:y2="26.668cm" draw:start-shape="id3" draw:end-shape="id6" draw:end-glue-point="11" svg:d="M31237 21556l-6341 5112" svg:viewBox="0 0 6342 5113">
          <text:p/>
        </draw:connector>
        <draw:frame draw:style-name="gr6" draw:text-style-name="P3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6" draw:text-style-name="P3" draw:layer="layout" svg:width="5.075cm" svg:height="0.806cm" svg:x="27.837cm" svg:y="24.019cm">
          <draw:text-box>
            <text:p><text:span text:style-name="T1">!(notServing.ccwrite)</text:span></text:p>
          </draw:text-box>
        </draw:frame>
        <draw:connector draw:style-name="gr5" draw:text-style-name="P1" draw:layer="layout" draw:type="line" svg:x1="22.356cm" svg:y1="16.576cm" svg:x2="16.245cm" svg:y2="18.512cm" draw:start-shape="id4" draw:start-glue-point="6" draw:end-shape="id1" draw:end-glue-point="0" svg:d="M22356 16576l-6111 1936" svg:viewBox="0 0 6112 1937">
          <text:p/>
        </draw:connector>
        <draw:connector draw:style-name="gr5" draw:text-style-name="P1" draw:layer="layout" draw:type="line" svg:x1="22.74cm" svg:y1="26.668cm" svg:x2="16.245cm" svg:y2="21.56cm" draw:start-shape="id6" draw:start-glue-point="5" draw:end-shape="id1" draw:end-glue-point="8" svg:d="M22740 26668l-6495-5108" svg:viewBox="0 0 6496 5109">
          <text:p/>
        </draw:connector>
        <draw:frame draw:style-name="gr12" draw:text-style-name="P3" draw:layer="layout" svg:width="4.647cm" svg:height="1.361cm" svg:x="15.656cm" svg:y="24.329cm">
          <draw:text-box>
            <text:p><text:span text:style-name="T1">!(serving.dWEN) &amp;</text:span></text:p>
            <text:p><text:span text:style-name="T1">!(serving.dREN)</text:span></text:p>
          </draw:text-box>
        </draw:frame>
      </draw:page>
      <draw:page draw:name="page2" draw:style-name="dp1" draw:master-page-name="Default">
        <draw:custom-shape draw:style-name="gr13" draw:text-style-name="P6" draw:layer="layout" svg:width="10.705cm" svg:height="0.912cm" svg:x="17.822cm" svg:y="2.572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4.258cm" svg:height="1.361cm" svg:x="19.118cm" svg:y="1.211cm">
          <draw:text-box>
            <text:p text:style-name="P7"><text:span text:style-name="T1">Addr from datapath</text:span></text:p>
          </draw:text-box>
        </draw:frame>
        <draw:line draw:style-name="gr14" draw:text-style-name="P1" draw:layer="layout" svg:x1="23.199cm" svg:y1="2.572cm" svg:x2="23.199cm" svg:y2="3.483cm">
          <text:p/>
        </draw:line>
        <draw:line draw:style-name="gr14" draw:text-style-name="P1" draw:layer="layout" svg:x1="20.441cm" svg:y1="2.572cm" svg:x2="20.441cm" svg:y2="3.483cm">
          <text:p/>
        </draw:line>
        <draw:line draw:style-name="gr14" draw:text-style-name="P1" draw:layer="layout" svg:x1="25.997cm" svg:y1="2.572cm" svg:x2="25.997cm" svg:y2="3.483cm">
          <text:p/>
        </draw:line>
        <draw:frame draw:style-name="gr15" draw:text-style-name="P3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16" draw:text-style-name="P3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17" draw:text-style-name="P3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17" draw:text-style-name="P3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18" draw:text-style-name="P6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144cm" svg:y1="5.761cm" svg:x2="15.111cm" svg:y2="13.391cm">
          <text:p/>
        </draw:line>
        <draw:line draw:style-name="gr14" draw:text-style-name="P1" draw:layer="layout" svg:x1="13.441cm" svg:y1="5.762cm" svg:x2="13.403cm" svg:y2="13.391cm">
          <text:p/>
        </draw:line>
        <draw:line draw:style-name="gr14" draw:text-style-name="P1" draw:layer="layout" svg:x1="17.617cm" svg:y1="5.761cm" svg:x2="17.617cm" svg:y2="13.391cm">
          <text:p/>
        </draw:line>
        <draw:frame draw:style-name="gr19" draw:text-style-name="P3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20" draw:text-style-name="P3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21" draw:text-style-name="P3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22" draw:text-style-name="P3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23" draw:text-style-name="P6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6.719cm" svg:y1="5.759cm" svg:x2="26.727cm" svg:y2="13.391cm">
          <text:p/>
        </draw:line>
        <draw:line draw:style-name="gr14" draw:text-style-name="P1" draw:layer="layout" svg:x1="25.016cm" svg:y1="5.76cm" svg:x2="25.02cm" svg:y2="13.391cm">
          <text:p/>
        </draw:line>
        <draw:line draw:style-name="gr14" draw:text-style-name="P1" draw:layer="layout" svg:x1="29.141cm" svg:y1="5.761cm" svg:x2="29.119cm" svg:y2="13.391cm">
          <text:p/>
        </draw:line>
        <draw:frame draw:style-name="gr25" draw:text-style-name="P3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26" draw:text-style-name="P3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27" draw:text-style-name="P3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17" draw:text-style-name="P3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28" draw:text-style-name="P6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075cm" svg:y1="1.393cm" svg:x2="23.075cm" svg:y2="2.572cm">
          <text:p/>
        </draw:line>
        <draw:custom-shape draw:style-name="gr29" draw:text-style-name="P6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738cm" svg:y1="3.484cm" svg:x2="21.738cm" svg:y2="8.314cm">
          <text:p/>
        </draw:line>
        <draw:line draw:style-name="gr30" draw:text-style-name="P1" draw:layer="layout" svg:x1="20cm" svg:y1="10.089cm" svg:x2="23.417cm" svg:y2="10.089cm">
          <text:p/>
        </draw:line>
        <draw:line draw:style-name="gr14" draw:text-style-name="P1" draw:layer="layout" svg:x1="21.708cm" svg:y1="4.281cm" svg:x2="3.477cm" svg:y2="4.281cm">
          <text:p/>
        </draw:line>
        <draw:custom-shape draw:style-name="gr31" draw:text-style-name="P6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.025cm" svg:height="1.025cm" svg:x="13.109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36cm" svg:y1="3.028cm" svg:x2="11.134cm" svg:y2="3.028cm">
          <text:p/>
        </draw:line>
        <draw:line draw:style-name="gr14" draw:text-style-name="P1" draw:layer="layout" svg:x1="11.134cm" svg:y1="3.028cm" svg:x2="11.142cm" svg:y2="15.441cm">
          <text:p/>
        </draw:line>
        <draw:line draw:style-name="gr34" draw:text-style-name="P1" draw:layer="layout" svg:x1="13.061cm" svg:y1="15.439cm" svg:x2="11.142cm" svg:y2="15.442cm">
          <text:p/>
        </draw:line>
        <draw:line draw:style-name="gr14" draw:text-style-name="P1" draw:layer="layout" svg:x1="16.356cm" svg:y1="10.226cm" svg:x2="16.356cm" svg:y2="15.439cm">
          <text:p/>
        </draw:line>
        <draw:line draw:style-name="gr5" draw:text-style-name="P1" draw:layer="layout" svg:x1="16.356cm" svg:y1="15.439cm" svg:x2="14.2cm" svg:y2="15.439cm">
          <text:p/>
        </draw:line>
        <draw:line draw:style-name="gr14" draw:text-style-name="P1" draw:layer="layout" svg:x1="12.606cm" svg:y1="10.179cm" svg:x2="12.606cm" svg:y2="16.443cm">
          <text:p/>
        </draw:line>
        <draw:g>
          <draw:line draw:style-name="gr35" draw:text-style-name="P1" draw:layer="layout" svg:x1="13.972cm" svg:y1="16.985cm" svg:x2="13.967cm" svg:y2="16.416cm">
            <text:p/>
          </draw:line>
          <draw:line draw:style-name="gr35" draw:text-style-name="P1" draw:layer="layout" svg:x1="12.259cm" svg:y1="16.992cm" svg:x2="12.254cm" svg:y2="16.423cm">
            <text:p/>
          </draw:line>
          <draw:line draw:style-name="gr35" draw:text-style-name="P1" draw:layer="layout" svg:x1="13.967cm" svg:y1="16.416cm" svg:x2="12.254cm" svg:y2="16.422cm">
            <text:p/>
          </draw:line>
          <draw:line draw:style-name="gr36" draw:text-style-name="P1" draw:layer="layout" svg:x1="13.63cm" svg:y1="15.407cm" svg:x2="13.624cm" svg:y2="16.418cm">
            <text:p/>
          </draw:line>
          <draw:ellipse draw:style-name="gr37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33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477cm" svg:y1="4.281cm" svg:x2="3.477cm" svg:y2="5.762cm">
          <text:p/>
        </draw:line>
        <draw:g>
          <draw:line draw:style-name="gr35" draw:text-style-name="P1" draw:layer="layout" svg:x1="27.356cm" svg:y1="17.409cm" svg:x2="26.787cm" svg:y2="17.41cm">
            <text:p/>
          </draw:line>
          <draw:line draw:style-name="gr35" draw:text-style-name="P1" draw:layer="layout" svg:x1="27.357cm" svg:y1="18.548cm" svg:x2="26.788cm" svg:y2="18.549cm">
            <text:p/>
          </draw:line>
          <draw:line draw:style-name="gr36" draw:text-style-name="P1" draw:layer="layout" svg:x1="24.677cm" svg:y1="17.741cm" svg:x2="27.17cm" svg:y2="17.741cm">
            <text:p/>
          </draw:line>
          <draw:line draw:style-name="gr36" draw:text-style-name="P1" draw:layer="layout" svg:x1="13.085cm" svg:y1="18.32cm" svg:x2="27.17cm" svg:y2="18.351cm">
            <text:p/>
          </draw:line>
          <draw:circle draw:style-name="gr37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37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32" draw:text-style-name="P8" draw:layer="layout" svg:width="1.025cm" svg:height="1.025cm" svg:x="24.735cm" svg:y="13.958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7.98cm" svg:y1="10.203cm" svg:x2="27.982cm" svg:y2="14.528cm">
          <text:p/>
        </draw:line>
        <draw:line draw:style-name="gr5" draw:text-style-name="P1" draw:layer="layout" svg:x1="27.982cm" svg:y1="14.528cm" svg:x2="25.826cm" svg:y2="14.528cm">
          <text:p/>
        </draw:line>
        <draw:line draw:style-name="gr14" draw:text-style-name="P1" draw:layer="layout" svg:x1="24.222cm" svg:y1="10.089cm" svg:x2="24.222cm" svg:y2="15.555cm">
          <text:p/>
        </draw:line>
        <draw:g>
          <draw:line draw:style-name="gr35" draw:text-style-name="P1" draw:layer="layout" svg:x1="25.598cm" svg:y1="16.164cm" svg:x2="25.593cm" svg:y2="15.595cm">
            <text:p/>
          </draw:line>
          <draw:line draw:style-name="gr35" draw:text-style-name="P1" draw:layer="layout" svg:x1="23.885cm" svg:y1="16.171cm" svg:x2="23.88cm" svg:y2="15.602cm">
            <text:p/>
          </draw:line>
          <draw:line draw:style-name="gr35" draw:text-style-name="P1" draw:layer="layout" svg:x1="25.593cm" svg:y1="15.595cm" svg:x2="23.88cm" svg:y2="15.601cm">
            <text:p/>
          </draw:line>
          <draw:line draw:style-name="gr36" draw:text-style-name="P1" draw:layer="layout" svg:x1="25.247cm" svg:y1="14.986cm" svg:x2="25.251cm" svg:y2="15.597cm">
            <text:p/>
          </draw:line>
          <draw:ellipse draw:style-name="gr37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5" draw:text-style-name="P1" draw:layer="layout" svg:x1="11.134cm" svg:y1="14.53cm" svg:x2="24.791cm" svg:y2="14.53cm">
          <text:p/>
        </draw:line>
        <draw:line draw:style-name="gr14" draw:text-style-name="P1" draw:layer="layout" svg:x1="24.677cm" svg:y1="17.036cm" svg:x2="24.677cm" svg:y2="17.741cm">
          <text:p/>
        </draw:line>
        <draw:line draw:style-name="gr14" draw:text-style-name="P1" draw:layer="layout" svg:x1="13.085cm" svg:y1="18.32cm" svg:x2="13.085cm" svg:y2="17.864cm">
          <text:p/>
        </draw:line>
        <draw:custom-shape draw:style-name="gr32" draw:text-style-name="P8" draw:layer="layout" svg:width="1.025cm" svg:height="1.025cm" svg:x="13.11cm" svg:y="14.869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4.677cm" svg:y1="18.32cm" svg:x2="24.677cm" svg:y2="19.086cm">
          <text:p/>
        </draw:line>
        <draw:g>
          <draw:custom-shape draw:style-name="gr38" draw:text-style-name="P9" draw:layer="layout" svg:width="2.824cm" svg:height="0.585cm" draw:transform="skewX (-0.00174532925199433) rotate (1.57254165604689) translate (32.302cm 22.36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3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4.677cm" svg:y1="19.086cm" svg:x2="32.649cm" svg:y2="19.086cm">
          <text:p/>
        </draw:line>
        <draw:line draw:style-name="gr5" draw:text-style-name="P1" draw:layer="layout" svg:x1="32.649cm" svg:y1="19.086cm" svg:x2="32.649cm" svg:y2="19.883cm">
          <text:p/>
        </draw:line>
        <draw:frame draw:style-name="gr17" draw:text-style-name="P3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14" draw:text-style-name="P1" draw:layer="layout" svg:x1="18.869cm" svg:y1="10.203cm" svg:x2="18.881cm" svg:y2="24.69cm">
          <text:p/>
        </draw:line>
        <draw:line draw:style-name="gr5" draw:text-style-name="P1" draw:layer="layout" svg:x1="18.869cm" svg:y1="20.225cm" svg:x2="32.307cm" svg:y2="20.225cm">
          <text:p/>
        </draw:line>
        <draw:line draw:style-name="gr14" draw:text-style-name="P1" draw:layer="layout" svg:x1="30.372cm" svg:y1="10.089cm" svg:x2="30.382cm" svg:y2="23.238cm">
          <text:p/>
        </draw:line>
        <draw:line draw:style-name="gr5" draw:text-style-name="P1" draw:layer="layout" svg:x1="30.372cm" svg:y1="21.591cm" svg:x2="32.308cm" svg:y2="21.591cm">
          <text:p/>
        </draw:line>
        <draw:line draw:style-name="gr14" draw:text-style-name="P1" draw:layer="layout" svg:x1="24.677cm" svg:y1="19.086cm" svg:x2="2.036cm" svg:y2="19.061cm">
          <text:p/>
        </draw:line>
        <draw:custom-shape draw:style-name="gr33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036cm" svg:y1="10.276cm" svg:x2="2.036cm" svg:y2="19.061cm">
          <text:p/>
        </draw:line>
        <draw:line draw:style-name="gr14" draw:text-style-name="P1" draw:layer="layout" svg:x1="30.12cm" svg:y1="13.896cm" svg:x2="30.689cm" svg:y2="13.554cm">
          <text:p/>
        </draw:line>
        <draw:frame draw:style-name="gr39" draw:text-style-name="P10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14" draw:text-style-name="P1" draw:layer="layout" svg:x1="18.552cm" svg:y1="13.896cm" svg:x2="19.121cm" svg:y2="13.554cm">
          <text:p/>
        </draw:line>
        <draw:frame draw:style-name="gr40" draw:text-style-name="P10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14" draw:text-style-name="P1" draw:layer="layout" svg:x1="27.699cm" svg:y1="13.896cm" svg:x2="28.268cm" svg:y2="13.554cm">
          <text:p/>
        </draw:line>
        <draw:frame draw:style-name="gr39" draw:text-style-name="P10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14" draw:text-style-name="P1" draw:layer="layout" svg:x1="16.041cm" svg:y1="13.896cm" svg:x2="16.61cm" svg:y2="13.554cm">
          <text:p/>
        </draw:line>
        <draw:frame draw:style-name="gr39" draw:text-style-name="P10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14" draw:text-style-name="P1" draw:layer="layout" svg:x1="21.332cm" svg:y1="3.942cm" svg:x2="21.901cm" svg:y2="3.6cm">
          <text:p/>
        </draw:line>
        <draw:frame draw:style-name="gr39" draw:text-style-name="P10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41" draw:text-style-name="P3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14" draw:text-style-name="P1" draw:layer="layout" svg:x1="16.041cm" svg:y1="3.225cm" svg:x2="16.61cm" svg:y2="2.883cm">
          <text:p/>
        </draw:line>
        <draw:frame draw:style-name="gr42" draw:text-style-name="P10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38" draw:text-style-name="P9" draw:layer="layout" svg:width="2.824cm" svg:height="0.585cm" draw:transform="skewX (-0.00174532925199433) rotate (1.57254165604689) translate (34.814cm 22.36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14" draw:text-style-name="P1" draw:layer="layout" svg:x1="32.877cm" svg:y1="20.932cm" svg:x2="33.674cm" svg:y2="20.908cm">
          <text:p/>
        </draw:line>
        <draw:line draw:style-name="gr5" draw:text-style-name="P1" draw:layer="layout" svg:x1="33.674cm" svg:y1="20.225cm" svg:x2="34.813cm" svg:y2="20.225cm">
          <text:p/>
        </draw:line>
        <draw:line draw:style-name="gr14" draw:text-style-name="P1" draw:layer="layout" svg:x1="33.674cm" svg:y1="20.225cm" svg:x2="33.674cm" svg:y2="21.592cm">
          <text:p/>
        </draw:line>
        <draw:line draw:style-name="gr5" draw:text-style-name="P1" draw:layer="layout" svg:x1="33.674cm" svg:y1="21.591cm" svg:x2="34.813cm" svg:y2="21.591cm">
          <text:p/>
        </draw:line>
        <draw:custom-shape draw:style-name="gr33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2.965cm" svg:y1="21.136cm" svg:x2="33.219cm" svg:y2="20.68cm">
          <text:p/>
        </draw:line>
        <draw:frame draw:style-name="gr43" draw:text-style-name="P10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14" draw:text-style-name="P1" draw:layer="layout" svg:x1="34.13cm" svg:y1="21.363cm" svg:x2="33.788cm" svg:y2="21.932cm">
          <text:p/>
        </draw:line>
        <draw:frame draw:style-name="gr39" draw:text-style-name="P10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14" draw:text-style-name="P1" draw:layer="layout" svg:x1="34.13cm" svg:y1="19.929cm" svg:x2="33.788cm" svg:y2="20.498cm">
          <text:p/>
        </draw:line>
        <draw:frame draw:style-name="gr39" draw:text-style-name="P10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14" draw:text-style-name="P1" draw:layer="layout" svg:x1="24.677cm" svg:y1="3.484cm" svg:x2="24.677cm" svg:y2="4.281cm">
          <text:p/>
        </draw:line>
        <draw:line draw:style-name="gr14" draw:text-style-name="P1" draw:layer="layout" svg:x1="24.677cm" svg:y1="4.281cm" svg:x2="35.154cm" svg:y2="4.281cm">
          <text:p/>
        </draw:line>
        <draw:line draw:style-name="gr5" draw:text-style-name="P1" draw:layer="layout" svg:x1="35.155cm" svg:y1="4.281cm" svg:x2="35.155cm" svg:y2="19.883cm">
          <text:p/>
        </draw:line>
        <draw:line draw:style-name="gr5" draw:text-style-name="P1" draw:layer="layout" svg:x1="35.383cm" svg:y1="20.908cm" svg:x2="36.57cm" svg:y2="20.908cm">
          <text:p/>
        </draw:line>
        <draw:line draw:style-name="gr14" draw:text-style-name="P1" draw:layer="layout" svg:x1="35.834cm" svg:y1="20.646cm" svg:x2="35.492cm" svg:y2="21.215cm">
          <text:p/>
        </draw:line>
        <draw:frame draw:style-name="gr42" draw:text-style-name="P10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44" draw:text-style-name="P3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5" draw:text-style-name="P1" draw:layer="layout" svg:x1="27.934cm" svg:y1="17.947cm" svg:x2="29.415cm" svg:y2="17.947cm">
          <text:p/>
        </draw:line>
        <draw:frame draw:style-name="gr45" draw:text-style-name="P3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46" draw:text-style-name="P3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46" draw:text-style-name="P3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47" draw:text-style-name="P6" draw:layer="layout" svg:width="4.506cm" svg:height="2.183cm" svg:x="8.727cm" svg:y="19.793cm">
          <text:p text:style-name="P7"><text:span text:style-name="T1">Cache</text:span></text:p>
          <text:p text:style-name="P7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2.848cm" svg:height="1.456cm" svg:x="12.4cm" svg:y="23.076cm">
          <text:p text:style-name="P7"><text:span text:style-name="T1">flushing</text:span></text:p>
          <text:p text:style-name="P7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723cm" svg:y1="10.209cm" svg:x2="14.723cm" svg:y2="20.545cm">
          <text:p/>
        </draw:line>
        <draw:line draw:style-name="gr14" draw:text-style-name="P1" draw:layer="layout" svg:x1="26.062cm" svg:y1="10.177cm" svg:x2="26.062cm" svg:y2="20.895cm">
          <text:p/>
        </draw:line>
        <draw:line draw:style-name="gr5" draw:text-style-name="P1" draw:layer="layout" svg:x1="14.722cm" svg:y1="20.545cm" svg:x2="13.233cm" svg:y2="20.545cm">
          <text:p/>
        </draw:line>
        <draw:line draw:style-name="gr5" draw:text-style-name="P1" draw:layer="layout" svg:x1="26.062cm" svg:y1="20.894cm" svg:x2="13.233cm" svg:y2="20.894cm">
          <text:p/>
        </draw:line>
        <draw:line draw:style-name="gr14" draw:text-style-name="P1" draw:layer="layout" svg:x1="28.434cm" svg:y1="17.947cm" svg:x2="28.434cm" svg:y2="21.268cm">
          <text:p/>
        </draw:line>
        <draw:line draw:style-name="gr5" draw:text-style-name="P1" draw:layer="layout" svg:x1="28.433cm" svg:y1="21.268cm" svg:x2="13.233cm" svg:y2="21.268cm">
          <text:p/>
        </draw:line>
        <draw:custom-shape draw:style-name="gr33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036cm" svg:y1="10.264cm" svg:x2="2.955cm" svg:y2="10.277cm">
          <text:p/>
        </draw:line>
        <draw:line draw:style-name="gr5" draw:text-style-name="P1" draw:layer="layout" svg:x1="12.751cm" svg:y1="21.976cm" svg:x2="12.751cm" svg:y2="23.076cm">
          <text:p/>
        </draw:line>
        <draw:line draw:style-name="gr5" draw:text-style-name="P1" draw:layer="layout" svg:x1="13.182cm" svg:y1="23.076cm" svg:x2="13.182cm" svg:y2="21.976cm">
          <text:p/>
        </draw:line>
        <draw:line draw:style-name="gr5" draw:text-style-name="P1" draw:layer="layout" svg:x1="4.706cm" svg:y1="20.264cm" svg:x2="8.695cm" svg:y2="20.264cm">
          <text:p/>
        </draw:line>
        <draw:line draw:style-name="gr5" draw:text-style-name="P1" draw:layer="layout" svg:x1="8.758cm" svg:y1="21.636cm" svg:x2="4.685cm" svg:y2="21.606cm">
          <text:p/>
        </draw:line>
        <draw:frame draw:style-name="gr17" draw:text-style-name="P3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5" draw:text-style-name="P1" draw:layer="layout" svg:x1="8.745cm" svg:y1="20.919cm" svg:x2="4.663cm" svg:y2="20.889cm">
          <text:p/>
        </draw:line>
        <draw:frame draw:style-name="gr17" draw:text-style-name="P3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17" draw:text-style-name="P3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49" draw:text-style-name="P6" draw:layer="layout" svg:width="2.531cm" svg:height="2.183cm" svg:x="2.183cm" svg:y="19.836cm">
          <text:p text:style-name="P7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932cm" svg:y1="10.125cm" svg:x2="4.818cm" svg:y2="10.125cm">
          <text:p/>
        </draw:line>
        <draw:frame draw:style-name="gr50" draw:text-style-name="P3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38" draw:text-style-name="P9" draw:layer="layout" svg:width="2.824cm" svg:height="0.585cm" draw:transform="skewX (-0.00174532925199433) rotate (1.57254165604689) translate (32.303cm 25.41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14" draw:text-style-name="P1" draw:layer="layout" svg:x1="32.966cm" svg:y1="24.186cm" svg:x2="33.22cm" svg:y2="23.73cm">
          <text:p/>
        </draw:line>
        <draw:line draw:style-name="gr5" draw:text-style-name="P1" draw:layer="layout" svg:x1="18.881cm" svg:y1="24.662cm" svg:x2="32.299cm" svg:y2="24.69cm">
          <text:p/>
        </draw:line>
        <draw:line draw:style-name="gr5" draw:text-style-name="P1" draw:layer="layout" svg:x1="30.382cm" svg:y1="23.238cm" svg:x2="32.299cm" svg:y2="23.266cm">
          <text:p/>
        </draw:line>
        <draw:g>
          <draw:custom-shape draw:style-name="gr38" draw:text-style-name="P9" draw:layer="layout" svg:width="2.824cm" svg:height="0.585cm" draw:transform="skewX (-0.00174532925199433) rotate (1.57254165604689) translate (34.815cm 25.415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17" draw:text-style-name="P3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14" draw:text-style-name="P1" draw:layer="layout" svg:x1="32.878cm" svg:y1="23.982cm" svg:x2="33.675cm" svg:y2="23.958cm">
          <text:p/>
        </draw:line>
        <draw:line draw:style-name="gr5" draw:text-style-name="P1" draw:layer="layout" svg:x1="33.675cm" svg:y1="23.274cm" svg:x2="34.814cm" svg:y2="23.274cm">
          <text:p/>
        </draw:line>
        <draw:line draw:style-name="gr14" draw:text-style-name="P1" draw:layer="layout" svg:x1="33.675cm" svg:y1="23.274cm" svg:x2="33.675cm" svg:y2="24.641cm">
          <text:p/>
        </draw:line>
        <draw:line draw:style-name="gr5" draw:text-style-name="P1" draw:layer="layout" svg:x1="33.675cm" svg:y1="24.641cm" svg:x2="34.814cm" svg:y2="24.641cm">
          <text:p/>
        </draw:line>
        <draw:custom-shape draw:style-name="gr33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14" draw:text-style-name="P1" draw:layer="layout" svg:x1="34.131cm" svg:y1="24.413cm" svg:x2="33.789cm" svg:y2="24.982cm">
          <text:p/>
        </draw:line>
        <draw:frame draw:style-name="gr39" draw:text-style-name="P10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14" draw:text-style-name="P1" draw:layer="layout" svg:x1="34.131cm" svg:y1="22.978cm" svg:x2="33.789cm" svg:y2="23.547cm">
          <text:p/>
        </draw:line>
        <draw:frame draw:style-name="gr51" draw:text-style-name="P10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5" draw:text-style-name="P1" draw:layer="layout" svg:x1="35.384cm" svg:y1="23.958cm" svg:x2="36.571cm" svg:y2="23.958cm">
          <text:p/>
        </draw:line>
        <draw:line draw:style-name="gr14" draw:text-style-name="P1" draw:layer="layout" svg:x1="35.835cm" svg:y1="23.696cm" svg:x2="35.493cm" svg:y2="24.265cm">
          <text:p/>
        </draw:line>
        <draw:frame draw:style-name="gr39" draw:text-style-name="P10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5" draw:text-style-name="P1" draw:layer="layout" svg:x1="35.219cm" svg:y1="26.302cm" svg:x2="35.219cm" svg:y2="25.001cm">
          <text:p/>
        </draw:line>
        <draw:line draw:style-name="gr5" draw:text-style-name="P1" draw:layer="layout" svg:x1="32.651cm" svg:y1="25.619cm" svg:x2="32.651cm" svg:y2="25.001cm">
          <text:p/>
        </draw:line>
        <draw:frame draw:style-name="gr17" draw:text-style-name="P3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14" draw:text-style-name="P1" draw:layer="layout" svg:x1="35.219cm" svg:y1="26.302cm" svg:x2="12.083cm" svg:y2="26.302cm">
          <text:p/>
        </draw:line>
        <draw:line draw:style-name="gr14" draw:text-style-name="P1" draw:layer="layout" svg:x1="12.083cm" svg:y1="21.976cm" svg:x2="12.083cm" svg:y2="26.342cm">
          <text:p/>
        </draw:line>
        <draw:custom-shape draw:style-name="gr33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2.69cm" svg:height="1.361cm" svg:x="5.15cm" svg:y="1.352cm">
          <draw:text-box>
            <text:p text:style-name="P7"><text:span text:style-name="T1">Data from datapath</text:span></text:p>
          </draw:text-box>
        </draw:frame>
        <draw:frame draw:style-name="gr52" draw:text-style-name="P11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5" draw:text-style-name="P1" draw:layer="layout" svg:x1="1.621cm" svg:y1="9.894cm" svg:x2="2.957cm" svg:y2="9.894cm">
          <text:p/>
        </draw:line>
        <draw:frame draw:style-name="gr53" draw:text-style-name="P12" draw:layer="layout" svg:width="2.708cm" svg:height="1.673cm" svg:x="0.249cm" svg:y="7.96cm">
          <draw:text-box>
            <text:p><text:span text:style-name="T3">En=dhit&amp;</text:span></text:p>
            <text:p><text:span text:style-name="T3">(dmemren |</text:span></text:p>
            <text:p><text:span text:style-name="T3">dmemwen)</text:span></text:p>
          </draw:text-box>
        </draw:frame>
        <draw:line draw:style-name="gr5" draw:text-style-name="P1" draw:layer="layout" svg:x1="11.623cm" svg:y1="21.976cm" svg:x2="11.623cm" svg:y2="24.213cm">
          <text:p/>
        </draw:line>
        <draw:frame draw:style-name="gr54" draw:text-style-name="P3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5" draw:text-style-name="P1" draw:layer="layout" svg:x1="10.976cm" svg:y1="21.976cm" svg:x2="10.976cm" svg:y2="24.151cm">
          <text:p/>
        </draw:line>
        <draw:frame draw:style-name="gr17" draw:text-style-name="P3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55" draw:text-style-name="P1" draw:layer="layout" svg:x1="22.784cm" svg:y1="7.286cm" svg:x2="22.784cm" svg:y2="8.314cm">
            <text:p/>
          </draw:line>
        </draw:g>
        <draw:g>
          <draw:line draw:style-name="gr56" draw:text-style-name="P1" draw:layer="layout" svg:x1="22.098cm" svg:y1="9.65cm" svg:x2="22.509cm" svg:y2="9.444cm">
            <text:p/>
          </draw:line>
          <draw:frame draw:style-name="gr57" draw:text-style-name="P13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56" draw:text-style-name="P1" draw:layer="layout" svg:x1="22.098cm" svg:y1="9.65cm" svg:x2="22.509cm" svg:y2="9.444cm">
            <text:p/>
          </draw:line>
          <draw:line draw:style-name="gr56" draw:text-style-name="P1" draw:layer="layout" svg:x1="22.304cm" svg:y1="9.341cm" svg:x2="22.304cm" svg:y2="10.06cm">
            <text:p/>
          </draw:line>
        </draw:g>
        <draw:g>
          <draw:line draw:style-name="gr55" draw:text-style-name="P1" draw:layer="layout" svg:x1="20.5cm" svg:y1="8.931cm" svg:x2="21.528cm" svg:y2="8.929cm">
            <text:p/>
          </draw:line>
        </draw:g>
        <draw:g>
          <draw:custom-shape draw:style-name="gr58" draw:text-style-name="P2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39" draw:text-style-name="P12" draw:layer="layout" svg:width="2.056cm" svg:height="0.725cm" svg:x="19.905cm" svg:y="8.825cm">
          <draw:text-box>
            <text:p><text:span text:style-name="T3">flushing</text:span></text:p>
          </draw:text-box>
        </draw:frame>
        <draw:frame draw:style-name="gr54" draw:text-style-name="P3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14" draw:text-style-name="P1" draw:layer="layout" svg:x1="12.95cm" svg:y1="22.594cm" svg:x2="13.409cm" svg:y2="22.874cm">
          <text:p/>
        </draw:line>
        <draw:frame draw:style-name="gr54" draw:text-style-name="P3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60" draw:text-style-name="P14" draw:layer="layout" svg:width="2.542cm" svg:height="1.756cm" svg:x="21.376cm" svg:y="5.661cm">
          <draw:text-box>
            <text:p text:style-name="P7"><text:span text:style-name="T4">flnum</text:span></text:p>
            <text:p text:style-name="P7"><text:span text:style-name="T4">[3:1]</text:span></text:p>
          </draw:text-box>
        </draw:frame>
        <draw:custom-shape draw:style-name="gr61" draw:text-style-name="P6" draw:layer="layout" svg:width="3.051cm" svg:height="2.183cm" svg:x="2.683cm" svg:y="25.536cm">
          <text:p text:style-name="P7"><text:span text:style-name="T1">Hit</text:span></text:p>
          <text:p text:style-name="P7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78cm" svg:y1="21.976cm" svg:x2="10.278cm" svg:y2="24.119cm">
          <text:p/>
        </draw:line>
        <draw:frame draw:style-name="gr17" draw:text-style-name="P3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5" draw:text-style-name="P1" draw:layer="layout" svg:x1="3.679cm" svg:y1="24.038cm" svg:x2="3.679cm" svg:y2="25.536cm">
          <text:p/>
        </draw:line>
        <draw:line draw:style-name="gr5" draw:text-style-name="P1" draw:layer="layout" svg:x1="9.631cm" svg:y1="21.976cm" svg:x2="9.631cm" svg:y2="24.213cm">
          <text:p/>
        </draw:line>
        <draw:frame draw:style-name="gr44" draw:text-style-name="P12" draw:layer="layout" svg:width="2.356cm" svg:height="1.361cm" svg:x="37.176cm" svg:y="24.373cm">
          <draw:text-box>
            <text:p><text:span text:style-name="T3">store</text:span></text:p>
            <text:p><text:span text:style-name="T3">To Mem</text:span></text:p>
          </draw:text-box>
        </draw:frame>
        <draw:frame draw:style-name="gr62" draw:text-style-name="P12" draw:layer="layout" svg:width="2.586cm" svg:height="1.724cm" svg:x="1.038cm" svg:y="23.812cm">
          <draw:text-box>
            <text:p><text:span text:style-name="T3">hitctup = dhit&amp;(dren</text:span></text:p>
            <text:p><text:span text:style-name="T3"><text:s/></text:span><text:span text:style-name="T3">|| dwen)</text:span></text:p>
          </draw:text-box>
        </draw:frame>
        <draw:line draw:style-name="gr5" draw:text-style-name="P1" draw:layer="layout" svg:x1="5.734cm" svg:y1="27.182cm" svg:x2="36.585cm" svg:y2="27.174cm">
          <text:p/>
        </draw:line>
        <draw:frame draw:style-name="gr17" draw:text-style-name="P3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63" draw:text-style-name="P3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5" draw:text-style-name="P1" draw:layer="layout" svg:x1="9.598cm" svg:y1="9.583cm" svg:x2="11.842cm" svg:y2="9.583cm">
          <text:p/>
        </draw:line>
        <draw:frame draw:style-name="gr17" draw:text-style-name="P3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38" draw:text-style-name="P9" draw:layer="layout" svg:width="2.824cm" svg:height="0.585cm" draw:transform="skewX (-0.00174532925199433) rotate (1.57254165604689) translate (6.732cm 11.4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3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17" draw:text-style-name="P3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5" draw:text-style-name="P1" draw:layer="layout" svg:x1="7.301cm" svg:y1="10.033cm" svg:x2="11.842cm" svg:y2="10.018cm">
          <text:p/>
        </draw:line>
        <draw:line draw:style-name="gr14" draw:text-style-name="P1" draw:layer="layout" svg:x1="7.752cm" svg:y1="9.771cm" svg:x2="7.41cm" svg:y2="10.34cm">
          <text:p/>
        </draw:line>
        <draw:frame draw:style-name="gr39" draw:text-style-name="P10" draw:layer="layout" svg:width="1.114cm" svg:height="0.725cm" svg:x="7.296cm" svg:y="10.113cm">
          <draw:text-box>
            <text:p><text:span text:style-name="T3">32</text:span></text:p>
          </draw:text-box>
        </draw:frame>
        <draw:line draw:style-name="gr14" draw:text-style-name="P1" draw:layer="layout" svg:x1="3.738cm" svg:y1="19.836cm" svg:x2="3.738cm" svg:y2="16.648cm">
          <text:p/>
        </draw:line>
        <draw:line draw:style-name="gr14" draw:text-style-name="P1" draw:layer="layout" svg:x1="3.738cm" svg:y1="16.648cm" svg:x2="5.262cm" svg:y2="16.648cm">
          <text:p/>
        </draw:line>
        <draw:line draw:style-name="gr14" draw:text-style-name="P1" draw:layer="layout" svg:x1="5.262cm" svg:y1="16.648cm" svg:x2="5.262cm" svg:y2="10.763cm">
          <text:p/>
        </draw:line>
        <draw:line draw:style-name="gr5" draw:text-style-name="P1" draw:layer="layout" svg:x1="5.262cm" svg:y1="10.765cm" svg:x2="6.728cm" svg:y2="10.765cm">
          <text:p/>
        </draw:line>
        <draw:line draw:style-name="gr14" draw:text-style-name="P1" draw:layer="layout" svg:x1="5.282cm" svg:y1="1.396cm" svg:x2="5.282cm" svg:y2="9.302cm">
          <text:p/>
        </draw:line>
        <draw:line draw:style-name="gr5" draw:text-style-name="P1" draw:layer="layout" svg:x1="5.282cm" svg:y1="9.302cm" svg:x2="6.728cm" svg:y2="9.302cm">
          <text:p/>
        </draw:line>
        <draw:line draw:style-name="gr14" draw:text-style-name="P1" draw:layer="layout" svg:x1="4.019cm" svg:y1="19.162cm" svg:x2="3.51cm" svg:y2="19.54cm">
          <text:p/>
        </draw:line>
        <draw:frame draw:style-name="gr42" draw:text-style-name="P10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14" draw:text-style-name="P1" draw:layer="layout" svg:x1="5.519cm" svg:y1="2.762cm" svg:x2="5.01cm" svg:y2="3.14cm">
          <text:p/>
        </draw:line>
        <draw:frame draw:style-name="gr42" draw:text-style-name="P10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14" draw:text-style-name="P1" draw:layer="layout" svg:x1="6.268cm" svg:y1="26.933cm" svg:x2="5.934cm" svg:y2="27.47cm">
          <text:p/>
        </draw:line>
        <draw:frame draw:style-name="gr42" draw:text-style-name="P10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64" draw:text-style-name="P9" draw:layer="layout" svg:width="4.148cm" svg:height="0.585cm" draw:transform="skewX (-0.00174532925199433) rotate (1.57254165604689) translate (36.591cm 27.643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36.886cm" svg:y1="28.886cm" svg:x2="36.886cm" svg:y2="27.174cm">
          <text:p/>
        </draw:line>
        <draw:line draw:style-name="gr5" draw:text-style-name="P1" draw:layer="layout" svg:x1="35.384cm" svg:y1="23.958cm" svg:x2="36.571cm" svg:y2="23.958cm">
          <text:p/>
        </draw:line>
        <draw:frame draw:style-name="gr17" draw:text-style-name="P3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17" draw:text-style-name="P3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line draw:style-name="gr14" draw:text-style-name="P1" draw:layer="layout" svg:x1="37.635cm" svg:y1="25.696cm" svg:x2="37.293cm" svg:y2="26.265cm">
          <text:p/>
        </draw:line>
        <draw:frame draw:style-name="gr39" draw:text-style-name="P10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5" draw:text-style-name="P1" draw:layer="layout" svg:x1="37.184cm" svg:y1="25.958cm" svg:x2="38.371cm" svg:y2="25.958cm">
          <text:p/>
        </draw:line>
        <draw:frame draw:style-name="gr39" draw:text-style-name="P12" draw:layer="layout" svg:width="1.94cm" svg:height="0.725cm" svg:x="34.946cm" svg:y="27.917cm">
          <draw:text-box>
            <text:p><text:span text:style-name="T3">hitctout</text:span></text:p>
          </draw:text-box>
        </draw:frame>
        <draw:g>
          <draw:custom-shape draw:style-name="gr64" draw:text-style-name="P9" draw:layer="layout" svg:width="4.148cm" svg:height="0.585cm" draw:transform="skewX (-0.00174532925199433) rotate (1.57254165604689) translate (36.79cm 16.244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9" draw:text-style-name="P12" draw:layer="layout" svg:width="2.375cm" svg:height="0.725cm" svg:x="37.493cm" svg:y="13.172cm">
          <draw:text-box>
            <text:p><text:span text:style-name="T3">Memaddr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14" draw:text-style-name="P1" draw:layer="layout" svg:x1="37.835cm" svg:y1="13.897cm" svg:x2="37.493cm" svg:y2="14.466cm">
          <text:p/>
        </draw:line>
        <draw:frame draw:style-name="gr39" draw:text-style-name="P10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5" draw:text-style-name="P1" draw:layer="layout" svg:x1="37.384cm" svg:y1="14.159cm" svg:x2="38.571cm" svg:y2="14.159cm">
          <text:p/>
        </draw:line>
        <draw:line draw:style-name="gr14" draw:text-style-name="P1" draw:layer="layout" svg:x1="23.075cm" svg:y1="1.743cm" svg:x2="33.929cm" svg:y2="1.712cm">
          <text:p/>
        </draw:line>
        <draw:line draw:style-name="gr14" draw:text-style-name="P1" draw:layer="layout" svg:x1="33.929cm" svg:y1="1.712cm" svg:x2="33.929cm" svg:y2="12.7cm">
          <text:p/>
        </draw:line>
        <draw:custom-shape draw:style-name="gr33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3.929cm" svg:y1="12.7cm" svg:x2="36.784cm" svg:y2="12.731cm">
          <text:p/>
        </draw:line>
        <draw:line draw:style-name="gr5" draw:text-style-name="P1" draw:layer="layout" svg:x1="34.147cm" svg:y1="14.194cm" svg:x2="36.784cm" svg:y2="14.226cm">
          <text:p/>
        </draw:line>
        <draw:frame draw:style-name="gr65" draw:text-style-name="P16" draw:layer="layout" svg:width="2.04cm" svg:height="0.763cm" svg:x="32.934cm" svg:y="15.537cm">
          <draw:text-box>
            <text:p text:style-name="P15"><text:span text:style-name="T6">0x3100</text:span></text:p>
          </draw:text-box>
        </draw:frame>
        <draw:line draw:style-name="gr5" draw:text-style-name="P1" draw:layer="layout" svg:x1="34.147cm" svg:y1="15.505cm" svg:x2="36.784cm" svg:y2="15.537cm">
          <text:p/>
        </draw:line>
        <draw:frame draw:style-name="gr6" draw:text-style-name="P3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14" draw:text-style-name="P1" draw:layer="layout" svg:x1="35.735cm" svg:y1="13.898cm" svg:x2="35.393cm" svg:y2="14.467cm">
          <text:p/>
        </draw:line>
        <draw:line draw:style-name="gr14" draw:text-style-name="P1" draw:layer="layout" svg:x1="35.735cm" svg:y1="12.399cm" svg:x2="35.393cm" svg:y2="12.968cm">
          <text:p/>
        </draw:line>
        <draw:line draw:style-name="gr14" draw:text-style-name="P1" draw:layer="layout" svg:x1="35.735cm" svg:y1="15.299cm" svg:x2="35.393cm" svg:y2="15.868cm">
          <text:p/>
        </draw:line>
        <draw:frame draw:style-name="gr39" draw:text-style-name="P10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39" draw:text-style-name="P10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39" draw:text-style-name="P10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5" draw:text-style-name="P1" draw:layer="layout" svg:x1="37.077cm" svg:y1="17.587cm" svg:x2="37.077cm" svg:y2="15.911cm">
          <text:p/>
        </draw:line>
        <draw:line draw:style-name="gr5" draw:text-style-name="P1" draw:layer="layout" svg:x1="14.119cm" svg:y1="21.617cm" svg:x2="13.233cm" svg:y2="21.617cm">
          <text:p/>
        </draw:line>
        <draw:frame draw:style-name="gr66" draw:text-style-name="P3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17" draw:text-style-name="P3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14" draw:text-style-name="P1" draw:layer="layout" svg:x1="37.235cm" svg:y1="16.5cm" svg:x2="36.893cm" svg:y2="16.828cm">
          <text:p/>
        </draw:line>
        <draw:frame draw:style-name="gr39" draw:text-style-name="P10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5" draw:text-style-name="P1" draw:layer="layout" svg:x1="15.205cm" svg:y1="20.144cm" svg:x2="13.233cm" svg:y2="20.144cm">
          <text:p/>
        </draw:line>
        <draw:frame draw:style-name="gr50" draw:text-style-name="P12" draw:layer="layout" svg:width="3.316cm" svg:height="1.361cm" svg:x="15.205cm" svg:y="19.338cm">
          <draw:text-box>
            <text:p><text:span text:style-name="T3">flush from datapath</text:span></text:p>
          </draw:text-box>
        </draw:frame>
        <draw:line draw:style-name="gr5" draw:text-style-name="P1" draw:layer="layout" svg:x1="11.388cm" svg:y1="18.29cm" svg:x2="11.388cm" svg:y2="19.793cm">
          <text:p/>
        </draw:line>
        <draw:frame draw:style-name="gr67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5" draw:text-style-name="P1" draw:layer="layout" svg:x1="10.414cm" svg:y1="18.29cm" svg:x2="10.414cm" svg:y2="19.793cm">
          <text:p/>
        </draw:line>
        <draw:frame draw:style-name="gr67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17" draw:text-style-name="P3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5" draw:text-style-name="P1" draw:layer="layout" svg:x1="7.08cm" svg:y1="13.385cm" svg:x2="7.08cm" svg:y2="11.16cm">
          <text:p/>
        </draw:line>
        <draw:frame draw:style-name="gr15" draw:text-style-name="P3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39" draw:text-style-name="P12" draw:layer="layout" svg:width="2.375cm" svg:height="0.725cm" svg:x="37.077cm" svg:y="17.344cm">
          <draw:text-box>
            <text:p><text:span text:style-name="T3">addrsel</text:span></text:p>
          </draw:text-box>
        </draw:frame>
        <draw:frame draw:style-name="gr17" draw:text-style-name="P3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5" draw:text-style-name="P1" draw:layer="layout" svg:x1="8.931cm" svg:y1="21.976cm" svg:x2="8.931cm" svg:y2="24.213cm">
          <text:p/>
        </draw:line>
        <draw:line draw:style-name="gr5" draw:text-style-name="P1" draw:layer="layout" svg:x1="4.755cm" svg:y1="24.038cm" svg:x2="4.755cm" svg:y2="25.536cm">
          <text:p/>
        </draw:line>
        <draw:frame draw:style-name="gr39" draw:text-style-name="P12" draw:layer="layout" svg:width="1.947cm" svg:height="0.725cm" svg:x="5.014cm" svg:y="24.212cm">
          <draw:text-box>
            <text:p><text:span text:style-name="T3">hitctdn</text:span></text:p>
          </draw:text-box>
        </draw:frame>
        <draw:line draw:style-name="gr5" draw:text-style-name="P1" draw:layer="layout" svg:x1="9.387cm" svg:y1="19.793cm" svg:x2="9.387cm" svg:y2="18.272cm">
          <text:p/>
        </draw:line>
        <draw:frame draw:style-name="gr67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3" draw:style-name="dp1" draw:master-page-name="Default">
        <draw:custom-shape draw:style-name="gr68" draw:text-style-name="P6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67" draw:text-style-name="P7" draw:layer="layout" svg:width="2.057cm" svg:height="0.807cm" svg:x="26.461cm" svg:y="2.368cm">
          <draw:text-box>
            <text:p text:style-name="P7"><text:span text:style-name="T1">Addr</text:span></text:p>
          </draw:text-box>
        </draw:frame>
        <draw:line draw:style-name="gr14" draw:text-style-name="P1" draw:layer="layout" svg:x1="18.244cm" svg:y1="2.514cm" svg:x2="18.244cm" svg:y2="3.53cm">
          <text:p/>
        </draw:line>
        <draw:line draw:style-name="gr14" draw:text-style-name="P1" draw:layer="layout" svg:x1="22.64cm" svg:y1="2.514cm" svg:x2="22.64cm" svg:y2="3.53cm">
          <text:p/>
        </draw:line>
        <draw:frame draw:style-name="gr69" draw:text-style-name="P3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17" draw:text-style-name="P3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70" draw:text-style-name="P6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137cm" svg:y1="6.071cm" svg:x2="14.095cm" svg:y2="14.579cm">
          <text:p/>
        </draw:line>
        <draw:line draw:style-name="gr14" draw:text-style-name="P1" draw:layer="layout" svg:x1="17.494cm" svg:y1="6.07cm" svg:x2="17.494cm" svg:y2="14.579cm">
          <text:p/>
        </draw:line>
        <draw:frame draw:style-name="gr71" draw:text-style-name="P3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72" draw:text-style-name="P3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17" draw:text-style-name="P3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73" draw:text-style-name="P6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757cm" svg:y1="3.53cm" svg:x2="21.757cm" svg:y2="10.366cm">
          <text:p/>
        </draw:line>
        <draw:custom-shape draw:style-name="gr74" draw:text-style-name="P8" draw:layer="layout" svg:width="1.143cm" svg:height="1.143cm" svg:x="13.267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523cm" svg:y1="3.022cm" svg:x2="11.065cm" svg:y2="3.022cm">
          <text:p/>
        </draw:line>
        <draw:line draw:style-name="gr14" draw:text-style-name="P1" draw:layer="layout" svg:x1="11.065cm" svg:y1="3.022cm" svg:x2="11.074cm" svg:y2="16.865cm">
          <text:p/>
        </draw:line>
        <draw:line draw:style-name="gr34" draw:text-style-name="P1" draw:layer="layout" svg:x1="13.214cm" svg:y1="16.862cm" svg:x2="11.074cm" svg:y2="16.865cm">
          <text:p/>
        </draw:line>
        <draw:line draw:style-name="gr14" draw:text-style-name="P1" draw:layer="layout" svg:x1="15.788cm" svg:y1="11.049cm" svg:x2="15.788cm" svg:y2="16.862cm">
          <text:p/>
        </draw:line>
        <draw:line draw:style-name="gr5" draw:text-style-name="P1" draw:layer="layout" svg:x1="15.788cm" svg:y1="16.862cm" svg:x2="14.484cm" svg:y2="16.862cm">
          <text:p/>
        </draw:line>
        <draw:line draw:style-name="gr14" draw:text-style-name="P1" draw:layer="layout" svg:x1="12.706cm" svg:y1="10.996cm" svg:x2="12.706cm" svg:y2="17.981cm">
          <text:p/>
        </draw:line>
        <draw:g>
          <draw:line draw:style-name="gr35" draw:text-style-name="P1" draw:layer="layout" svg:x1="14.23cm" svg:y1="18.587cm" svg:x2="14.224cm" svg:y2="17.952cm">
            <text:p/>
          </draw:line>
          <draw:line draw:style-name="gr35" draw:text-style-name="P1" draw:layer="layout" svg:x1="12.32cm" svg:y1="18.595cm" svg:x2="12.314cm" svg:y2="17.96cm">
            <text:p/>
          </draw:line>
          <draw:line draw:style-name="gr35" draw:text-style-name="P1" draw:layer="layout" svg:x1="14.224cm" svg:y1="17.952cm" svg:x2="12.314cm" svg:y2="17.959cm">
            <text:p/>
          </draw:line>
          <draw:line draw:style-name="gr36" draw:text-style-name="P1" draw:layer="layout" svg:x1="13.849cm" svg:y1="16.827cm" svg:x2="13.842cm" svg:y2="17.954cm">
            <text:p/>
          </draw:line>
          <draw:ellipse draw:style-name="gr37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74" draw:text-style-name="P8" draw:layer="layout" svg:width="1.143cm" svg:height="1.143cm" svg:x="13.268cm" svg:y="16.227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437cm" svg:y1="15.141cm" svg:x2="16.072cm" svg:y2="14.76cm">
          <text:p/>
        </draw:line>
        <draw:frame draw:style-name="gr39" draw:text-style-name="P10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14" draw:text-style-name="P1" draw:layer="layout" svg:x1="21.437cm" svg:y1="4.041cm" svg:x2="22.072cm" svg:y2="3.66cm">
          <text:p/>
        </draw:line>
        <draw:frame draw:style-name="gr39" draw:text-style-name="P10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72" draw:text-style-name="P3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14" draw:text-style-name="P1" draw:layer="layout" svg:x1="11.337cm" svg:y1="3.241cm" svg:x2="11.972cm" svg:y2="2.86cm">
          <text:p/>
        </draw:line>
        <draw:frame draw:style-name="gr39" draw:text-style-name="P10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17" draw:text-style-name="P3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5" draw:text-style-name="P1" draw:layer="layout" svg:x1="21.757cm" svg:y1="10.366cm" svg:x2="20.998cm" svg:y2="10.401cm">
          <text:p/>
        </draw:line>
        <draw:custom-shape draw:style-name="gr75" draw:text-style-name="P6" draw:layer="layout" svg:width="3.329cm" svg:height="2.434cm" svg:x="11.577cm" svg:y="22.018cm">
          <text:p text:style-name="P7"><text:span text:style-name="T1">Cache</text:span></text:p>
          <text:p text:style-name="P7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397cm" svg:y1="22.893cm" svg:x2="11.577cm" svg:y2="22.921cm">
          <text:p/>
        </draw:line>
        <draw:line draw:style-name="gr5" draw:text-style-name="P1" draw:layer="layout" svg:x1="11.577cm" svg:y1="23.592cm" svg:x2="5.373cm" svg:y2="23.559cm">
          <text:p/>
        </draw:line>
        <draw:frame draw:style-name="gr17" draw:text-style-name="P3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17" draw:text-style-name="P3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76" draw:text-style-name="P6" draw:layer="layout" svg:width="2.822cm" svg:height="2.434cm" svg:x="2.583cm" svg:y="22.066cm">
          <text:p text:style-name="P7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65cm" svg:y1="19.619cm" svg:x2="13.265cm" svg:y2="22.018cm">
          <text:p/>
        </draw:line>
        <draw:line draw:style-name="gr14" draw:text-style-name="P1" draw:layer="layout" svg:x1="3.951cm" svg:y1="22.066cm" svg:x2="3.951cm" svg:y2="10.424cm">
          <text:p/>
        </draw:line>
        <draw:line draw:style-name="gr5" draw:text-style-name="P1" draw:layer="layout" svg:x1="3.951cm" svg:y1="10.424cm" svg:x2="11.854cm" svg:y2="10.424cm">
          <text:p/>
        </draw:line>
        <draw:frame draw:style-name="gr17" draw:text-style-name="P3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5" draw:text-style-name="P1" draw:layer="layout" svg:x1="28.346cm" svg:y1="23.217cm" svg:x2="14.906cm" svg:y2="23.248cm">
          <text:p/>
        </draw:line>
        <draw:frame draw:style-name="gr17" draw:text-style-name="P3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5" draw:text-style-name="P1" draw:layer="layout" svg:x1="19.215cm" svg:y1="10.848cm" svg:x2="28.376cm" svg:y2="10.848cm">
          <text:p/>
        </draw:line>
        <draw:frame draw:style-name="gr44" draw:text-style-name="P3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5" draw:text-style-name="P1" draw:layer="layout" svg:x1="13.265cm" svg:y1="20.009cm" svg:x2="28.346cm" svg:y2="20.009cm">
          <text:p/>
        </draw:line>
        <draw:custom-shape draw:style-name="gr77" draw:text-style-name="P6" draw:layer="layout" svg:width="2.822cm" svg:height="22.273cm" svg:x="28.346cm" svg:y="1.87cm">
          <text:p text:style-name="P7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137cm" svg:y1="22.921cm" svg:x2="9.137cm" svg:y2="11.007cm">
          <text:p/>
        </draw:line>
        <draw:line draw:style-name="gr5" draw:text-style-name="P1" draw:layer="layout" svg:x1="9.137cm" svg:y1="11.007cm" svg:x2="11.854cm" svg:y2="11.007cm">
          <text:p/>
        </draw:line>
        <draw:custom-shape draw:style-name="gr33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5" draw:text-style-name="P1" draw:layer="layout" svg:x1="28.346cm" svg:y1="3.175cm" svg:x2="26.461cm" svg:y2="3.175cm">
          <text:p/>
        </draw:line>
      </draw:page>
      <draw:page draw:name="page4" draw:style-name="dp1" draw:master-page-name="Default">
        <draw:g>
          <draw:g xml:id="id7" draw:id="id7">
            <draw:custom-shape draw:style-name="gr79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81" draw:text-style-name="P1" draw:layer="layout" draw:type="curve" svg:x1="8.062cm" svg:y1="9.91cm" svg:x2="8.062cm" svg:y2="9.91cm" draw:start-shape="id7" draw:end-shape="id7" svg:d="M8062 9910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83" draw:text-style-name="P3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8" draw:id="id8">
            <draw:custom-shape draw:style-name="gr79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4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81" draw:text-style-name="P1" draw:layer="layout" draw:type="curve" svg:x1="8.062cm" svg:y1="16.133cm" svg:x2="8.062cm" svg:y2="16.133cm" draw:start-shape="id8" draw:end-shape="id8" svg:d="M8062 16133z" svg:viewBox="0 0 1 1">
            <text:p/>
          </draw:connector>
          <draw:line draw:style-name="gr5" draw:text-style-name="P1" draw:layer="layout" svg:x1="7.173cm" svg:y1="11.307cm" svg:x2="7.173cm" svg:y2="14.736cm">
            <text:p/>
          </draw:line>
          <draw:line draw:style-name="gr5" draw:text-style-name="P1" draw:layer="layout" svg:x1="5.903cm" svg:y1="14.736cm" svg:x2="5.903cm" svg:y2="11.307cm">
            <text:p/>
          </draw:line>
          <draw:frame draw:style-name="gr85" draw:text-style-name="P3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85" draw:text-style-name="P3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82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83" draw:text-style-name="P3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9" draw:layer="layout" svg:width="6.67cm" svg:height="0.962cm" svg:x="2.22cm" svg:y="4.576cm">
            <draw:text-box>
              <text:p>I cache state machine</text:p>
            </draw:text-box>
          </draw:frame>
          <draw:g xml:id="id9" draw:id="id9">
            <draw:custom-shape draw:style-name="gr79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81" draw:text-style-name="P1" draw:layer="layout" draw:type="curve" svg:x1="28.701cm" svg:y1="17.096cm" svg:x2="28.701cm" svg:y2="17.096cm" draw:start-shape="id9" draw:end-shape="id9" svg:d="M28701 17096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86" draw:text-style-name="P3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26.415cm" svg:y="16.642cm">
              <draw:text-box>
                <text:p>Idle</text:p>
              </draw:text-box>
            </draw:frame>
          </draw:g>
          <draw:g xml:id="id10" draw:id="id10">
            <draw:custom-shape draw:style-name="gr79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81" draw:text-style-name="P1" draw:layer="layout" draw:type="curve" svg:x1="35.533cm" svg:y1="20.093cm" svg:x2="35.533cm" svg:y2="20.093cm" draw:start-shape="id10" draw:end-shape="id10" svg:d="M35533 20093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83" draw:text-style-name="P3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1" draw:id="id11">
            <draw:custom-shape draw:style-name="gr79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81" draw:text-style-name="P1" draw:layer="layout" draw:type="curve" svg:x1="34.543cm" svg:y1="26.74cm" svg:x2="34.543cm" svg:y2="26.74cm" draw:start-shape="id11" draw:end-shape="id11" svg:d="M34543 26740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83" draw:text-style-name="P3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9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82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86" draw:text-style-name="P3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82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86" draw:text-style-name="P3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5" draw:text-style-name="P1" draw:layer="layout" svg:x1="28.682cm" svg:y1="17.369cm" svg:x2="33.173cm" svg:y2="18.839cm">
            <text:p/>
          </draw:line>
          <draw:frame draw:style-name="gr89" draw:text-style-name="P12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5" draw:text-style-name="P1" draw:layer="layout" svg:x1="33.871cm" svg:y1="21.617cm" svg:x2="33.326cm" svg:y2="25.216cm">
            <text:p/>
          </draw:line>
          <draw:frame draw:style-name="gr86" draw:text-style-name="P3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5" draw:text-style-name="P1" draw:layer="layout" svg:x1="31.496cm" svg:y1="26.686cm" svg:x2="28.916cm" svg:y2="26.686cm">
            <text:p/>
          </draw:line>
          <draw:line draw:style-name="gr5" draw:text-style-name="P1" draw:layer="layout" svg:x1="27.245cm" svg:y1="18.62cm" svg:x2="27.245cm" svg:y2="25.351cm">
            <text:p/>
          </draw:line>
          <draw:frame draw:style-name="gr89" draw:text-style-name="P3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5" draw:text-style-name="P1" draw:layer="layout" svg:x1="21.791cm" svg:y1="25.316cm" svg:x2="21.183cm" svg:y2="21.741cm">
            <text:p/>
          </draw:line>
          <draw:g xml:id="id12" draw:id="id12">
            <draw:custom-shape draw:style-name="gr79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29.687cm" svg:y="4.3cm">
              <draw:text-box>
                <text:p text:style-name="P17">Flush2</text:p>
              </draw:text-box>
            </draw:frame>
          </draw:g>
          <draw:connector draw:style-name="gr81" draw:text-style-name="P1" draw:layer="layout" draw:type="curve" svg:x1="32.409cm" svg:y1="4.754cm" svg:x2="32.409cm" svg:y2="4.754cm" draw:start-shape="id12" draw:end-shape="id12" svg:d="M32409 4754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83" draw:text-style-name="P3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82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83" draw:text-style-name="P3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9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5" draw:text-style-name="P1" draw:layer="layout" svg:x1="27.939cm" svg:y1="15.699cm" svg:x2="33.331cm" svg:y2="14.502cm">
            <text:p/>
          </draw:line>
          <draw:frame draw:style-name="gr85" draw:text-style-name="P3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5" draw:text-style-name="P1" draw:layer="layout" svg:x1="26.012cm" svg:y1="4.518cm" svg:x2="29.341cm" svg:y2="4.518cm">
            <text:p/>
          </draw:line>
          <draw:g xml:id="id13" draw:id="id13">
            <draw:custom-shape draw:style-name="gr79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81" draw:text-style-name="P1" draw:layer="layout" draw:type="curve" svg:x1="22.02cm" svg:y1="14.075cm" svg:x2="22.02cm" svg:y2="14.075cm" draw:start-shape="id13" draw:end-shape="id13" svg:d="M22020 14075z" svg:viewBox="0 0 1 1">
            <text:p/>
          </draw:connector>
          <draw:line draw:style-name="gr5" draw:text-style-name="P1" draw:layer="layout" svg:x1="33.087cm" svg:y1="13.313cm" svg:x2="21.954cm" svg:y2="9.27cm">
            <text:p/>
          </draw:line>
          <draw:frame draw:style-name="gr86" draw:text-style-name="P3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91" draw:text-style-name="P3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9" draw:layer="layout" svg:width="7.305cm" svg:height="0.962cm" svg:x="18.486cm" svg:y="1.25cm">
            <draw:text-box>
              <text:p>D cache state machine</text:p>
            </draw:text-box>
          </draw:frame>
          <draw:line draw:style-name="gr5" draw:text-style-name="P1" draw:layer="layout" svg:x1="21.494cm" svg:y1="18.902cm" svg:x2="25.653cm" svg:y2="17.561cm">
            <text:p/>
          </draw:line>
          <draw:g xml:id="id14" draw:id="id14">
            <draw:custom-shape draw:style-name="gr79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19.332cm" svg:y="8.285cm">
              <draw:text-box>
                <text:p text:style-name="P17">Flush1</text:p>
              </draw:text-box>
            </draw:frame>
          </draw:g>
          <draw:connector draw:style-name="gr81" draw:text-style-name="P1" draw:layer="layout" draw:type="curve" svg:x1="22.054cm" svg:y1="8.739cm" svg:x2="22.054cm" svg:y2="8.739cm" draw:start-shape="id14" draw:end-shape="id14" svg:d="M22054 8739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15" draw:id="id15">
            <draw:custom-shape draw:style-name="gr79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2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81" draw:text-style-name="P1" draw:layer="layout" draw:type="curve" svg:x1="22.055cm" svg:y1="8.739cm" svg:x2="22.055cm" svg:y2="8.739cm" draw:start-shape="id15" draw:end-shape="id15" svg:d="M22055 8739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5" draw:text-style-name="P1" draw:layer="layout" svg:x1="20.558cm" svg:y1="10.263cm" svg:x2="20.558cm" svg:y2="12.551cm">
            <text:p/>
          </draw:line>
          <draw:frame draw:style-name="gr93" draw:text-style-name="P3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86" draw:text-style-name="P3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5" draw:text-style-name="P1" draw:layer="layout" svg:x1="32.166cm" svg:y1="5.619cm" svg:x2="33.968cm" svg:y2="7.284cm">
            <text:p/>
          </draw:line>
          <draw:frame draw:style-name="gr86" draw:text-style-name="P3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86" draw:text-style-name="P3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86" draw:text-style-name="P3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86" draw:text-style-name="P3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9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5" draw:text-style-name="P1" draw:layer="layout" svg:x1="25.868cm" svg:y1="26.637cm" svg:x2="23.524cm" svg:y2="26.637cm">
            <text:p/>
          </draw:line>
          <draw:line draw:style-name="gr5" draw:text-style-name="P1" draw:layer="layout" svg:x1="26.399cm" svg:y1="25.739cm" svg:x2="21.94cm" svg:y2="21.399cm">
            <text:p/>
          </draw:line>
          <draw:frame draw:style-name="gr86" draw:text-style-name="P3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9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33.413cm" svg:y="13.287cm">
              <draw:text-box>
                <text:p text:style-name="P17">Flstart</text:p>
              </draw:text-box>
            </draw:frame>
          </draw:g>
          <draw:g>
            <draw:custom-shape draw:style-name="gr79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403cm" svg:height="0.962cm" svg:x="33.513cm" svg:y="8.201cm">
              <draw:text-box>
                <text:p text:style-name="P17">Flctup</text:p>
              </draw:text-box>
            </draw:frame>
          </draw:g>
          <draw:line draw:style-name="gr5" draw:text-style-name="P1" draw:layer="layout" svg:x1="34.871cm" svg:y1="12.217cm" svg:x2="34.842cm" svg:y2="10.179cm">
            <text:p/>
          </draw:line>
          <draw:frame draw:style-name="gr86" draw:text-style-name="P3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5" draw:text-style-name="P1" draw:layer="layout" svg:x1="34.336cm" svg:y1="10.179cm" svg:x2="34.336cm" svg:y2="12.217cm">
            <text:p/>
          </draw:line>
          <draw:line draw:style-name="gr5" draw:text-style-name="P1" draw:layer="layout" svg:x1="33.593cm" svg:y1="12.486cm" svg:x2="25.656cm" svg:y2="5.678cm">
            <text:p/>
          </draw:line>
          <draw:frame draw:style-name="gr86" draw:text-style-name="P3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82" draw:text-style-name="P1" draw:layer="layout" svg:width="0.936cm" svg:height="1.083cm" draw:transform="skewX (-0.462512251778497) rotate (0.837932573882477) translate (20.8124612613673cm 13.3083885539916cm)" svg:viewBox="0 0 937 1084" svg:d="M0 1084c1539 2 718-1084 718-1084">
            <text:p/>
          </draw:path>
          <draw:path draw:style-name="gr82" draw:text-style-name="P1" draw:layer="layout" svg:width="0.936cm" svg:height="1.083cm" draw:transform="skewX (-0.462512251778497) rotate (0.837932573882477) translate (20.8134612613673cm 13.3083885539916cm)" svg:viewBox="0 0 937 1084" svg:d="M0 1084c1539 2 718-1084 718-1084">
            <text:p/>
          </draw:path>
          <draw:frame draw:style-name="gr86" draw:text-style-name="P3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5" draw:style-name="dp1" draw:master-page-name="Default">
        <draw:g>
          <draw:custom-shape draw:style-name="gr95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659cm" svg:y1="21.286cm" svg:x2="9.786cm" svg:y2="21.413cm">
            <text:p/>
          </draw:line>
          <draw:line draw:style-name="gr56" draw:text-style-name="P1" draw:layer="layout" svg:x1="9.659cm" svg:y1="21.54cm" svg:x2="9.786cm" svg:y2="21.413cm">
            <text:p/>
          </draw:line>
          <draw:line draw:style-name="gr56" draw:text-style-name="P1" draw:layer="layout" svg:x1="8.897cm" svg:y1="21.413cm" svg:x2="9.659cm" svg:y2="21.413cm">
            <text:p/>
          </draw:line>
          <draw:line draw:style-name="gr96" draw:text-style-name="P1" draw:layer="layout" svg:x1="9.532cm" svg:y1="21.667cm" svg:x2="9.532cm" svg:y2="21.032cm">
            <text:p/>
          </draw:line>
          <draw:frame draw:style-name="gr97" draw:text-style-name="P12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04cm" svg:y1="22.175cm" svg:x2="10.04cm" svg:y2="22.429cm">
            <text:p/>
          </draw:line>
          <draw:frame draw:style-name="gr99" draw:text-style-name="P12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100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6" draw:text-style-name="P1" draw:layer="layout" svg:x1="15.247cm" svg:y1="23.318cm" svg:x2="15.374cm" svg:y2="23.445cm">
            <text:p/>
          </draw:line>
          <draw:line draw:style-name="gr56" draw:text-style-name="P1" draw:layer="layout" svg:x1="15.247cm" svg:y1="23.572cm" svg:x2="15.374cm" svg:y2="23.445cm">
            <text:p/>
          </draw:line>
          <draw:line draw:style-name="gr56" draw:text-style-name="P1" draw:layer="layout" svg:x1="14.485cm" svg:y1="23.445cm" svg:x2="15.247cm" svg:y2="23.445cm">
            <text:p/>
          </draw:line>
          <draw:line draw:style-name="gr96" draw:text-style-name="P1" draw:layer="layout" svg:x1="15.12cm" svg:y1="23.699cm" svg:x2="15.12cm" svg:y2="23.064cm">
            <text:p/>
          </draw:line>
          <draw:frame draw:style-name="gr97" draw:text-style-name="P12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5.609cm" svg:y1="24.28cm" svg:x2="15.609cm" svg:y2="24.534cm">
            <text:p/>
          </draw:line>
          <draw:frame draw:style-name="gr101" draw:text-style-name="P12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102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3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4.483cm" svg:y1="23.01cm" svg:x2="24.61cm" svg:y2="23.137cm">
            <text:p/>
          </draw:line>
          <draw:line draw:style-name="gr56" draw:text-style-name="P1" draw:layer="layout" svg:x1="24.483cm" svg:y1="23.264cm" svg:x2="24.61cm" svg:y2="23.137cm">
            <text:p/>
          </draw:line>
          <draw:line draw:style-name="gr56" draw:text-style-name="P1" draw:layer="layout" svg:x1="23.721cm" svg:y1="23.137cm" svg:x2="24.483cm" svg:y2="23.137cm">
            <text:p/>
          </draw:line>
          <draw:line draw:style-name="gr96" draw:text-style-name="P1" draw:layer="layout" svg:x1="24.356cm" svg:y1="23.391cm" svg:x2="24.356cm" svg:y2="22.756cm">
            <text:p/>
          </draw:line>
          <draw:frame draw:style-name="gr97" draw:text-style-name="P12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4.864cm" svg:y1="23.899cm" svg:x2="24.864cm" svg:y2="24.153cm">
            <text:p/>
          </draw:line>
          <draw:frame draw:style-name="gr99" draw:text-style-name="P12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104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30.731cm" svg:y1="21.286cm" svg:x2="30.858cm" svg:y2="21.413cm">
            <text:p/>
          </draw:line>
          <draw:line draw:style-name="gr56" draw:text-style-name="P1" draw:layer="layout" svg:x1="30.731cm" svg:y1="21.54cm" svg:x2="30.858cm" svg:y2="21.413cm">
            <text:p/>
          </draw:line>
          <draw:line draw:style-name="gr56" draw:text-style-name="P1" draw:layer="layout" svg:x1="29.969cm" svg:y1="21.413cm" svg:x2="30.731cm" svg:y2="21.413cm">
            <text:p/>
          </draw:line>
          <draw:line draw:style-name="gr96" draw:text-style-name="P1" draw:layer="layout" svg:x1="30.604cm" svg:y1="21.667cm" svg:x2="30.604cm" svg:y2="21.032cm">
            <text:p/>
          </draw:line>
          <draw:frame draw:style-name="gr97" draw:text-style-name="P12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1.112cm" svg:y1="22.175cm" svg:x2="31.112cm" svg:y2="22.429cm">
            <text:p/>
          </draw:line>
          <draw:frame draw:style-name="gr99" draw:text-style-name="P12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105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9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14" draw:text-style-name="P1" draw:layer="layout" svg:x1="8.243cm" svg:y1="15.329cm" svg:x2="8.624cm" svg:y2="15.329cm">
          <text:p/>
        </draw:line>
        <draw:line draw:style-name="gr14" draw:text-style-name="P1" draw:layer="layout" svg:x1="8.624cm" svg:y1="9.202cm" svg:x2="2.655cm" svg:y2="9.202cm">
          <text:p/>
        </draw:line>
        <draw:line draw:style-name="gr14" draw:text-style-name="P1" draw:layer="layout" svg:x1="2.655cm" svg:y1="9.202cm" svg:x2="2.655cm" svg:y2="10.202cm">
          <text:p/>
        </draw:line>
        <draw:line draw:style-name="gr5" draw:text-style-name="P1" draw:layer="layout" svg:x1="2.674cm" svg:y1="10.202cm" svg:x2="4.071cm" svg:y2="10.202cm">
          <text:p/>
        </draw:line>
        <draw:line draw:style-name="gr5" draw:text-style-name="P1" draw:layer="layout" svg:x1="3.29cm" svg:y1="12.096cm" svg:x2="4.052cm" svg:y2="12.096cm">
          <text:p/>
        </draw:line>
        <draw:line draw:style-name="gr5" draw:text-style-name="P1" draw:layer="layout" svg:x1="5.087cm" svg:y1="12.65cm" svg:x2="6.357cm" svg:y2="12.65cm">
          <text:p/>
        </draw:line>
        <draw:line draw:style-name="gr14" draw:text-style-name="P1" draw:layer="layout" svg:x1="5.087cm" svg:y1="11.091cm" svg:x2="5.087cm" svg:y2="12.65cm">
          <text:p/>
        </draw:line>
        <draw:line draw:style-name="gr14" draw:text-style-name="P1" draw:layer="layout" svg:x1="4.833cm" svg:y1="11.091cm" svg:x2="5.087cm" svg:y2="11.091cm">
          <text:p/>
        </draw:line>
        <draw:line draw:style-name="gr5" draw:text-style-name="P1" draw:layer="layout" svg:x1="5.087cm" svg:y1="14.001cm" svg:x2="6.357cm" svg:y2="14.001cm">
          <text:p/>
        </draw:line>
        <draw:line draw:style-name="gr5" draw:text-style-name="P1" draw:layer="layout" svg:x1="5.087cm" svg:y1="15.352cm" svg:x2="6.357cm" svg:y2="15.352cm">
          <text:p/>
        </draw:line>
        <draw:custom-shape draw:style-name="gr33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8" draw:text-style-name="P10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6.973cm" svg:y1="15.298cm" svg:x2="7.481cm" svg:y2="15.298cm">
          <text:p/>
        </draw:line>
        <draw:line draw:style-name="gr5" draw:text-style-name="P1" draw:layer="layout" svg:x1="6.842cm" svg:y1="7.604cm" svg:x2="6.842cm" svg:y2="13.065cm">
          <text:p/>
        </draw:line>
        <draw:line draw:style-name="gr5" draw:text-style-name="P1" draw:layer="layout" svg:x1="5.087cm" svg:y1="16.83cm" svg:x2="6.357cm" svg:y2="16.83cm">
          <text:p/>
        </draw:line>
        <draw:custom-shape draw:style-name="gr33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731cm" svg:y1="8.112cm" svg:x2="7.731cm" svg:y2="13.954cm">
          <text:p/>
        </draw:line>
        <draw:frame draw:style-name="gr109" draw:text-style-name="P10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10" draw:text-style-name="P9" draw:layer="layout" svg:width="2.699cm" svg:height="0.797cm" draw:transform="rotate (1.5707963267949) translate (7.423cm 16.5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7.401cm" svg:y1="15.933cm" svg:x2="7.528cm" svg:y2="16.06cm">
            <text:p/>
          </draw:line>
          <draw:line draw:style-name="gr56" draw:text-style-name="P1" draw:layer="layout" svg:x1="7.401cm" svg:y1="16.187cm" svg:x2="7.528cm" svg:y2="16.06cm">
            <text:p/>
          </draw:line>
          <draw:line draw:style-name="gr56" draw:text-style-name="P1" draw:layer="layout" svg:x1="7.1cm" svg:y1="16.06cm" svg:x2="7.401cm" svg:y2="16.06cm">
            <text:p/>
          </draw:line>
          <draw:line draw:style-name="gr96" draw:text-style-name="P1" draw:layer="layout" svg:x1="7.274cm" svg:y1="16.314cm" svg:x2="7.274cm" svg:y2="15.679cm">
            <text:p/>
          </draw:line>
          <draw:frame draw:style-name="gr111" draw:text-style-name="P12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782cm" svg:y1="16.822cm" svg:x2="7.782cm" svg:y2="17.076cm">
            <text:p/>
          </draw:line>
          <draw:frame draw:style-name="gr99" draw:text-style-name="P12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5.087cm" svg:y1="11.091cm" svg:x2="9.659cm" svg:y2="11.091cm">
          <text:p/>
        </draw:line>
        <draw:frame draw:style-name="gr112" draw:text-style-name="P10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13" draw:text-style-name="P2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7.451cm" svg:y1="27.869cm" svg:x2="7.612cm" svg:y2="28.014cm">
            <text:p/>
          </draw:line>
          <draw:line draw:style-name="gr56" draw:text-style-name="P1" draw:layer="layout" svg:x1="7.451cm" svg:y1="28.16cm" svg:x2="7.612cm" svg:y2="28.015cm">
            <text:p/>
          </draw:line>
          <draw:line draw:style-name="gr56" draw:text-style-name="P1" draw:layer="layout" svg:x1="6.487cm" svg:y1="28.015cm" svg:x2="7.451cm" svg:y2="28.015cm">
            <text:p/>
          </draw:line>
          <draw:line draw:style-name="gr96" draw:text-style-name="P1" draw:layer="layout" svg:x1="7.29cm" svg:y1="28.305cm" svg:x2="7.29cm" svg:y2="27.579cm">
            <text:p/>
          </draw:line>
          <draw:frame draw:style-name="gr114" draw:text-style-name="P12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8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153cm" svg:y1="28.559cm" svg:x2="6.772cm" svg:y2="28.559cm">
            <text:p/>
          </draw:line>
          <draw:frame draw:style-name="gr115" draw:text-style-name="P12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5" draw:text-style-name="P1" draw:layer="layout" svg:x1="8.008cm" svg:y1="17.695cm" svg:x2="8.008cm" svg:y2="27.67cm">
          <text:p/>
        </draw:line>
        <draw:line draw:style-name="gr14" draw:text-style-name="P1" draw:layer="layout" svg:x1="8.643cm" svg:y1="9.186cm" svg:x2="8.643cm" svg:y2="17.695cm">
          <text:p/>
        </draw:line>
        <draw:line draw:style-name="gr14" draw:text-style-name="P1" draw:layer="layout" svg:x1="8.008cm" svg:y1="17.695cm" svg:x2="8.643cm" svg:y2="17.695cm">
          <text:p/>
        </draw:line>
        <draw:line draw:style-name="gr5" draw:text-style-name="P1" draw:layer="layout" svg:x1="8.389cm" svg:y1="18.238cm" svg:x2="9.659cm" svg:y2="18.238cm">
          <text:p/>
        </draw:line>
        <draw:line draw:style-name="gr14" draw:text-style-name="P1" draw:layer="layout" svg:x1="8.389cm" svg:y1="18.238cm" svg:x2="8.389cm" svg:y2="27.67cm">
          <text:p/>
        </draw:line>
        <draw:g>
          <draw:custom-shape draw:style-name="gr116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012cm" svg:y1="18.665cm" svg:x2="12.139cm" svg:y2="18.792cm">
            <text:p/>
          </draw:line>
          <draw:line draw:style-name="gr56" draw:text-style-name="P1" draw:layer="layout" svg:x1="12.012cm" svg:y1="18.919cm" svg:x2="12.139cm" svg:y2="18.792cm">
            <text:p/>
          </draw:line>
          <draw:line draw:style-name="gr56" draw:text-style-name="P1" draw:layer="layout" svg:x1="11.56cm" svg:y1="18.789cm" svg:x2="12.012cm" svg:y2="18.792cm">
            <text:p/>
          </draw:line>
          <draw:line draw:style-name="gr96" draw:text-style-name="P1" draw:layer="layout" svg:x1="11.941cm" svg:y1="18.535cm" svg:x2="11.941cm" svg:y2="19.297cm">
            <text:p/>
          </draw:line>
          <draw:frame draw:style-name="gr97" draw:text-style-name="P12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393cm" svg:y1="19.254cm" svg:x2="12.393cm" svg:y2="19.508cm">
            <text:p/>
          </draw:line>
          <draw:frame draw:style-name="gr99" draw:text-style-name="P12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7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929cm" svg:y1="12.215cm" svg:x2="11.945cm" svg:y2="12.215cm">
          <text:p/>
        </draw:line>
        <draw:line draw:style-name="gr5" draw:text-style-name="P1" draw:layer="layout" svg:x1="10.548cm" svg:y1="16.741cm" svg:x2="12.072cm" svg:y2="16.741cm">
          <text:p/>
        </draw:line>
        <draw:custom-shape draw:style-name="gr33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741cm" svg:x2="10.929cm" svg:y2="8.532cm">
          <text:p/>
        </draw:line>
        <draw:custom-shape draw:style-name="gr33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6.206cm" svg:x2="12.072cm" svg:y2="16.206cm">
          <text:p/>
        </draw:line>
        <draw:custom-shape draw:style-name="gr33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675cm" svg:y1="17.249cm" svg:x2="12.072cm" svg:y2="17.249cm">
          <text:p/>
        </draw:line>
        <draw:line draw:style-name="gr14" draw:text-style-name="P1" draw:layer="layout" svg:x1="10.675cm" svg:y1="17.222cm" svg:x2="10.675cm" svg:y2="27.162cm">
          <text:p/>
        </draw:line>
        <draw:line draw:style-name="gr5" draw:text-style-name="P1" draw:layer="layout" svg:x1="14.504cm" svg:y1="16.079cm" svg:x2="15.266cm" svg:y2="16.079cm">
          <text:p/>
        </draw:line>
        <draw:line draw:style-name="gr5" draw:text-style-name="P1" draw:layer="layout" svg:x1="14.504cm" svg:y1="16.714cm" svg:x2="15.266cm" svg:y2="16.714cm">
          <text:p/>
        </draw:line>
        <draw:line draw:style-name="gr5" draw:text-style-name="P1" draw:layer="layout" svg:x1="13.596cm" svg:y1="12.215cm" svg:x2="15.247cm" svg:y2="12.215cm">
          <text:p/>
        </draw:line>
        <draw:custom-shape draw:style-name="gr33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929cm" svg:y1="14.555cm" svg:x2="15.247cm" svg:y2="14.555cm">
          <text:p/>
        </draw:line>
        <draw:g>
          <draw:custom-shape draw:style-name="gr119" draw:text-style-name="P9" draw:layer="layout" svg:width="2.54cm" svg:height="0.637cm" draw:transform="rotate (1.57254165604689) translate (21.963cm 16.7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9" draw:layer="layout" svg:width="2.045cm" svg:height="0.797cm" draw:transform="rotate (1.5707963267949) translate (19.136cm 17.7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9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7.533cm" svg:y1="17.295cm" svg:x2="19.184cm" svg:y2="17.295cm">
          <text:p/>
        </draw:line>
        <draw:line draw:style-name="gr5" draw:text-style-name="P1" draw:layer="layout" svg:x1="17.533cm" svg:y1="13.993cm" svg:x2="20.708cm" svg:y2="13.993cm">
          <text:p/>
        </draw:line>
        <draw:line draw:style-name="gr5" draw:text-style-name="P1" draw:layer="layout" svg:x1="17.533cm" svg:y1="12.723cm" svg:x2="21.597cm" svg:y2="12.723cm">
          <text:p/>
        </draw:line>
        <draw:line draw:style-name="gr5" draw:text-style-name="P1" draw:layer="layout" svg:x1="19.933cm" svg:y1="16.333cm" svg:x2="21.965cm" svg:y2="16.333cm">
          <text:p/>
        </draw:line>
        <draw:line draw:style-name="gr5" draw:text-style-name="P1" draw:layer="layout" svg:x1="22.359cm" svg:y1="18.819cm" svg:x2="22.346cm" svg:y2="16.46cm">
          <text:p/>
        </draw:line>
        <draw:line draw:style-name="gr5" draw:text-style-name="P1" draw:layer="layout" svg:x1="19.946cm" svg:y1="14.501cm" svg:x2="20.708cm" svg:y2="14.501cm">
          <text:p/>
        </draw:line>
        <draw:line draw:style-name="gr5" draw:text-style-name="P1" draw:layer="layout" svg:x1="19.565cm" svg:y1="18.311cm" svg:x2="19.565cm" svg:y2="17.676cm">
          <text:p/>
        </draw:line>
        <draw:line draw:style-name="gr14" draw:text-style-name="P1" draw:layer="layout" svg:x1="18.89cm" svg:y1="14.241cm" svg:x2="19.144cm" svg:y2="13.733cm">
          <text:p/>
        </draw:line>
        <draw:line draw:style-name="gr14" draw:text-style-name="P1" draw:layer="layout" svg:x1="18.89cm" svg:y1="13.071cm" svg:x2="19.144cm" svg:y2="12.563cm">
          <text:p/>
        </draw:line>
        <draw:line draw:style-name="gr5" draw:text-style-name="P1" draw:layer="layout" svg:x1="23.629cm" svg:y1="10.564cm" svg:x2="23.616cm" svg:y2="12.523cm">
          <text:p/>
        </draw:line>
        <draw:frame draw:style-name="gr39" draw:text-style-name="P10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39" draw:text-style-name="P10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39" draw:text-style-name="P10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39" draw:text-style-name="P10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39" draw:text-style-name="P10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39" draw:text-style-name="P10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14" draw:text-style-name="P1" draw:layer="layout" svg:x1="17.533cm" svg:y1="18.311cm" svg:x2="19.565cm" svg:y2="18.311cm">
          <text:p/>
        </draw:line>
        <draw:line draw:style-name="gr5" draw:text-style-name="P1" draw:layer="layout" svg:x1="10.929cm" svg:y1="17.73cm" svg:x2="12.072cm" svg:y2="17.708cm">
          <text:p/>
        </draw:line>
        <draw:line draw:style-name="gr14" draw:text-style-name="P1" draw:layer="layout" svg:x1="17.533cm" svg:y1="18.819cm" svg:x2="22.359cm" svg:y2="18.819cm">
          <text:p/>
        </draw:line>
        <draw:custom-shape draw:style-name="gr121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0.929cm" svg:y1="17.73cm" svg:x2="10.929cm" svg:y2="26.781cm">
          <text:p/>
        </draw:line>
        <draw:line draw:style-name="gr5" draw:text-style-name="P1" draw:layer="layout" svg:x1="23.997cm" svg:y1="13.439cm" svg:x2="24.505cm" svg:y2="13.439cm">
          <text:p/>
        </draw:line>
        <draw:g>
          <draw:custom-shape draw:style-name="gr122" draw:text-style-name="P9" draw:layer="layout" svg:width="2.54cm" svg:height="0.526cm" draw:transform="rotate (1.57254165604689) translate (20.71cm 16.0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9" draw:layer="layout" svg:width="2.54cm" svg:height="0.637cm" draw:transform="rotate (1.57254165604689) translate (21.588cm 13.1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21.965cm" svg:y1="13.666cm" svg:x2="21.965cm" svg:y2="12.904cm">
          <text:p/>
        </draw:line>
        <draw:line draw:style-name="gr5" draw:text-style-name="P1" draw:layer="layout" svg:x1="20.927cm" svg:y1="13.231cm" svg:x2="20.927cm" svg:y2="13.866cm">
          <text:p/>
        </draw:line>
        <draw:line draw:style-name="gr5" draw:text-style-name="P1" draw:layer="layout" svg:x1="21.308cm" svg:y1="23.763cm" svg:x2="21.308cm" svg:y2="23.001cm">
          <text:p/>
        </draw:line>
        <draw:line draw:style-name="gr5" draw:text-style-name="P1" draw:layer="layout" svg:x1="21.966cm" svg:y1="23.763cm" svg:x2="21.966cm" svg:y2="23.001cm">
          <text:p/>
        </draw:line>
        <draw:line draw:style-name="gr5" draw:text-style-name="P1" draw:layer="layout" svg:x1="19.692cm" svg:y1="11.58cm" svg:x2="21.597cm" svg:y2="11.58cm">
          <text:p/>
        </draw:line>
        <draw:line draw:style-name="gr5" draw:text-style-name="P1" draw:layer="layout" svg:x1="20.057cm" svg:y1="10.926cm" svg:x2="21.581cm" svg:y2="10.926cm">
          <text:p/>
        </draw:line>
        <draw:line draw:style-name="gr14" draw:text-style-name="P1" draw:layer="layout" svg:x1="19.692cm" svg:y1="8.532cm" svg:x2="19.692cm" svg:y2="15.009cm">
          <text:p/>
        </draw:line>
        <draw:line draw:style-name="gr14" draw:text-style-name="P1" draw:layer="layout" svg:x1="19.946cm" svg:y1="8.786cm" svg:x2="19.946cm" svg:y2="14.501cm">
          <text:p/>
        </draw:line>
        <draw:line draw:style-name="gr5" draw:text-style-name="P1" draw:layer="layout" svg:x1="19.692cm" svg:y1="15.009cm" svg:x2="20.708cm" svg:y2="15.009cm">
          <text:p/>
        </draw:line>
        <draw:line draw:style-name="gr14" draw:text-style-name="P1" draw:layer="layout" svg:x1="22.709cm" svg:y1="11.888cm" svg:x2="22.709cm" svg:y2="12.65cm">
          <text:p/>
        </draw:line>
        <draw:line draw:style-name="gr5" draw:text-style-name="P1" draw:layer="layout" svg:x1="22.727cm" svg:y1="12.65cm" svg:x2="23.235cm" svg:y2="12.65cm">
          <text:p/>
        </draw:line>
        <draw:line draw:style-name="gr14" draw:text-style-name="P1" draw:layer="layout" svg:x1="22.6cm" svg:y1="15.444cm" svg:x2="22.727cm" svg:y2="15.444cm">
          <text:p/>
        </draw:line>
        <draw:line draw:style-name="gr14" draw:text-style-name="P1" draw:layer="layout" svg:x1="22.727cm" svg:y1="14.555cm" svg:x2="22.727cm" svg:y2="15.444cm">
          <text:p/>
        </draw:line>
        <draw:line draw:style-name="gr5" draw:text-style-name="P1" draw:layer="layout" svg:x1="22.727cm" svg:y1="14.555cm" svg:x2="23.235cm" svg:y2="14.555cm">
          <text:p/>
        </draw:line>
        <draw:line draw:style-name="gr14" draw:text-style-name="P1" draw:layer="layout" svg:x1="17.533cm" svg:y1="10.564cm" svg:x2="23.629cm" svg:y2="10.564cm">
          <text:p/>
        </draw:line>
        <draw:custom-shape draw:style-name="gr33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1.33cm" svg:y1="14.682cm" svg:x2="21.965cm" svg:y2="14.682cm">
          <text:p/>
        </draw:line>
        <draw:line draw:style-name="gr14" draw:text-style-name="P1" draw:layer="layout" svg:x1="21.357cm" svg:y1="14.682cm" svg:x2="21.357cm" svg:y2="17.603cm">
          <text:p/>
        </draw:line>
        <draw:line draw:style-name="gr5" draw:text-style-name="P1" draw:layer="layout" svg:x1="21.33cm" svg:y1="17.603cm" svg:x2="24.505cm" svg:y2="17.603cm">
          <text:p/>
        </draw:line>
        <draw:custom-shape draw:style-name="gr33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0.422cm" svg:y1="21.625cm" svg:x2="24.486cm" svg:y2="21.625cm">
          <text:p/>
        </draw:line>
        <draw:line draw:style-name="gr5" draw:text-style-name="P1" draw:layer="layout" svg:x1="19.149cm" svg:y1="23.987cm" svg:x2="20.292cm" svg:y2="23.987cm">
          <text:p/>
        </draw:line>
        <draw:line draw:style-name="gr5" draw:text-style-name="P1" draw:layer="layout" svg:x1="18.895cm" svg:y1="24.368cm" svg:x2="20.292cm" svg:y2="24.368cm">
          <text:p/>
        </draw:line>
        <draw:line draw:style-name="gr14" draw:text-style-name="P1" draw:layer="layout" svg:x1="17.533cm" svg:y1="23.352cm" svg:x2="18.895cm" svg:y2="23.352cm">
          <text:p/>
        </draw:line>
        <draw:line draw:style-name="gr14" draw:text-style-name="P1" draw:layer="layout" svg:x1="17.533cm" svg:y1="23.098cm" svg:x2="19.149cm" svg:y2="23.112cm">
          <text:p/>
        </draw:line>
        <draw:line draw:style-name="gr14" draw:text-style-name="P1" draw:layer="layout" svg:x1="18.895cm" svg:y1="23.352cm" svg:x2="18.895cm" svg:y2="24.368cm">
          <text:p/>
        </draw:line>
        <draw:line draw:style-name="gr14" draw:text-style-name="P1" draw:layer="layout" svg:x1="19.149cm" svg:y1="23.098cm" svg:x2="19.149cm" svg:y2="23.987cm">
          <text:p/>
        </draw:line>
        <draw:line draw:style-name="gr5" draw:text-style-name="P1" draw:layer="layout" svg:x1="27.531cm" svg:y1="24.28cm" svg:x2="23.216cm" svg:y2="24.28cm">
          <text:p/>
        </draw:line>
        <draw:line draw:style-name="gr5" draw:text-style-name="P1" draw:layer="layout" svg:x1="34.262cm" svg:y1="24.661cm" svg:x2="23.216cm" svg:y2="24.661cm">
          <text:p/>
        </draw:line>
        <draw:line draw:style-name="gr5" draw:text-style-name="P1" draw:layer="layout" svg:x1="26.794cm" svg:y1="19.889cm" svg:x2="30.731cm" svg:y2="19.889cm">
          <text:p/>
        </draw:line>
        <draw:line draw:style-name="gr5" draw:text-style-name="P1" draw:layer="layout" svg:x1="28.074cm" svg:y1="17.749cm" svg:x2="28.074cm" svg:y2="27.67cm">
          <text:p/>
        </draw:line>
        <draw:line draw:style-name="gr5" draw:text-style-name="P1" draw:layer="layout" svg:x1="28.836cm" svg:y1="8.786cm" svg:x2="28.836cm" svg:y2="27.67cm">
          <text:p/>
        </draw:line>
        <draw:line draw:style-name="gr14" draw:text-style-name="P1" draw:layer="layout" svg:x1="26.794cm" svg:y1="13.412cm" svg:x2="29.461cm" svg:y2="13.412cm">
          <text:p/>
        </draw:line>
        <draw:line draw:style-name="gr14" draw:text-style-name="P1" draw:layer="layout" svg:x1="27.556cm" svg:y1="19.889cm" svg:x2="27.531cm" svg:y2="24.28cm">
          <text:p/>
        </draw:line>
        <draw:line draw:style-name="gr5" draw:text-style-name="P1" draw:layer="layout" svg:x1="29.461cm" svg:y1="13.412cm" svg:x2="30.731cm" svg:y2="13.412cm">
          <text:p/>
        </draw:line>
        <draw:line draw:style-name="gr14" draw:text-style-name="P1" draw:layer="layout" svg:x1="29.598cm" svg:y1="15.209cm" svg:x2="29.598cm" svg:y2="27.67cm">
          <text:p/>
        </draw:line>
        <draw:custom-shape draw:style-name="gr33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9.598cm" svg:y1="15.209cm" svg:x2="30.706cm" svg:y2="15.209cm">
          <text:p/>
        </draw:line>
        <draw:line draw:style-name="gr5" draw:text-style-name="P1" draw:layer="layout" svg:x1="33.02cm" svg:y1="13.412cm" svg:x2="33.909cm" svg:y2="13.412cm">
          <text:p/>
        </draw:line>
        <draw:line draw:style-name="gr5" draw:text-style-name="P1" draw:layer="layout" svg:x1="33.02cm" svg:y1="15.19cm" svg:x2="33.909cm" svg:y2="15.19cm">
          <text:p/>
        </draw:line>
        <draw:g>
          <draw:custom-shape draw:style-name="gr123" draw:text-style-name="P9" draw:layer="layout" svg:width="3.43cm" svg:height="0.637cm" draw:transform="rotate (1.57254165604689) translate (33.909cm 16.4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4" draw:text-style-name="P1" draw:layer="layout" svg:x1="10.652cm" svg:y1="27.162cm" svg:x2="35.036cm" svg:y2="27.162cm">
          <text:p/>
        </draw:line>
        <draw:line draw:style-name="gr14" draw:text-style-name="P1" draw:layer="layout" svg:x1="10.906cm" svg:y1="26.781cm" svg:x2="26.654cm" svg:y2="26.781cm">
          <text:p/>
        </draw:line>
        <draw:line draw:style-name="gr14" draw:text-style-name="P1" draw:layer="layout" svg:x1="26.677cm" svg:y1="24.661cm" svg:x2="26.677cm" svg:y2="26.781cm">
          <text:p/>
        </draw:line>
        <draw:custom-shape draw:style-name="gr33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34.571cm" svg:y1="14.682cm" svg:x2="34.952cm" svg:y2="14.682cm">
          <text:p/>
        </draw:line>
        <draw:line draw:style-name="gr14" draw:text-style-name="P1" draw:layer="layout" svg:x1="35.059cm" svg:y1="8.532cm" svg:x2="35.059cm" svg:y2="27.162cm">
          <text:p/>
        </draw:line>
        <draw:line draw:style-name="gr14" draw:text-style-name="P1" draw:layer="layout" svg:x1="33.02cm" svg:y1="19.889cm" svg:x2="34.29cm" svg:y2="19.889cm">
          <text:p/>
        </draw:line>
        <draw:line draw:style-name="gr14" draw:text-style-name="P1" draw:layer="layout" svg:x1="34.29cm" svg:y1="19.889cm" svg:x2="34.262cm" svg:y2="24.661cm">
          <text:p/>
        </draw:line>
        <draw:custom-shape draw:style-name="gr33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946cm" svg:y1="8.786cm" svg:x2="28.836cm" svg:y2="8.786cm">
          <text:p/>
        </draw:line>
        <draw:line draw:style-name="gr14" draw:text-style-name="P1" draw:layer="layout" svg:x1="19.692cm" svg:y1="8.532cm" svg:x2="35.059cm" svg:y2="8.532cm">
          <text:p/>
        </draw:line>
        <draw:custom-shape draw:style-name="gr33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14" draw:text-style-name="P1" draw:layer="layout" svg:x1="7.731cm" svg:y1="8.112cm" svg:x2="10.144cm" svg:y2="8.112cm">
          <text:p/>
        </draw:line>
        <draw:line draw:style-name="gr5" draw:text-style-name="P1" draw:layer="layout" svg:x1="9.024cm" svg:y1="20.397cm" svg:x2="9.659cm" svg:y2="20.397cm">
          <text:p/>
        </draw:line>
        <draw:line draw:style-name="gr5" draw:text-style-name="P1" draw:layer="layout" svg:x1="14.631cm" svg:y1="20.397cm" svg:x2="15.266cm" svg:y2="20.397cm">
          <text:p/>
        </draw:line>
        <draw:line draw:style-name="gr5" draw:text-style-name="P1" draw:layer="layout" svg:x1="23.851cm" svg:y1="22.189cm" svg:x2="24.486cm" svg:y2="22.189cm">
          <text:p/>
        </draw:line>
        <draw:line draw:style-name="gr5" draw:text-style-name="P1" draw:layer="layout" svg:x1="30.096cm" svg:y1="20.397cm" svg:x2="30.731cm" svg:y2="20.397cm">
          <text:p/>
        </draw:line>
        <draw:frame draw:style-name="gr109" draw:text-style-name="P10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9" draw:text-style-name="P10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9" draw:text-style-name="P10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24" draw:text-style-name="P9" draw:layer="layout" svg:width="1.016cm" svg:height="0.889cm" draw:transform="rotate (1.5707963267949) translate (19.53cm 22.375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0.294cm" svg:y1="8.532cm" svg:x2="10.294cm" svg:y2="9.221cm">
          <text:p/>
        </draw:line>
        <draw:line draw:style-name="gr5" draw:text-style-name="P1" draw:layer="layout" svg:x1="15.628cm" svg:y1="8.532cm" svg:x2="15.647cm" svg:y2="9.221cm">
          <text:p/>
        </draw:line>
        <draw:line draw:style-name="gr5" draw:text-style-name="P1" draw:layer="layout" svg:x1="17.279cm" svg:y1="9.24cm" svg:x2="17.279cm" svg:y2="8.532cm">
          <text:p/>
        </draw:line>
        <draw:line draw:style-name="gr5" draw:text-style-name="P1" draw:layer="layout" svg:x1="27.439cm" svg:y1="7.643cm" svg:x2="17.787cm" svg:y2="7.643cm">
          <text:p/>
        </draw:line>
        <draw:line draw:style-name="gr14" draw:text-style-name="P1" draw:layer="layout" svg:x1="27.416cm" svg:y1="3.032cm" svg:x2="27.439cm" svg:y2="9.421cm">
          <text:p/>
        </draw:line>
        <draw:line draw:style-name="gr14" draw:text-style-name="P1" draw:layer="layout" svg:x1="32.992cm" svg:y1="9.421cm" svg:x2="34.262cm" svg:y2="9.421cm">
          <text:p/>
        </draw:line>
        <draw:line draw:style-name="gr5" draw:text-style-name="P1" draw:layer="layout" svg:x1="22.219cm" svg:y1="11.888cm" svg:x2="23.362cm" svg:y2="11.888cm">
          <text:p/>
        </draw:line>
        <draw:custom-shape draw:style-name="gr33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548cm" svg:y1="19.762cm" svg:x2="15.247cm" svg:y2="19.762cm">
          <text:p/>
        </draw:line>
        <draw:frame draw:style-name="gr125" draw:text-style-name="P10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5" draw:text-style-name="P1" draw:layer="layout" svg:x1="17.533cm" svg:y1="20.089cm" svg:x2="24.483cm" svg:y2="20.089cm">
          <text:p/>
        </draw:line>
        <draw:line draw:style-name="gr5" draw:text-style-name="P1" draw:layer="layout" svg:x1="22.705cm" svg:y1="19.581cm" svg:x2="24.483cm" svg:y2="19.581cm">
          <text:p/>
        </draw:line>
        <draw:frame draw:style-name="gr126" draw:text-style-name="P10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26" draw:text-style-name="P10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5" draw:text-style-name="P1" draw:layer="layout" svg:x1="26.781cm" svg:y1="10.398cm" svg:x2="28.686cm" svg:y2="10.398cm">
          <text:p/>
        </draw:line>
        <draw:frame draw:style-name="gr127" draw:text-style-name="P10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39" draw:text-style-name="P10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39" draw:text-style-name="P10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5" draw:text-style-name="P1" draw:layer="layout" svg:x1="17.533cm" svg:y1="19.454cm" svg:x2="21.181cm" svg:y2="19.454cm">
          <text:p/>
        </draw:line>
        <draw:frame draw:style-name="gr39" draw:text-style-name="P10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8" draw:text-style-name="P10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5" draw:text-style-name="P1" draw:layer="layout" svg:x1="17.533cm" svg:y1="20.851cm" svg:x2="21.181cm" svg:y2="20.851cm">
          <text:p/>
        </draw:line>
        <draw:line draw:style-name="gr5" draw:text-style-name="P1" draw:layer="layout" svg:x1="20.165cm" svg:y1="20.47cm" svg:x2="21.181cm" svg:y2="20.47cm">
          <text:p/>
        </draw:line>
        <draw:line draw:style-name="gr5" draw:text-style-name="P1" draw:layer="layout" svg:x1="22.724cm" svg:y1="20.85cm" svg:x2="23.975cm" svg:y2="20.851cm">
          <text:p/>
        </draw:line>
        <draw:frame draw:style-name="gr125" draw:text-style-name="P10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42" draw:text-style-name="P10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39" draw:text-style-name="P10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14" draw:text-style-name="P1" draw:layer="layout" svg:x1="6.842cm" svg:y1="7.604cm" svg:x2="10.144cm" svg:y2="7.604cm">
          <text:p/>
        </draw:line>
        <draw:frame draw:style-name="gr39" draw:text-style-name="P10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39" draw:text-style-name="P10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9" draw:text-style-name="P10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30" draw:text-style-name="P10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14" draw:text-style-name="P1" draw:layer="layout" svg:x1="18.26cm" svg:y1="21.105cm" svg:x2="18.514cm" svg:y2="20.597cm">
          <text:p/>
        </draw:line>
        <draw:frame draw:style-name="gr131" draw:text-style-name="P10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39" draw:text-style-name="P10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39" draw:text-style-name="P10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39" draw:text-style-name="P10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5" draw:text-style-name="P1" draw:layer="layout" svg:x1="23.997cm" svg:y1="14.047cm" svg:x2="24.505cm" svg:y2="14.047cm">
          <text:p/>
        </draw:line>
        <draw:frame draw:style-name="gr39" draw:text-style-name="P10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32" draw:text-style-name="P10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39" draw:text-style-name="P10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33" draw:text-style-name="P10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34" draw:text-style-name="P10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34" draw:text-style-name="P10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35" draw:text-style-name="P10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36" draw:text-style-name="P10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36" draw:text-style-name="P10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9" draw:text-style-name="P10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33" draw:text-style-name="P10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33" draw:text-style-name="P10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32" draw:text-style-name="P10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39" draw:text-style-name="P10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39" draw:text-style-name="P10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32" draw:text-style-name="P10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39" draw:text-style-name="P10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5" draw:text-style-name="P1" draw:layer="layout" svg:x1="34.29cm" svg:y1="11.38cm" svg:x2="34.29cm" svg:y2="13.412cm">
          <text:p/>
        </draw:line>
        <draw:custom-shape draw:style-name="gr137" draw:text-style-name="P9" draw:layer="layout" svg:width="1.324cm" svg:height="1.016cm" draw:transform="rotate (1.5707963267949) translate (33.782cm 11.38cm)">
          <text:p text:style-name="P1"><text:span text:style-name="T3">Memto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34.262cm" svg:y1="9.421cm" svg:x2="34.262cm" svg:y2="10.056cm">
          <text:p/>
        </draw:line>
        <draw:frame draw:style-name="gr138" draw:text-style-name="P10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14" draw:text-style-name="P1" draw:layer="layout" svg:x1="5.722cm" svg:y1="17.084cm" svg:x2="5.976cm" svg:y2="16.576cm">
          <text:p/>
        </draw:line>
        <draw:line draw:style-name="gr14" draw:text-style-name="P1" draw:layer="layout" svg:x1="5.722cm" svg:y1="15.606cm" svg:x2="5.976cm" svg:y2="15.098cm">
          <text:p/>
        </draw:line>
        <draw:line draw:style-name="gr14" draw:text-style-name="P1" draw:layer="layout" svg:x1="5.722cm" svg:y1="14.255cm" svg:x2="5.976cm" svg:y2="13.747cm">
          <text:p/>
        </draw:line>
        <draw:line draw:style-name="gr14" draw:text-style-name="P1" draw:layer="layout" svg:x1="34.471cm" svg:y1="27.415cm" svg:x2="34.725cm" svg:y2="26.907cm">
          <text:p/>
        </draw:line>
        <draw:frame draw:style-name="gr39" draw:text-style-name="P10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14" draw:text-style-name="P1" draw:layer="layout" svg:x1="3.651cm" svg:y1="9.475cm" svg:x2="3.905cm" svg:y2="8.967cm">
          <text:p/>
        </draw:line>
        <draw:frame draw:style-name="gr39" draw:text-style-name="P10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14" draw:text-style-name="P1" draw:layer="layout" svg:x1="21.054cm" svg:y1="23.782cm" svg:x2="21.562cm" svg:y2="23.528cm">
          <text:p/>
        </draw:line>
        <draw:frame draw:style-name="gr59" draw:text-style-name="P10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14" draw:text-style-name="P1" draw:layer="layout" svg:x1="8.897cm" svg:y1="18.492cm" svg:x2="9.151cm" svg:y2="17.984cm">
          <text:p/>
        </draw:line>
        <draw:frame draw:style-name="gr39" draw:text-style-name="P10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14" draw:text-style-name="P1" draw:layer="layout" svg:x1="13.236cm" svg:y1="20.016cm" svg:x2="13.49cm" svg:y2="19.508cm">
          <text:p/>
        </draw:line>
        <draw:frame draw:style-name="gr39" draw:text-style-name="P10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14" draw:text-style-name="P1" draw:layer="layout" svg:x1="14.506cm" svg:y1="16.333cm" svg:x2="14.76cm" svg:y2="15.825cm">
          <text:p/>
        </draw:line>
        <draw:frame draw:style-name="gr39" draw:text-style-name="P10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14" draw:text-style-name="P1" draw:layer="layout" svg:x1="14.504cm" svg:y1="16.968cm" svg:x2="14.758cm" svg:y2="16.46cm">
          <text:p/>
        </draw:line>
        <draw:frame draw:style-name="gr39" draw:text-style-name="P10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14" draw:text-style-name="P1" draw:layer="layout" svg:x1="13.615cm" svg:y1="14.782cm" svg:x2="13.869cm" svg:y2="14.274cm">
          <text:p/>
        </draw:line>
        <draw:frame draw:style-name="gr39" draw:text-style-name="P10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14" draw:text-style-name="P1" draw:layer="layout" svg:x1="13.596cm" svg:y1="12.469cm" svg:x2="13.85cm" svg:y2="11.961cm">
          <text:p/>
        </draw:line>
        <draw:line draw:style-name="gr14" draw:text-style-name="P1" draw:layer="layout" svg:x1="29.944cm" svg:y1="15.517cm" svg:x2="30.198cm" svg:y2="15.009cm">
          <text:p/>
        </draw:line>
        <draw:frame draw:style-name="gr39" draw:text-style-name="P10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14" draw:text-style-name="P1" draw:layer="layout" svg:x1="29.969cm" svg:y1="13.666cm" svg:x2="30.223cm" svg:y2="13.158cm">
          <text:p/>
        </draw:line>
        <draw:frame draw:style-name="gr39" draw:text-style-name="P10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14" draw:text-style-name="P1" draw:layer="layout" svg:x1="33.147cm" svg:y1="13.666cm" svg:x2="33.401cm" svg:y2="13.158cm">
          <text:p/>
        </draw:line>
        <draw:frame draw:style-name="gr39" draw:text-style-name="P10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14" draw:text-style-name="P1" draw:layer="layout" svg:x1="33.147cm" svg:y1="15.444cm" svg:x2="33.401cm" svg:y2="14.936cm">
          <text:p/>
        </draw:line>
        <draw:frame draw:style-name="gr39" draw:text-style-name="P10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14" draw:text-style-name="P1" draw:layer="layout" svg:x1="21.584cm" svg:y1="17.857cm" svg:x2="21.838cm" svg:y2="17.349cm">
          <text:p/>
        </draw:line>
        <draw:frame draw:style-name="gr39" draw:text-style-name="P10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14" draw:text-style-name="P1" draw:layer="layout" svg:x1="26.921cm" svg:y1="17.947cm" svg:x2="27.175cm" svg:y2="17.439cm">
          <text:p/>
        </draw:line>
        <draw:frame draw:style-name="gr39" draw:text-style-name="P10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14" draw:text-style-name="P1" draw:layer="layout" svg:x1="18.282cm" svg:y1="23.316cm" svg:x2="18.536cm" svg:y2="22.808cm">
          <text:p/>
        </draw:line>
        <draw:line draw:style-name="gr14" draw:text-style-name="P1" draw:layer="layout" svg:x1="18.282cm" svg:y1="23.697cm" svg:x2="18.536cm" svg:y2="23.189cm">
          <text:p/>
        </draw:line>
        <draw:frame draw:style-name="gr59" draw:text-style-name="P10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59" draw:text-style-name="P10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14" draw:text-style-name="P1" draw:layer="layout" svg:x1="20.549cm" svg:y1="21.857cm" svg:x2="20.803cm" svg:y2="21.349cm">
          <text:p/>
        </draw:line>
        <draw:frame draw:style-name="gr59" draw:text-style-name="P10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14" draw:text-style-name="P1" draw:layer="layout" svg:x1="23.698cm" svg:y1="24.499cm" svg:x2="23.952cm" svg:y2="23.991cm">
          <text:p/>
        </draw:line>
        <draw:frame draw:style-name="gr59" draw:text-style-name="P10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14" draw:text-style-name="P1" draw:layer="layout" svg:x1="23.721cm" svg:y1="24.915cm" svg:x2="23.975cm" svg:y2="24.407cm">
          <text:p/>
        </draw:line>
        <draw:frame draw:style-name="gr59" draw:text-style-name="P10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14" draw:text-style-name="P1" draw:layer="layout" svg:x1="21.654cm" svg:y1="23.782cm" svg:x2="22.162cm" svg:y2="23.528cm">
          <text:p/>
        </draw:line>
        <draw:frame draw:style-name="gr59" draw:text-style-name="P10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14" draw:text-style-name="P1" draw:layer="layout" svg:x1="21.711cm" svg:y1="13.639cm" svg:x2="22.219cm" svg:y2="13.385cm">
          <text:p/>
        </draw:line>
        <draw:line draw:style-name="gr14" draw:text-style-name="P1" draw:layer="layout" svg:x1="20.695cm" svg:y1="13.539cm" svg:x2="21.203cm" svg:y2="13.285cm">
          <text:p/>
        </draw:line>
        <draw:frame draw:style-name="gr107" draw:text-style-name="P12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14" draw:text-style-name="P1" draw:layer="layout" svg:x1="20.06cm" svg:y1="16.587cm" svg:x2="20.314cm" svg:y2="16.079cm">
          <text:p/>
        </draw:line>
        <draw:frame draw:style-name="gr39" draw:text-style-name="P10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14" draw:text-style-name="P1" draw:layer="layout" svg:x1="18.209cm" svg:y1="17.603cm" svg:x2="18.463cm" svg:y2="17.095cm">
          <text:p/>
        </draw:line>
        <draw:frame draw:style-name="gr39" draw:text-style-name="P10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14" draw:text-style-name="P1" draw:layer="layout" svg:x1="18.26cm" svg:y1="21.83cm" svg:x2="18.514cm" svg:y2="21.322cm">
          <text:p/>
        </draw:line>
        <draw:line draw:style-name="gr14" draw:text-style-name="P1" draw:layer="layout" svg:x1="26.896cm" svg:y1="9.675cm" svg:x2="27.15cm" svg:y2="9.167cm">
          <text:p/>
        </draw:line>
        <draw:line draw:style-name="gr14" draw:text-style-name="P1" draw:layer="layout" svg:x1="33.147cm" svg:y1="9.729cm" svg:x2="33.401cm" svg:y2="9.221cm">
          <text:p/>
        </draw:line>
        <draw:line draw:style-name="gr5" draw:text-style-name="P1" draw:layer="layout" svg:x1="26.769cm" svg:y1="9.421cm" svg:x2="30.706cm" svg:y2="9.421cm">
          <text:p/>
        </draw:line>
        <draw:custom-shape draw:style-name="gr33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1.524cm" svg:height="0.889cm" svg:x="21.181cm" svg:y="19.073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165cm" svg:y1="19.835cm" svg:x2="21.181cm" svg:y2="19.835cm">
          <text:p/>
        </draw:line>
        <draw:line draw:style-name="gr14" draw:text-style-name="P1" draw:layer="layout" svg:x1="20.165cm" svg:y1="19.835cm" svg:x2="20.165cm" svg:y2="20.47cm">
          <text:p/>
        </draw:line>
        <draw:custom-shape draw:style-name="gr33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6cm" svg:y1="20.343cm" svg:x2="18.114cm" svg:y2="19.835cm">
          <text:p/>
        </draw:line>
        <draw:frame draw:style-name="gr39" draw:text-style-name="P10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14" draw:text-style-name="P1" draw:layer="layout" svg:x1="17.86cm" svg:y1="19.735cm" svg:x2="18.114cm" svg:y2="19.227cm">
          <text:p/>
        </draw:line>
        <draw:frame draw:style-name="gr39" draw:text-style-name="P10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39" draw:text-style-name="P10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14" draw:text-style-name="P1" draw:layer="layout" svg:x1="22.705cm" svg:y1="19.862cm" svg:x2="22.959cm" svg:y2="19.354cm">
          <text:p/>
        </draw:line>
        <draw:line draw:style-name="gr5" draw:text-style-name="P1" draw:layer="layout" svg:x1="26.794cm" svg:y1="11.38cm" svg:x2="30.731cm" svg:y2="11.38cm">
          <text:p/>
        </draw:line>
        <draw:frame draw:style-name="gr127" draw:text-style-name="P10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14" draw:text-style-name="P1" draw:layer="layout" svg:x1="26.921cm" svg:y1="10.618cm" svg:x2="27.175cm" svg:y2="10.11cm">
          <text:p/>
        </draw:line>
        <draw:frame draw:style-name="gr39" draw:text-style-name="P10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14" draw:text-style-name="P1" draw:layer="layout" svg:x1="26.923cm" svg:y1="11.634cm" svg:x2="27.177cm" svg:y2="11.126cm">
          <text:p/>
        </draw:line>
        <draw:frame draw:style-name="gr39" draw:text-style-name="P10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5" draw:text-style-name="P1" draw:layer="layout" svg:x1="33.02cm" svg:y1="14.301cm" svg:x2="33.909cm" svg:y2="14.301cm">
          <text:p/>
        </draw:line>
        <draw:line draw:style-name="gr14" draw:text-style-name="P1" draw:layer="layout" svg:x1="33.147cm" svg:y1="14.545cm" svg:x2="33.401cm" svg:y2="14.037cm">
          <text:p/>
        </draw:line>
        <draw:frame draw:style-name="gr39" draw:text-style-name="P10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5" draw:text-style-name="P1" draw:layer="layout" svg:x1="33.02cm" svg:y1="16.079cm" svg:x2="33.909cm" svg:y2="16.079cm">
          <text:p/>
        </draw:line>
        <draw:line draw:style-name="gr14" draw:text-style-name="P1" draw:layer="layout" svg:x1="33.147cm" svg:y1="16.333cm" svg:x2="33.401cm" svg:y2="15.825cm">
          <text:p/>
        </draw:line>
        <draw:frame draw:style-name="gr39" draw:text-style-name="P10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32" draw:text-style-name="P10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5" draw:text-style-name="P1" draw:layer="layout" svg:x1="26.769cm" svg:y1="16.152cm" svg:x2="30.706cm" svg:y2="16.152cm">
          <text:p/>
        </draw:line>
        <draw:custom-shape draw:style-name="gr33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14" draw:text-style-name="P1" draw:layer="layout" svg:x1="22.727cm" svg:y1="15.444cm" svg:x2="22.727cm" svg:y2="16.206cm">
          <text:p/>
        </draw:line>
        <draw:line draw:style-name="gr5" draw:text-style-name="P1" draw:layer="layout" svg:x1="22.727cm" svg:y1="16.206cm" svg:x2="24.505cm" svg:y2="16.206cm">
          <text:p/>
        </draw:line>
        <draw:line draw:style-name="gr14" draw:text-style-name="P1" draw:layer="layout" svg:x1="26.804cm" svg:y1="17.749cm" svg:x2="28.074cm" svg:y2="17.749cm">
          <text:p/>
        </draw:line>
        <draw:frame draw:style-name="gr39" draw:text-style-name="P10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14" draw:text-style-name="P1" draw:layer="layout" svg:x1="26.921cm" svg:y1="16.513cm" svg:x2="27.175cm" svg:y2="16.005cm">
          <text:p/>
        </draw:line>
        <draw:frame draw:style-name="gr39" draw:text-style-name="P10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40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1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33cm" svg:y1="21.613cm" svg:x2="19.53cm" svg:y2="21.598cm">
          <text:p/>
        </draw:line>
        <draw:line draw:style-name="gr5" draw:text-style-name="P1" draw:layer="layout" svg:x1="19.911cm" svg:y1="23.01cm" svg:x2="19.911cm" svg:y2="22.375cm">
          <text:p/>
        </draw:line>
        <draw:frame draw:style-name="gr142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3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4" draw:text-style-name="P10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44" draw:text-style-name="P10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44" draw:text-style-name="P10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5" draw:text-style-name="P1" draw:layer="layout" svg:x1="11.161cm" svg:y1="18.171cm" svg:x2="12.05cm" svg:y2="18.144cm">
          <text:p/>
        </draw:line>
        <draw:line draw:style-name="gr14" draw:text-style-name="P1" draw:layer="layout" svg:x1="11.16cm" svg:y1="26.4cm" svg:x2="34.655cm" svg:y2="26.4cm">
          <text:p/>
        </draw:line>
        <draw:line draw:style-name="gr14" draw:text-style-name="P1" draw:layer="layout" svg:x1="11.183cm" svg:y1="18.184cm" svg:x2="11.183cm" svg:y2="26.4cm">
          <text:p/>
        </draw:line>
        <draw:line draw:style-name="gr14" draw:text-style-name="P1" draw:layer="layout" svg:x1="34.678cm" svg:y1="19.327cm" svg:x2="34.678cm" svg:y2="26.4cm">
          <text:p/>
        </draw:line>
        <draw:line draw:style-name="gr14" draw:text-style-name="P1" draw:layer="layout" svg:x1="34.678cm" svg:y1="19.327cm" svg:x2="32.992cm" svg:y2="19.327cm">
          <text:p/>
        </draw:line>
        <draw:frame draw:style-name="gr145" draw:text-style-name="P10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5" draw:text-style-name="P1" draw:layer="layout" svg:x1="28.455cm" svg:y1="12.288cm" svg:x2="28.455cm" svg:y2="27.67cm">
          <text:p/>
        </draw:line>
        <draw:line draw:style-name="gr14" draw:text-style-name="P1" draw:layer="layout" svg:x1="26.677cm" svg:y1="12.288cm" svg:x2="28.455cm" svg:y2="12.288cm">
          <text:p/>
        </draw:line>
        <draw:line draw:style-name="gr14" draw:text-style-name="P1" draw:layer="layout" svg:x1="27.277cm" svg:y1="12.088cm" svg:x2="26.896cm" svg:y2="12.596cm">
          <text:p/>
        </draw:line>
        <draw:frame draw:style-name="gr39" draw:text-style-name="P10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35" draw:text-style-name="P10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39" draw:text-style-name="P10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9" draw:text-style-name="P9" draw:layer="layout" svg:width="1.524cm" svg:height="0.889cm" svg:x="21.181cm" svg:y="20.216cm">
          <text:p text:style-name="P1"><text:span text:style-name="T3">Jump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59" draw:text-style-name="P10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14" draw:text-style-name="P1" draw:layer="layout" svg:x1="18.26cm" svg:y1="22.248cm" svg:x2="18.514cm" svg:y2="21.74cm">
          <text:p/>
        </draw:line>
        <draw:line draw:style-name="gr5" draw:text-style-name="P1" draw:layer="layout" svg:x1="17.533cm" svg:y1="21.994cm" svg:x2="19.53cm" svg:y2="22.016cm">
          <text:p/>
        </draw:line>
        <draw:frame draw:style-name="gr59" draw:text-style-name="P10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39" draw:text-style-name="P10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14" draw:text-style-name="P1" draw:layer="layout" svg:x1="22.705cm" svg:y1="21.105cm" svg:x2="22.959cm" svg:y2="20.597cm">
          <text:p/>
        </draw:line>
        <draw:line draw:style-name="gr14" draw:text-style-name="P1" draw:layer="layout" svg:x1="17.787cm" svg:y1="8.024cm" svg:x2="25.153cm" svg:y2="8.024cm">
          <text:p/>
        </draw:line>
        <draw:line draw:style-name="gr5" draw:text-style-name="P1" draw:layer="layout" svg:x1="25.153cm" svg:y1="8.024cm" svg:x2="25.153cm" svg:y2="9.04cm">
          <text:p/>
        </draw:line>
        <draw:frame draw:style-name="gr39" draw:text-style-name="P10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14" draw:text-style-name="P1" draw:layer="layout" svg:x1="17.025cm" svg:y1="9.167cm" svg:x2="17.533cm" svg:y2="8.913cm">
          <text:p/>
        </draw:line>
        <draw:line draw:style-name="gr5" draw:text-style-name="P1" draw:layer="layout" svg:x1="19.657cm" svg:y1="6.854cm" svg:x2="17.787cm" svg:y2="6.854cm">
          <text:p/>
        </draw:line>
        <draw:line draw:style-name="gr5" draw:text-style-name="P1" draw:layer="layout" svg:x1="19.657cm" svg:y1="7.235cm" svg:x2="17.787cm" svg:y2="7.235cm">
          <text:p/>
        </draw:line>
        <draw:frame draw:style-name="gr39" draw:text-style-name="P10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42" draw:text-style-name="P10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14" draw:text-style-name="P1" draw:layer="layout" svg:x1="29.217cm" svg:y1="16.152cm" svg:x2="29.217cm" svg:y2="8.278cm">
          <text:p/>
        </draw:line>
        <draw:line draw:style-name="gr5" draw:text-style-name="P1" draw:layer="layout" svg:x1="19.438cm" svg:y1="15.517cm" svg:x2="20.708cm" svg:y2="15.517cm">
          <text:p/>
        </draw:line>
        <draw:line draw:style-name="gr14" draw:text-style-name="P1" draw:layer="layout" svg:x1="19.438cm" svg:y1="15.517cm" svg:x2="19.438cm" svg:y2="8.278cm">
          <text:p/>
        </draw:line>
        <draw:line draw:style-name="gr14" draw:text-style-name="P1" draw:layer="layout" svg:x1="19.438cm" svg:y1="8.278cm" svg:x2="29.217cm" svg:y2="8.278cm">
          <text:p/>
        </draw:line>
        <draw:line draw:style-name="gr5" draw:text-style-name="P1" draw:layer="layout" svg:x1="19.438cm" svg:y1="12.215cm" svg:x2="21.597cm" svg:y2="12.215cm">
          <text:p/>
        </draw:line>
        <draw:custom-shape draw:style-name="gr33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6.804cm" svg:y1="14.301cm" svg:x2="28.201cm" svg:y2="14.301cm">
          <text:p/>
        </draw:line>
        <draw:frame draw:style-name="gr132" draw:text-style-name="P10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5" draw:text-style-name="P1" draw:layer="layout" svg:x1="12.834cm" svg:y1="10.891cm" svg:x2="12.834cm" svg:y2="8.478cm">
          <text:p/>
        </draw:line>
        <draw:frame draw:style-name="gr146" draw:text-style-name="P10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42" draw:text-style-name="P10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42" draw:text-style-name="P10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5" draw:text-style-name="P1" draw:layer="layout" svg:x1="26.805cm" svg:y1="15.113cm" svg:x2="28.202cm" svg:y2="15.113cm">
          <text:p/>
        </draw:line>
        <draw:frame draw:style-name="gr42" draw:text-style-name="P10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5" draw:text-style-name="P1" draw:layer="layout" svg:x1="5.087cm" svg:y1="18.232cm" svg:x2="6.357cm" svg:y2="18.232cm">
          <text:p/>
        </draw:line>
        <draw:frame draw:style-name="gr39" draw:text-style-name="P10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14" draw:text-style-name="P1" draw:layer="layout" svg:x1="5.722cm" svg:y1="18.486cm" svg:x2="5.976cm" svg:y2="17.978cm">
          <text:p/>
        </draw:line>
        <draw:frame draw:style-name="gr39" draw:text-style-name="P10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7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7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632cm" svg:y1="6.588cm" svg:x2="15.632cm" svg:y2="5.953cm">
          <text:p/>
        </draw:line>
        <draw:line draw:style-name="gr5" draw:text-style-name="P1" draw:layer="layout" svg:x1="27.416cm" svg:y1="3.032cm" svg:x2="14.462cm" svg:y2="3.032cm">
          <text:p/>
        </draw:line>
        <draw:custom-shape draw:style-name="gr33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797cm" svg:y1="2.543cm" svg:x2="14.463cm" svg:y2="2.524cm">
          <text:p/>
        </draw:line>
        <draw:line draw:style-name="gr5" draw:text-style-name="P1" draw:layer="layout" svg:x1="29.575cm" svg:y1="2.016cm" svg:x2="14.462cm" svg:y2="2.016cm">
          <text:p/>
        </draw:line>
        <draw:line draw:style-name="gr14" draw:text-style-name="P1" draw:layer="layout" svg:x1="27.797cm" svg:y1="2.524cm" svg:x2="27.84cm" svg:y2="10.421cm">
          <text:p/>
        </draw:line>
        <draw:custom-shape draw:style-name="gr33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9.575cm" svg:y1="2.016cm" svg:x2="29.575cm" svg:y2="11.414cm">
          <text:p/>
        </draw:line>
        <draw:custom-shape draw:style-name="gr33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7" draw:text-style-name="P10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8" draw:text-style-name="P10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5" draw:text-style-name="P1" draw:layer="layout" svg:x1="29.575cm" svg:y1="4.683cm" svg:x2="17.764cm" svg:y2="4.683cm">
          <text:p/>
        </draw:line>
        <draw:line draw:style-name="gr5" draw:text-style-name="P1" draw:layer="layout" svg:x1="27.416cm" svg:y1="5.318cm" svg:x2="17.764cm" svg:y2="5.318cm">
          <text:p/>
        </draw:line>
        <draw:custom-shape draw:style-name="gr33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10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39" draw:text-style-name="P10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33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318cm" svg:y1="5.445cm" svg:x2="13.446cm" svg:y2="5.445cm">
          <text:p/>
        </draw:line>
        <draw:line draw:style-name="gr5" draw:text-style-name="P1" draw:layer="layout" svg:x1="10.144cm" svg:y1="1.762cm" svg:x2="7.731cm" svg:y2="1.762cm">
          <text:p/>
        </draw:line>
        <draw:frame draw:style-name="gr150" draw:text-style-name="P10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14" draw:text-style-name="P1" draw:layer="layout" svg:x1="9.523cm" svg:y1="2.107cm" svg:x2="9.777cm" svg:y2="1.599cm">
          <text:p/>
        </draw:line>
        <draw:frame draw:style-name="gr39" draw:text-style-name="P10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5" draw:text-style-name="P1" draw:layer="layout" svg:x1="11.541cm" svg:y1="5.445cm" svg:x2="11.541cm" svg:y2="3.413cm">
          <text:p/>
        </draw:line>
        <draw:frame draw:style-name="gr39" draw:text-style-name="P10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33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8" draw:layer="layout" svg:width="1.143cm" svg:height="1.143cm" svg:x="4.683cm" svg:y="2.524cm">
          <text:p text:style-name="P1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144cm" svg:y1="3.159cm" svg:x2="5.826cm" svg:y2="3.159cm">
          <text:p/>
        </draw:line>
        <draw:line draw:style-name="gr5" draw:text-style-name="P1" draw:layer="layout" svg:x1="5.345cm" svg:y1="9.255cm" svg:x2="5.345cm" svg:y2="3.667cm">
          <text:p/>
        </draw:line>
        <draw:custom-shape draw:style-name="gr33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0" draw:text-style-name="P10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9" draw:text-style-name="P10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35" draw:text-style-name="P1" draw:layer="layout" svg:x1="4.683cm" svg:y1="6.065cm" svg:x2="4.679cm" svg:y2="5.43cm">
            <text:p/>
          </draw:line>
          <draw:line draw:style-name="gr35" draw:text-style-name="P1" draw:layer="layout" svg:x1="3.413cm" svg:y1="6.073cm" svg:x2="3.409cm" svg:y2="5.438cm">
            <text:p/>
          </draw:line>
          <draw:line draw:style-name="gr35" draw:text-style-name="P1" draw:layer="layout" svg:x1="4.679cm" svg:y1="5.43cm" svg:x2="3.409cm" svg:y2="5.437cm">
            <text:p/>
          </draw:line>
          <draw:line draw:style-name="gr36" draw:text-style-name="P1" draw:layer="layout" svg:x1="4.421cm" svg:y1="4.681cm" svg:x2="4.425cm" svg:y2="5.432cm">
            <text:p/>
          </draw:line>
          <draw:line draw:style-name="gr36" draw:text-style-name="P1" draw:layer="layout" svg:x1="3.667cm" svg:y1="2.397cm" svg:x2="3.665cm" svg:y2="5.436cm">
            <text:p/>
          </draw:line>
          <draw:circle draw:style-name="gr37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36" draw:text-style-name="P1" draw:layer="layout" svg:x1="4.05cm" svg:y1="6.726cm" svg:x2="4.048cm" svg:y2="7.096cm">
            <text:p/>
          </draw:line>
          <draw:line draw:style-name="gr14" draw:text-style-name="P1" draw:layer="layout" svg:x1="4.048cm" svg:y1="5.445cm" svg:x2="4.048cm" svg:y2="3.159cm">
            <text:p/>
          </draw:line>
        </draw:g>
        <draw:line draw:style-name="gr5" draw:text-style-name="P1" draw:layer="layout" svg:x1="4.048cm" svg:y1="7.096cm" svg:x2="10.144cm" svg:y2="7.096cm">
          <text:p/>
        </draw:line>
        <draw:line draw:style-name="gr14" draw:text-style-name="P1" draw:layer="layout" svg:x1="6.08cm" svg:y1="7.096cm" svg:x2="6.08cm" svg:y2="10.144cm">
          <text:p/>
        </draw:line>
        <draw:line draw:style-name="gr14" draw:text-style-name="P1" draw:layer="layout" svg:x1="3.667cm" svg:y1="2.397cm" svg:x2="10.144cm" svg:y2="2.397cm">
          <text:p/>
        </draw:line>
        <draw:line draw:style-name="gr14" draw:text-style-name="P1" draw:layer="layout" svg:x1="4.683cm" svg:y1="3.159cm" svg:x2="4.048cm" svg:y2="3.159cm">
          <text:p/>
        </draw:line>
        <draw:line draw:style-name="gr14" draw:text-style-name="P1" draw:layer="layout" svg:x1="13.446cm" svg:y1="4.683cm" svg:x2="4.429cm" svg:y2="4.683cm">
          <text:p/>
        </draw:line>
        <draw:line draw:style-name="gr5" draw:text-style-name="P1" draw:layer="layout" svg:x1="6.08cm" svg:y1="10.144cm" svg:x2="9.636cm" svg:y2="10.144cm">
          <text:p/>
        </draw:line>
        <draw:custom-shape draw:style-name="gr33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32" draw:text-style-name="P10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39" draw:text-style-name="P10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5" draw:text-style-name="P1" draw:layer="layout" svg:x1="10.525cm" svg:y1="10.144cm" svg:x2="15.351cm" svg:y2="10.144cm">
          <text:p/>
        </draw:line>
        <draw:frame draw:style-name="gr39" draw:text-style-name="P10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51" draw:text-style-name="P10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5" draw:text-style-name="P1" draw:layer="layout" svg:x1="17.51cm" svg:y1="9.763cm" svg:x2="24.495cm" svg:y2="9.763cm">
          <text:p/>
        </draw:line>
        <draw:frame draw:style-name="gr39" draw:text-style-name="P10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5" draw:text-style-name="P1" draw:layer="layout" svg:x1="5.088cm" svg:y1="19.732cm" svg:x2="6.358cm" svg:y2="19.732cm">
          <text:p/>
        </draw:line>
        <draw:frame draw:style-name="gr39" draw:text-style-name="P10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14" draw:text-style-name="P1" draw:layer="layout" svg:x1="5.723cm" svg:y1="19.986cm" svg:x2="5.977cm" svg:y2="19.478cm">
          <text:p/>
        </draw:line>
        <draw:frame draw:style-name="gr39" draw:text-style-name="P10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14" draw:text-style-name="P1" draw:layer="layout" svg:x1="17.51cm" svg:y1="23.86cm" svg:x2="17.891cm" svg:y2="23.86cm">
          <text:p/>
        </draw:line>
        <draw:line draw:style-name="gr14" draw:text-style-name="P1" draw:layer="layout" svg:x1="17.891cm" svg:y1="23.86cm" svg:x2="17.891cm" svg:y2="26.019cm">
          <text:p/>
        </draw:line>
        <draw:line draw:style-name="gr14" draw:text-style-name="P1" draw:layer="layout" svg:x1="17.891cm" svg:y1="26.019cm" svg:x2="21.193cm" svg:y2="26.019cm">
          <text:p/>
        </draw:line>
        <draw:line draw:style-name="gr5" draw:text-style-name="P1" draw:layer="layout" svg:x1="21.193cm" svg:y1="26.019cm" svg:x2="21.193cm" svg:y2="24.876cm">
          <text:p/>
        </draw:line>
        <draw:line draw:style-name="gr5" draw:text-style-name="P1" draw:layer="layout" svg:x1="21.828cm" svg:y1="26.019cm" svg:x2="21.828cm" svg:y2="24.876cm">
          <text:p/>
        </draw:line>
        <draw:line draw:style-name="gr5" draw:text-style-name="P1" draw:layer="layout" svg:x1="22.463cm" svg:y1="26.019cm" svg:x2="22.463cm" svg:y2="24.876cm">
          <text:p/>
        </draw:line>
        <draw:frame draw:style-name="gr152" draw:text-style-name="P10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53" draw:text-style-name="P10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54" draw:text-style-name="P10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6" draw:style-name="dp1" draw:master-page-name="Default">
        <draw:g>
          <draw:custom-shape draw:style-name="gr95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8.112cm" svg:y1="15.986cm" svg:x2="8.239cm" svg:y2="16.113cm">
            <text:p/>
          </draw:line>
          <draw:line draw:style-name="gr56" draw:text-style-name="P1" draw:layer="layout" svg:x1="8.112cm" svg:y1="16.24cm" svg:x2="8.239cm" svg:y2="16.113cm">
            <text:p/>
          </draw:line>
          <draw:line draw:style-name="gr56" draw:text-style-name="P1" draw:layer="layout" svg:x1="7.35cm" svg:y1="16.113cm" svg:x2="8.112cm" svg:y2="16.113cm">
            <text:p/>
          </draw:line>
          <draw:line draw:style-name="gr96" draw:text-style-name="P1" draw:layer="layout" svg:x1="7.985cm" svg:y1="16.367cm" svg:x2="7.985cm" svg:y2="15.732cm">
            <text:p/>
          </draw:line>
          <draw:frame draw:style-name="gr97" draw:text-style-name="P12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8.493cm" svg:y1="16.875cm" svg:x2="8.493cm" svg:y2="17.129cm">
            <text:p/>
          </draw:line>
          <draw:frame draw:style-name="gr99" draw:text-style-name="P12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3.319cm" svg:y1="15.986cm" svg:x2="13.446cm" svg:y2="16.113cm">
            <text:p/>
          </draw:line>
          <draw:line draw:style-name="gr56" draw:text-style-name="P1" draw:layer="layout" svg:x1="13.319cm" svg:y1="16.24cm" svg:x2="13.446cm" svg:y2="16.113cm">
            <text:p/>
          </draw:line>
          <draw:line draw:style-name="gr56" draw:text-style-name="P1" draw:layer="layout" svg:x1="12.557cm" svg:y1="16.113cm" svg:x2="13.319cm" svg:y2="16.113cm">
            <text:p/>
          </draw:line>
          <draw:line draw:style-name="gr96" draw:text-style-name="P1" draw:layer="layout" svg:x1="13.192cm" svg:y1="16.367cm" svg:x2="13.192cm" svg:y2="15.732cm">
            <text:p/>
          </draw:line>
          <draw:frame draw:style-name="gr97" draw:text-style-name="P12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7cm" svg:y1="16.875cm" svg:x2="13.7cm" svg:y2="17.129cm">
            <text:p/>
          </draw:line>
          <draw:frame draw:style-name="gr99" draw:text-style-name="P12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0.558cm" svg:y1="15.986cm" svg:x2="20.685cm" svg:y2="16.113cm">
            <text:p/>
          </draw:line>
          <draw:line draw:style-name="gr56" draw:text-style-name="P1" draw:layer="layout" svg:x1="20.558cm" svg:y1="16.24cm" svg:x2="20.685cm" svg:y2="16.113cm">
            <text:p/>
          </draw:line>
          <draw:line draw:style-name="gr56" draw:text-style-name="P1" draw:layer="layout" svg:x1="19.796cm" svg:y1="16.113cm" svg:x2="20.558cm" svg:y2="16.113cm">
            <text:p/>
          </draw:line>
          <draw:line draw:style-name="gr96" draw:text-style-name="P1" draw:layer="layout" svg:x1="20.431cm" svg:y1="16.367cm" svg:x2="20.431cm" svg:y2="15.732cm">
            <text:p/>
          </draw:line>
          <draw:frame draw:style-name="gr97" draw:text-style-name="P12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0.939cm" svg:y1="16.875cm" svg:x2="20.939cm" svg:y2="17.129cm">
            <text:p/>
          </draw:line>
          <draw:frame draw:style-name="gr99" draw:text-style-name="P12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95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25.384cm" svg:y1="15.986cm" svg:x2="25.511cm" svg:y2="16.113cm">
            <text:p/>
          </draw:line>
          <draw:line draw:style-name="gr56" draw:text-style-name="P1" draw:layer="layout" svg:x1="25.384cm" svg:y1="16.24cm" svg:x2="25.511cm" svg:y2="16.113cm">
            <text:p/>
          </draw:line>
          <draw:line draw:style-name="gr56" draw:text-style-name="P1" draw:layer="layout" svg:x1="24.622cm" svg:y1="16.113cm" svg:x2="25.384cm" svg:y2="16.113cm">
            <text:p/>
          </draw:line>
          <draw:line draw:style-name="gr96" draw:text-style-name="P1" draw:layer="layout" svg:x1="25.257cm" svg:y1="16.367cm" svg:x2="25.257cm" svg:y2="15.732cm">
            <text:p/>
          </draw:line>
          <draw:frame draw:style-name="gr97" draw:text-style-name="P12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25.765cm" svg:y1="16.875cm" svg:x2="25.765cm" svg:y2="17.129cm">
            <text:p/>
          </draw:line>
          <draw:frame draw:style-name="gr99" draw:text-style-name="P12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55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6" draw:text-style-name="P9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14" draw:text-style-name="P1" draw:layer="layout" svg:x1="6.696cm" svg:y1="10.029cm" svg:x2="7.077cm" svg:y2="10.029cm">
          <text:p/>
        </draw:line>
        <draw:line draw:style-name="gr14" draw:text-style-name="P1" draw:layer="layout" svg:x1="7.077cm" svg:y1="3.902cm" svg:x2="1.108cm" svg:y2="3.902cm">
          <text:p/>
        </draw:line>
        <draw:line draw:style-name="gr14" draw:text-style-name="P1" draw:layer="layout" svg:x1="1.108cm" svg:y1="3.902cm" svg:x2="1.108cm" svg:y2="4.902cm">
          <text:p/>
        </draw:line>
        <draw:line draw:style-name="gr5" draw:text-style-name="P1" draw:layer="layout" svg:x1="1.127cm" svg:y1="4.902cm" svg:x2="2.524cm" svg:y2="4.902cm">
          <text:p/>
        </draw:line>
        <draw:line draw:style-name="gr5" draw:text-style-name="P1" draw:layer="layout" svg:x1="1.743cm" svg:y1="6.796cm" svg:x2="2.505cm" svg:y2="6.796cm">
          <text:p/>
        </draw:line>
        <draw:line draw:style-name="gr5" draw:text-style-name="P1" draw:layer="layout" svg:x1="3.54cm" svg:y1="7.35cm" svg:x2="4.81cm" svg:y2="7.35cm">
          <text:p/>
        </draw:line>
        <draw:line draw:style-name="gr14" draw:text-style-name="P1" draw:layer="layout" svg:x1="3.54cm" svg:y1="5.791cm" svg:x2="3.54cm" svg:y2="7.35cm">
          <text:p/>
        </draw:line>
        <draw:line draw:style-name="gr14" draw:text-style-name="P1" draw:layer="layout" svg:x1="3.286cm" svg:y1="5.791cm" svg:x2="3.54cm" svg:y2="5.791cm">
          <text:p/>
        </draw:line>
        <draw:line draw:style-name="gr5" draw:text-style-name="P1" draw:layer="layout" svg:x1="3.54cm" svg:y1="9.001cm" svg:x2="4.81cm" svg:y2="9.001cm">
          <text:p/>
        </draw:line>
        <draw:line draw:style-name="gr5" draw:text-style-name="P1" draw:layer="layout" svg:x1="3.54cm" svg:y1="10.652cm" svg:x2="4.81cm" svg:y2="10.652cm">
          <text:p/>
        </draw:line>
        <draw:custom-shape draw:style-name="gr33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0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8" draw:text-style-name="P10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5" draw:text-style-name="P1" draw:layer="layout" svg:x1="5.426cm" svg:y1="9.998cm" svg:x2="5.934cm" svg:y2="9.998cm">
          <text:p/>
        </draw:line>
        <draw:line draw:style-name="gr5" draw:text-style-name="P1" draw:layer="layout" svg:x1="5.191cm" svg:y1="2.27cm" svg:x2="5.191cm" svg:y2="7.35cm">
          <text:p/>
        </draw:line>
        <draw:line draw:style-name="gr5" draw:text-style-name="P1" draw:layer="layout" svg:x1="3.54cm" svg:y1="12.43cm" svg:x2="4.81cm" svg:y2="12.43cm">
          <text:p/>
        </draw:line>
        <draw:custom-shape draw:style-name="gr33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461cm" svg:y1="2.778cm" svg:x2="6.461cm" svg:y2="8.62cm">
          <text:p/>
        </draw:line>
        <draw:frame draw:style-name="gr109" draw:text-style-name="P10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56" draw:text-style-name="P9" draw:layer="layout" svg:width="2.664cm" svg:height="0.797cm" draw:transform="rotate (1.5707963267949) translate (5.876cm 11.265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5.854cm" svg:y1="10.633cm" svg:x2="5.981cm" svg:y2="10.76cm">
            <text:p/>
          </draw:line>
          <draw:line draw:style-name="gr56" draw:text-style-name="P1" draw:layer="layout" svg:x1="5.854cm" svg:y1="10.887cm" svg:x2="5.981cm" svg:y2="10.76cm">
            <text:p/>
          </draw:line>
          <draw:line draw:style-name="gr56" draw:text-style-name="P1" draw:layer="layout" svg:x1="5.553cm" svg:y1="10.76cm" svg:x2="5.854cm" svg:y2="10.76cm">
            <text:p/>
          </draw:line>
          <draw:line draw:style-name="gr96" draw:text-style-name="P1" draw:layer="layout" svg:x1="5.727cm" svg:y1="11.014cm" svg:x2="5.727cm" svg:y2="10.379cm">
            <text:p/>
          </draw:line>
          <draw:frame draw:style-name="gr111" draw:text-style-name="P12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235cm" svg:y1="11.522cm" svg:x2="6.235cm" svg:y2="11.776cm">
            <text:p/>
          </draw:line>
          <draw:frame draw:style-name="gr99" draw:text-style-name="P12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5" draw:text-style-name="P1" draw:layer="layout" svg:x1="3.54cm" svg:y1="5.791cm" svg:x2="8.112cm" svg:y2="5.791cm">
          <text:p/>
        </draw:line>
        <draw:frame draw:style-name="gr112" draw:text-style-name="P10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7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6.08cm" svg:y1="20.685cm" svg:x2="6.207cm" svg:y2="20.812cm">
            <text:p/>
          </draw:line>
          <draw:line draw:style-name="gr56" draw:text-style-name="P1" draw:layer="layout" svg:x1="6.08cm" svg:y1="20.939cm" svg:x2="6.207cm" svg:y2="20.812cm">
            <text:p/>
          </draw:line>
          <draw:line draw:style-name="gr56" draw:text-style-name="P1" draw:layer="layout" svg:x1="5.318cm" svg:y1="20.812cm" svg:x2="6.08cm" svg:y2="20.812cm">
            <text:p/>
          </draw:line>
          <draw:line draw:style-name="gr96" draw:text-style-name="P1" draw:layer="layout" svg:x1="5.953cm" svg:y1="21.066cm" svg:x2="5.953cm" svg:y2="20.431cm">
            <text:p/>
          </draw:line>
          <draw:frame draw:style-name="gr97" draw:text-style-name="P12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461cm" svg:y1="21.574cm" svg:x2="6.461cm" svg:y2="21.828cm">
            <text:p/>
          </draw:line>
          <draw:frame draw:style-name="gr99" draw:text-style-name="P12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5" draw:text-style-name="P1" draw:layer="layout" svg:x1="6.461cm" svg:y1="12.395cm" svg:x2="6.461cm" svg:y2="19.415cm">
          <text:p/>
        </draw:line>
        <draw:line draw:style-name="gr14" draw:text-style-name="P1" draw:layer="layout" svg:x1="7.096cm" svg:y1="3.886cm" svg:x2="7.096cm" svg:y2="12.395cm">
          <text:p/>
        </draw:line>
        <draw:line draw:style-name="gr14" draw:text-style-name="P1" draw:layer="layout" svg:x1="6.461cm" svg:y1="12.395cm" svg:x2="7.096cm" svg:y2="12.395cm">
          <text:p/>
        </draw:line>
        <draw:line draw:style-name="gr5" draw:text-style-name="P1" draw:layer="layout" svg:x1="6.842cm" svg:y1="12.938cm" svg:x2="8.112cm" svg:y2="12.938cm">
          <text:p/>
        </draw:line>
        <draw:line draw:style-name="gr14" draw:text-style-name="P1" draw:layer="layout" svg:x1="6.842cm" svg:y1="12.938cm" svg:x2="6.842cm" svg:y2="19.415cm">
          <text:p/>
        </draw:line>
        <draw:g>
          <draw:custom-shape draw:style-name="gr116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0.065cm" svg:y1="13.065cm" svg:x2="10.192cm" svg:y2="13.192cm">
            <text:p/>
          </draw:line>
          <draw:line draw:style-name="gr56" draw:text-style-name="P1" draw:layer="layout" svg:x1="10.065cm" svg:y1="13.319cm" svg:x2="10.192cm" svg:y2="13.192cm">
            <text:p/>
          </draw:line>
          <draw:line draw:style-name="gr56" draw:text-style-name="P1" draw:layer="layout" svg:x1="9.613cm" svg:y1="13.189cm" svg:x2="10.065cm" svg:y2="13.192cm">
            <text:p/>
          </draw:line>
          <draw:line draw:style-name="gr96" draw:text-style-name="P1" draw:layer="layout" svg:x1="9.994cm" svg:y1="12.935cm" svg:x2="9.994cm" svg:y2="13.697cm">
            <text:p/>
          </draw:line>
          <draw:frame draw:style-name="gr97" draw:text-style-name="P12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446cm" svg:y1="13.954cm" svg:x2="10.446cm" svg:y2="14.208cm">
            <text:p/>
          </draw:line>
          <draw:frame draw:style-name="gr99" draw:text-style-name="P12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8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9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82cm" svg:y1="6.969cm" svg:x2="10.017cm" svg:y2="6.969cm">
          <text:p/>
        </draw:line>
        <draw:line draw:style-name="gr5" draw:text-style-name="P1" draw:layer="layout" svg:x1="9.001cm" svg:y1="11.477cm" svg:x2="10.017cm" svg:y2="11.477cm">
          <text:p/>
        </draw:line>
        <draw:custom-shape draw:style-name="gr33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1.541cm" svg:x2="9.382cm" svg:y2="3.286cm">
          <text:p/>
        </draw:line>
        <draw:custom-shape draw:style-name="gr33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10.906cm" svg:x2="10.017cm" svg:y2="10.906cm">
          <text:p/>
        </draw:line>
        <draw:custom-shape draw:style-name="gr33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28cm" svg:y1="12.049cm" svg:x2="10.017cm" svg:y2="12.049cm">
          <text:p/>
        </draw:line>
        <draw:line draw:style-name="gr14" draw:text-style-name="P1" draw:layer="layout" svg:x1="9.128cm" svg:y1="12.049cm" svg:x2="9.128cm" svg:y2="19.034cm">
          <text:p/>
        </draw:line>
        <draw:line draw:style-name="gr5" draw:text-style-name="P1" draw:layer="layout" svg:x1="12.557cm" svg:y1="10.779cm" svg:x2="13.319cm" svg:y2="10.779cm">
          <text:p/>
        </draw:line>
        <draw:line draw:style-name="gr5" draw:text-style-name="P1" draw:layer="layout" svg:x1="12.557cm" svg:y1="11.414cm" svg:x2="13.319cm" svg:y2="11.414cm">
          <text:p/>
        </draw:line>
        <draw:g>
          <draw:custom-shape draw:style-name="gr119" draw:text-style-name="P9" draw:layer="layout" svg:width="2.54cm" svg:height="0.637cm" draw:transform="rotate (1.57254165604689) translate (12.153cm 6.642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1.668cm" svg:y1="6.18cm" svg:x2="12.176cm" svg:y2="6.18cm">
          <text:p/>
        </draw:line>
        <draw:line draw:style-name="gr5" draw:text-style-name="P1" draw:layer="layout" svg:x1="12.811cm" svg:y1="5.245cm" svg:x2="13.319cm" svg:y2="5.245cm">
          <text:p/>
        </draw:line>
        <draw:line draw:style-name="gr5" draw:text-style-name="P1" draw:layer="layout" svg:x1="11.414cm" svg:y1="4.583cm" svg:x2="12.176cm" svg:y2="4.583cm">
          <text:p/>
        </draw:line>
        <draw:frame draw:style-name="gr59" draw:text-style-name="P10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5" draw:text-style-name="P1" draw:layer="layout" svg:x1="12.43cm" svg:y1="3.286cm" svg:x2="12.43cm" svg:y2="4.302cm">
          <text:p/>
        </draw:line>
        <draw:custom-shape draw:style-name="gr33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382cm" svg:y1="9.255cm" svg:x2="13.319cm" svg:y2="9.255cm">
          <text:p/>
        </draw:line>
        <draw:g>
          <draw:custom-shape draw:style-name="gr119" draw:text-style-name="P9" draw:layer="layout" svg:width="2.54cm" svg:height="0.637cm" draw:transform="rotate (1.57254165604689) translate (18.016cm 11.46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0" draw:text-style-name="P9" draw:layer="layout" svg:width="2.045cm" svg:height="0.797cm" draw:transform="rotate (1.5707963267949) translate (15.189cm 12.316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9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5" draw:text-style-name="P1" draw:layer="layout" svg:x1="14.208cm" svg:y1="12.008cm" svg:x2="15.224cm" svg:y2="12.008cm">
          <text:p/>
        </draw:line>
        <draw:line draw:style-name="gr5" draw:text-style-name="P1" draw:layer="layout" svg:x1="14.208cm" svg:y1="8.66cm" svg:x2="16.748cm" svg:y2="8.66cm">
          <text:p/>
        </draw:line>
        <draw:line draw:style-name="gr5" draw:text-style-name="P1" draw:layer="layout" svg:x1="14.208cm" svg:y1="7.517cm" svg:x2="17.637cm" svg:y2="7.517cm">
          <text:p/>
        </draw:line>
        <draw:line draw:style-name="gr5" draw:text-style-name="P1" draw:layer="layout" svg:x1="15.986cm" svg:y1="11.033cm" svg:x2="18.018cm" svg:y2="11.033cm">
          <text:p/>
        </draw:line>
        <draw:line draw:style-name="gr5" draw:text-style-name="P1" draw:layer="layout" svg:x1="18.399cm" svg:y1="13.573cm" svg:x2="18.399cm" svg:y2="11.16cm">
          <text:p/>
        </draw:line>
        <draw:line draw:style-name="gr5" draw:text-style-name="P1" draw:layer="layout" svg:x1="15.994cm" svg:y1="9.255cm" svg:x2="16.648cm" svg:y2="9.255cm">
          <text:p/>
        </draw:line>
        <draw:line draw:style-name="gr5" draw:text-style-name="P1" draw:layer="layout" svg:x1="15.605cm" svg:y1="13.065cm" svg:x2="15.605cm" svg:y2="12.303cm">
          <text:p/>
        </draw:line>
        <draw:line draw:style-name="gr14" draw:text-style-name="P1" draw:layer="layout" svg:x1="14.843cm" svg:y1="8.941cm" svg:x2="15.097cm" svg:y2="8.433cm">
          <text:p/>
        </draw:line>
        <draw:line draw:style-name="gr14" draw:text-style-name="P1" draw:layer="layout" svg:x1="14.843cm" svg:y1="7.771cm" svg:x2="15.097cm" svg:y2="7.263cm">
          <text:p/>
        </draw:line>
        <draw:line draw:style-name="gr5" draw:text-style-name="P1" draw:layer="layout" svg:x1="19.669cm" svg:y1="5.191cm" svg:x2="19.669cm" svg:y2="7.223cm">
          <text:p/>
        </draw:line>
        <draw:frame draw:style-name="gr39" draw:text-style-name="P10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39" draw:text-style-name="P10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39" draw:text-style-name="P10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39" draw:text-style-name="P10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39" draw:text-style-name="P10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39" draw:text-style-name="P10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14" draw:text-style-name="P1" draw:layer="layout" svg:x1="14.208cm" svg:y1="13.065cm" svg:x2="15.605cm" svg:y2="13.065cm">
          <text:p/>
        </draw:line>
        <draw:line draw:style-name="gr5" draw:text-style-name="P1" draw:layer="layout" svg:x1="9.382cm" svg:y1="12.557cm" svg:x2="10.017cm" svg:y2="12.535cm">
          <text:p/>
        </draw:line>
        <draw:line draw:style-name="gr14" draw:text-style-name="P1" draw:layer="layout" svg:x1="14.208cm" svg:y1="13.573cm" svg:x2="18.399cm" svg:y2="13.573cm">
          <text:p/>
        </draw:line>
        <draw:custom-shape draw:style-name="gr160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82cm" svg:y1="12.557cm" svg:x2="9.382cm" svg:y2="18.78cm">
          <text:p/>
        </draw:line>
        <draw:line draw:style-name="gr5" draw:text-style-name="P1" draw:layer="layout" svg:x1="20.05cm" svg:y1="8.139cm" svg:x2="20.558cm" svg:y2="8.139cm">
          <text:p/>
        </draw:line>
        <draw:g>
          <draw:custom-shape draw:style-name="gr119" draw:text-style-name="P9" draw:layer="layout" svg:width="2.54cm" svg:height="0.637cm" draw:transform="rotate (1.57254165604689) translate (16.652cm 10.78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9" draw:text-style-name="P9" draw:layer="layout" svg:width="2.54cm" svg:height="0.637cm" draw:transform="rotate (1.57254165604689) translate (17.641cm 7.859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5" draw:text-style-name="P1" draw:layer="layout" svg:x1="18.018cm" svg:y1="8.366cm" svg:x2="18.018cm" svg:y2="7.604cm">
          <text:p/>
        </draw:line>
        <draw:line draw:style-name="gr5" draw:text-style-name="P1" draw:layer="layout" svg:x1="17.029cm" svg:y1="7.985cm" svg:x2="17.029cm" svg:y2="8.62cm">
          <text:p/>
        </draw:line>
        <draw:line draw:style-name="gr5" draw:text-style-name="P1" draw:layer="layout" svg:x1="17.383cm" svg:y1="16.494cm" svg:x2="17.383cm" svg:y2="15.732cm">
          <text:p/>
        </draw:line>
        <draw:line draw:style-name="gr5" draw:text-style-name="P1" draw:layer="layout" svg:x1="18.018cm" svg:y1="16.494cm" svg:x2="18.018cm" svg:y2="15.732cm">
          <text:p/>
        </draw:line>
        <draw:line draw:style-name="gr5" draw:text-style-name="P1" draw:layer="layout" svg:x1="15.859cm" svg:y1="6.601cm" svg:x2="17.637cm" svg:y2="6.601cm">
          <text:p/>
        </draw:line>
        <draw:line draw:style-name="gr5" draw:text-style-name="P1" draw:layer="layout" svg:x1="16.113cm" svg:y1="5.699cm" svg:x2="17.637cm" svg:y2="5.699cm">
          <text:p/>
        </draw:line>
        <draw:line draw:style-name="gr14" draw:text-style-name="P1" draw:layer="layout" svg:x1="15.759cm" svg:y1="3.286cm" svg:x2="15.759cm" svg:y2="9.763cm">
          <text:p/>
        </draw:line>
        <draw:line draw:style-name="gr14" draw:text-style-name="P1" draw:layer="layout" svg:x1="16.013cm" svg:y1="3.54cm" svg:x2="16.013cm" svg:y2="9.255cm">
          <text:p/>
        </draw:line>
        <draw:line draw:style-name="gr5" draw:text-style-name="P1" draw:layer="layout" svg:x1="14.208cm" svg:y1="13.954cm" svg:x2="20.558cm" svg:y2="13.954cm">
          <text:p/>
        </draw:line>
        <draw:line draw:style-name="gr5" draw:text-style-name="P1" draw:layer="layout" svg:x1="15.759cm" svg:y1="9.763cm" svg:x2="16.648cm" svg:y2="9.763cm">
          <text:p/>
        </draw:line>
        <draw:line draw:style-name="gr14" draw:text-style-name="P1" draw:layer="layout" svg:x1="18.762cm" svg:y1="6.588cm" svg:x2="18.762cm" svg:y2="7.35cm">
          <text:p/>
        </draw:line>
        <draw:line draw:style-name="gr5" draw:text-style-name="P1" draw:layer="layout" svg:x1="18.78cm" svg:y1="7.35cm" svg:x2="19.288cm" svg:y2="7.35cm">
          <text:p/>
        </draw:line>
        <draw:line draw:style-name="gr14" draw:text-style-name="P1" draw:layer="layout" svg:x1="18.653cm" svg:y1="10.144cm" svg:x2="18.78cm" svg:y2="10.144cm">
          <text:p/>
        </draw:line>
        <draw:line draw:style-name="gr14" draw:text-style-name="P1" draw:layer="layout" svg:x1="18.78cm" svg:y1="9.255cm" svg:x2="18.78cm" svg:y2="10.144cm">
          <text:p/>
        </draw:line>
        <draw:line draw:style-name="gr5" draw:text-style-name="P1" draw:layer="layout" svg:x1="18.78cm" svg:y1="9.255cm" svg:x2="19.288cm" svg:y2="9.255cm">
          <text:p/>
        </draw:line>
        <draw:line draw:style-name="gr14" draw:text-style-name="P1" draw:layer="layout" svg:x1="14.208cm" svg:y1="5.191cm" svg:x2="19.669cm" svg:y2="5.191cm">
          <text:p/>
        </draw:line>
        <draw:custom-shape draw:style-name="gr33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383cm" svg:y1="9.382cm" svg:x2="18.018cm" svg:y2="9.382cm">
          <text:p/>
        </draw:line>
        <draw:line draw:style-name="gr14" draw:text-style-name="P1" draw:layer="layout" svg:x1="17.41cm" svg:y1="9.382cm" svg:x2="17.41cm" svg:y2="12.303cm">
          <text:p/>
        </draw:line>
        <draw:line draw:style-name="gr5" draw:text-style-name="P1" draw:layer="layout" svg:x1="17.383cm" svg:y1="12.303cm" svg:x2="20.558cm" svg:y2="12.303cm">
          <text:p/>
        </draw:line>
        <draw:custom-shape draw:style-name="gr33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494cm" svg:y1="14.589cm" svg:x2="20.558cm" svg:y2="14.589cm">
          <text:p/>
        </draw:line>
        <draw:line draw:style-name="gr5" draw:text-style-name="P1" draw:layer="layout" svg:x1="15.478cm" svg:y1="17.51cm" svg:x2="16.367cm" svg:y2="17.51cm">
          <text:p/>
        </draw:line>
        <draw:line draw:style-name="gr5" draw:text-style-name="P1" draw:layer="layout" svg:x1="14.97cm" svg:y1="18.018cm" svg:x2="16.367cm" svg:y2="18.018cm">
          <text:p/>
        </draw:line>
        <draw:line draw:style-name="gr14" draw:text-style-name="P1" draw:layer="layout" svg:x1="14.208cm" svg:y1="16.24cm" svg:x2="14.97cm" svg:y2="16.24cm">
          <text:p/>
        </draw:line>
        <draw:line draw:style-name="gr14" draw:text-style-name="P1" draw:layer="layout" svg:x1="14.208cm" svg:y1="15.859cm" svg:x2="15.478cm" svg:y2="15.859cm">
          <text:p/>
        </draw:line>
        <draw:line draw:style-name="gr14" draw:text-style-name="P1" draw:layer="layout" svg:x1="14.97cm" svg:y1="16.24cm" svg:x2="14.97cm" svg:y2="18.018cm">
          <text:p/>
        </draw:line>
        <draw:line draw:style-name="gr14" draw:text-style-name="P1" draw:layer="layout" svg:x1="15.478cm" svg:y1="15.859cm" svg:x2="15.478cm" svg:y2="17.51cm">
          <text:p/>
        </draw:line>
        <draw:line draw:style-name="gr5" draw:text-style-name="P1" draw:layer="layout" svg:x1="22.209cm" svg:y1="17.51cm" svg:x2="19.288cm" svg:y2="17.51cm">
          <text:p/>
        </draw:line>
        <draw:line draw:style-name="gr5" draw:text-style-name="P1" draw:layer="layout" svg:x1="27.543cm" svg:y1="18.018cm" svg:x2="19.288cm" svg:y2="18.018cm">
          <text:p/>
        </draw:line>
        <draw:line draw:style-name="gr5" draw:text-style-name="P1" draw:layer="layout" svg:x1="21.447cm" svg:y1="14.589cm" svg:x2="25.384cm" svg:y2="14.589cm">
          <text:p/>
        </draw:line>
        <draw:line draw:style-name="gr5" draw:text-style-name="P1" draw:layer="layout" svg:x1="22.59cm" svg:y1="12.303cm" svg:x2="22.59cm" svg:y2="19.415cm">
          <text:p/>
        </draw:line>
        <draw:line draw:style-name="gr5" draw:text-style-name="P1" draw:layer="layout" svg:x1="24.114cm" svg:y1="3.54cm" svg:x2="24.114cm" svg:y2="19.415cm">
          <text:p/>
        </draw:line>
        <draw:line draw:style-name="gr14" draw:text-style-name="P1" draw:layer="layout" svg:x1="21.447cm" svg:y1="8.112cm" svg:x2="24.114cm" svg:y2="8.112cm">
          <text:p/>
        </draw:line>
        <draw:line draw:style-name="gr14" draw:text-style-name="P1" draw:layer="layout" svg:x1="22.209cm" svg:y1="14.589cm" svg:x2="22.209cm" svg:y2="17.51cm">
          <text:p/>
        </draw:line>
        <draw:line draw:style-name="gr5" draw:text-style-name="P1" draw:layer="layout" svg:x1="24.114cm" svg:y1="8.112cm" svg:x2="25.384cm" svg:y2="8.112cm">
          <text:p/>
        </draw:line>
        <draw:line draw:style-name="gr14" draw:text-style-name="P1" draw:layer="layout" svg:x1="24.495cm" svg:y1="9.89cm" svg:x2="24.495cm" svg:y2="19.415cm">
          <text:p/>
        </draw:line>
        <draw:custom-shape draw:style-name="gr33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495cm" svg:y1="9.89cm" svg:x2="25.384cm" svg:y2="9.89cm">
          <text:p/>
        </draw:line>
        <draw:line draw:style-name="gr5" draw:text-style-name="P1" draw:layer="layout" svg:x1="26.273cm" svg:y1="8.112cm" svg:x2="27.162cm" svg:y2="8.112cm">
          <text:p/>
        </draw:line>
        <draw:line draw:style-name="gr5" draw:text-style-name="P1" draw:layer="layout" svg:x1="26.273cm" svg:y1="9.89cm" svg:x2="27.162cm" svg:y2="9.89cm">
          <text:p/>
        </draw:line>
        <draw:g>
          <draw:custom-shape draw:style-name="gr123" draw:text-style-name="P9" draw:layer="layout" svg:width="3.43cm" svg:height="0.637cm" draw:transform="rotate (1.57254165604689) translate (27.162cm 11.16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4" draw:text-style-name="P1" draw:layer="layout" svg:x1="9.128cm" svg:y1="19.034cm" svg:x2="28.178cm" svg:y2="19.034cm">
          <text:p/>
        </draw:line>
        <draw:line draw:style-name="gr14" draw:text-style-name="P1" draw:layer="layout" svg:x1="9.382cm" svg:y1="18.78cm" svg:x2="21.32cm" svg:y2="18.78cm">
          <text:p/>
        </draw:line>
        <draw:line draw:style-name="gr14" draw:text-style-name="P1" draw:layer="layout" svg:x1="21.32cm" svg:y1="18.018cm" svg:x2="21.32cm" svg:y2="18.78cm">
          <text:p/>
        </draw:line>
        <draw:custom-shape draw:style-name="gr33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7.824cm" svg:y1="9.382cm" svg:x2="28.205cm" svg:y2="9.382cm">
          <text:p/>
        </draw:line>
        <draw:line draw:style-name="gr14" draw:text-style-name="P1" draw:layer="layout" svg:x1="28.178cm" svg:y1="3.286cm" svg:x2="28.178cm" svg:y2="19.034cm">
          <text:p/>
        </draw:line>
        <draw:line draw:style-name="gr14" draw:text-style-name="P1" draw:layer="layout" svg:x1="26.273cm" svg:y1="14.589cm" svg:x2="27.543cm" svg:y2="14.589cm">
          <text:p/>
        </draw:line>
        <draw:line draw:style-name="gr14" draw:text-style-name="P1" draw:layer="layout" svg:x1="27.543cm" svg:y1="14.589cm" svg:x2="27.543cm" svg:y2="18.018cm">
          <text:p/>
        </draw:line>
        <draw:custom-shape draw:style-name="gr33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5.986cm" svg:y1="3.54cm" svg:x2="24.114cm" svg:y2="3.54cm">
          <text:p/>
        </draw:line>
        <draw:line draw:style-name="gr14" draw:text-style-name="P1" draw:layer="layout" svg:x1="15.732cm" svg:y1="3.286cm" svg:x2="28.178cm" svg:y2="3.286cm">
          <text:p/>
        </draw:line>
        <draw:custom-shape draw:style-name="gr33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14" draw:text-style-name="P1" draw:layer="layout" svg:x1="6.461cm" svg:y1="2.778cm" svg:x2="8.62cm" svg:y2="2.778cm">
          <text:p/>
        </draw:line>
        <draw:line draw:style-name="gr5" draw:text-style-name="P1" draw:layer="layout" svg:x1="7.477cm" svg:y1="15.097cm" svg:x2="8.112cm" svg:y2="15.097cm">
          <text:p/>
        </draw:line>
        <draw:line draw:style-name="gr5" draw:text-style-name="P1" draw:layer="layout" svg:x1="12.684cm" svg:y1="15.097cm" svg:x2="13.319cm" svg:y2="15.097cm">
          <text:p/>
        </draw:line>
        <draw:line draw:style-name="gr5" draw:text-style-name="P1" draw:layer="layout" svg:x1="19.923cm" svg:y1="15.097cm" svg:x2="20.558cm" svg:y2="15.097cm">
          <text:p/>
        </draw:line>
        <draw:line draw:style-name="gr5" draw:text-style-name="P1" draw:layer="layout" svg:x1="24.749cm" svg:y1="15.097cm" svg:x2="25.384cm" svg:y2="15.097cm">
          <text:p/>
        </draw:line>
        <draw:frame draw:style-name="gr109" draw:text-style-name="P10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9" draw:text-style-name="P10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9" draw:text-style-name="P10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24" draw:text-style-name="P9" draw:layer="layout" svg:width="1.016cm" svg:height="0.889cm" draw:transform="rotate (1.5707963267949) translate (15.605cm 15.551cm)">
          <text:p text:style-name="P1"><text:span text:style-name="T3">Dst</text:span></text:p>
          <text:p text:style-name="P1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6.113cm" svg:y1="13.954cm" svg:x2="16.113cm" svg:y2="14.589cm">
          <text:p/>
        </draw:line>
        <draw:custom-shape draw:style-name="gr33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47cm" svg:y1="3.286cm" svg:x2="8.747cm" svg:y2="3.921cm">
          <text:p/>
        </draw:line>
        <draw:line draw:style-name="gr14" draw:text-style-name="P1" draw:layer="layout" svg:x1="8.366cm" svg:y1="3.159cm" svg:x2="8.62cm" svg:y2="3.159cm">
          <text:p/>
        </draw:line>
        <draw:line draw:style-name="gr5" draw:text-style-name="P1" draw:layer="layout" svg:x1="13.7cm" svg:y1="3.159cm" svg:x2="13.7cm" svg:y2="3.921cm">
          <text:p/>
        </draw:line>
        <draw:line draw:style-name="gr14" draw:text-style-name="P1" draw:layer="layout" svg:x1="12.938cm" svg:y1="3.159cm" svg:x2="13.7cm" svg:y2="3.159cm">
          <text:p/>
        </draw:line>
        <draw:line draw:style-name="gr14" draw:text-style-name="P1" draw:layer="layout" svg:x1="13.954cm" svg:y1="2.778cm" svg:x2="13.954cm" svg:y2="3.921cm">
          <text:p/>
        </draw:line>
        <draw:line draw:style-name="gr5" draw:text-style-name="P1" draw:layer="layout" svg:x1="13.954cm" svg:y1="2.778cm" svg:x2="12.938cm" svg:y2="2.778cm">
          <text:p/>
        </draw:line>
        <draw:line draw:style-name="gr5" draw:text-style-name="P1" draw:layer="layout" svg:x1="22.082cm" svg:y1="2.397cm" svg:x2="12.938cm" svg:y2="2.397cm">
          <text:p/>
        </draw:line>
        <draw:line draw:style-name="gr14" draw:text-style-name="P1" draw:layer="layout" svg:x1="22.082cm" svg:y1="2.397cm" svg:x2="22.082cm" svg:y2="4.175cm">
          <text:p/>
        </draw:line>
        <draw:line draw:style-name="gr5" draw:text-style-name="P1" draw:layer="layout" svg:x1="26.908cm" svg:y1="2.016cm" svg:x2="12.938cm" svg:y2="2.016cm">
          <text:p/>
        </draw:line>
        <draw:line draw:style-name="gr14" draw:text-style-name="P1" draw:layer="layout" svg:x1="26.908cm" svg:y1="2.016cm" svg:x2="26.908cm" svg:y2="4.175cm">
          <text:p/>
        </draw:line>
        <draw:line draw:style-name="gr14" draw:text-style-name="P1" draw:layer="layout" svg:x1="26.273cm" svg:y1="4.175cm" svg:x2="27.543cm" svg:y2="4.175cm">
          <text:p/>
        </draw:line>
        <draw:line draw:style-name="gr5" draw:text-style-name="P1" draw:layer="layout" svg:x1="18.272cm" svg:y1="6.588cm" svg:x2="19.415cm" svg:y2="6.588cm">
          <text:p/>
        </draw:line>
        <draw:custom-shape draw:style-name="gr33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001cm" svg:y1="14.462cm" svg:x2="13.319cm" svg:y2="14.462cm">
          <text:p/>
        </draw:line>
        <draw:frame draw:style-name="gr125" draw:text-style-name="P10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5" draw:text-style-name="P1" draw:layer="layout" svg:x1="14.208cm" svg:y1="4.683cm" svg:x2="20.558cm" svg:y2="4.683cm">
          <text:p/>
        </draw:line>
        <draw:line draw:style-name="gr5" draw:text-style-name="P1" draw:layer="layout" svg:x1="18.78cm" svg:y1="4.175cm" svg:x2="20.558cm" svg:y2="4.175cm">
          <text:p/>
        </draw:line>
        <draw:frame draw:style-name="gr126" draw:text-style-name="P10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26" draw:text-style-name="P10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5" draw:text-style-name="P1" draw:layer="layout" svg:x1="21.447cm" svg:y1="5.064cm" svg:x2="22.59cm" svg:y2="5.064cm">
          <text:p/>
        </draw:line>
        <draw:frame draw:style-name="gr127" draw:text-style-name="P10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39" draw:text-style-name="P10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39" draw:text-style-name="P10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5" draw:text-style-name="P1" draw:layer="layout" svg:x1="14.208cm" svg:y1="4.048cm" svg:x2="17.256cm" svg:y2="4.048cm">
          <text:p/>
        </draw:line>
        <draw:frame draw:style-name="gr39" draw:text-style-name="P10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8" draw:text-style-name="P10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5" draw:text-style-name="P1" draw:layer="layout" svg:x1="9.001cm" svg:y1="15.17cm" svg:x2="11.16cm" svg:y2="15.17cm">
          <text:p/>
        </draw:line>
        <draw:custom-shape draw:style-name="gr161" draw:text-style-name="P9" draw:layer="layout" svg:width="1.397cm" svg:height="1.016cm" draw:transform="rotate (1.5707963267949) translate (11.16cm 16.44cm)">
          <text:p text:style-name="P1"><text:span text:style-name="T3">Jump</text:span></text:p>
          <text:p text:style-name="P1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11.668cm" svg:y1="14.462cm" svg:x2="11.668cm" svg:y2="15.097cm">
          <text:p/>
        </draw:line>
        <draw:custom-shape draw:style-name="gr33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668cm" svg:y1="16.439cm" svg:x2="11.668cm" svg:y2="17.455cm">
          <text:p/>
        </draw:line>
        <draw:frame draw:style-name="gr162" draw:text-style-name="P10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39" draw:text-style-name="P10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39" draw:text-style-name="P10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14" draw:text-style-name="P1" draw:layer="layout" svg:x1="5.191cm" svg:y1="2.27cm" svg:x2="8.62cm" svg:y2="2.27cm">
          <text:p/>
        </draw:line>
        <draw:frame draw:style-name="gr39" draw:text-style-name="P10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39" draw:text-style-name="P10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5" draw:text-style-name="P1" draw:layer="layout" svg:x1="6.08cm" svg:y1="7.731cm" svg:x2="6.08cm" svg:y2="8.62cm">
          <text:p/>
        </draw:line>
        <draw:frame draw:style-name="gr109" draw:text-style-name="P10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9" draw:text-style-name="P10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30" draw:text-style-name="P10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14" draw:text-style-name="P1" draw:layer="layout" svg:x1="10.525cm" svg:y1="15.351cm" svg:x2="10.779cm" svg:y2="14.843cm">
          <text:p/>
        </draw:line>
        <draw:frame draw:style-name="gr131" draw:text-style-name="P10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5" draw:text-style-name="P1" draw:layer="layout" svg:x1="8.366cm" svg:y1="3.159cm" svg:x2="8.366cm" svg:y2="3.921cm">
          <text:p/>
        </draw:line>
        <draw:frame draw:style-name="gr39" draw:text-style-name="P10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39" draw:text-style-name="P10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39" draw:text-style-name="P10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39" draw:text-style-name="P10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39" draw:text-style-name="P10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5" draw:text-style-name="P1" draw:layer="layout" svg:x1="20.05cm" svg:y1="8.747cm" svg:x2="20.558cm" svg:y2="8.747cm">
          <text:p/>
        </draw:line>
        <draw:frame draw:style-name="gr39" draw:text-style-name="P10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32" draw:text-style-name="P10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39" draw:text-style-name="P10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63" draw:text-style-name="P10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33" draw:text-style-name="P10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34" draw:text-style-name="P10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34" draw:text-style-name="P10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35" draw:text-style-name="P10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36" draw:text-style-name="P10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36" draw:text-style-name="P10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9" draw:text-style-name="P10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33" draw:text-style-name="P10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33" draw:text-style-name="P10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33" draw:text-style-name="P10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32" draw:text-style-name="P10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39" draw:text-style-name="P10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39" draw:text-style-name="P10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32" draw:text-style-name="P10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39" draw:text-style-name="P10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5" draw:text-style-name="P1" draw:layer="layout" svg:x1="27.543cm" svg:y1="6.08cm" svg:x2="27.543cm" svg:y2="8.112cm">
          <text:p/>
        </draw:line>
        <draw:custom-shape draw:style-name="gr161" draw:text-style-name="P9" draw:layer="layout" svg:width="1.397cm" svg:height="1.016cm" draw:transform="rotate (1.5707963267949) translate (27.035cm 6.08cm)">
          <text:p text:style-name="P1"><text:span text:style-name="T3">WB</text:span></text:p>
          <text:p text:style-name="P1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1" draw:layer="layout" svg:x1="27.543cm" svg:y1="4.175cm" svg:x2="27.543cm" svg:y2="4.683cm">
          <text:p/>
        </draw:line>
        <draw:custom-shape draw:style-name="gr33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0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14" draw:text-style-name="P1" draw:layer="layout" svg:x1="4.175cm" svg:y1="12.684cm" svg:x2="4.429cm" svg:y2="12.176cm">
          <text:p/>
        </draw:line>
        <draw:line draw:style-name="gr14" draw:text-style-name="P1" draw:layer="layout" svg:x1="4.175cm" svg:y1="10.906cm" svg:x2="4.429cm" svg:y2="10.398cm">
          <text:p/>
        </draw:line>
        <draw:line draw:style-name="gr14" draw:text-style-name="P1" draw:layer="layout" svg:x1="4.175cm" svg:y1="9.255cm" svg:x2="4.429cm" svg:y2="8.747cm">
          <text:p/>
        </draw:line>
        <draw:line draw:style-name="gr14" draw:text-style-name="P1" draw:layer="layout" svg:x1="27.799cm" svg:y1="19.288cm" svg:x2="28.053cm" svg:y2="18.78cm">
          <text:p/>
        </draw:line>
        <draw:frame draw:style-name="gr39" draw:text-style-name="P10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39" draw:text-style-name="P10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14" draw:text-style-name="P1" draw:layer="layout" svg:x1="4.304cm" svg:y1="4.175cm" svg:x2="4.558cm" svg:y2="3.667cm">
          <text:p/>
        </draw:line>
        <draw:frame draw:style-name="gr39" draw:text-style-name="P10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14" draw:text-style-name="P1" draw:layer="layout" svg:x1="17.129cm" svg:y1="16.467cm" svg:x2="17.637cm" svg:y2="16.213cm">
          <text:p/>
        </draw:line>
        <draw:frame draw:style-name="gr59" draw:text-style-name="P10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14" draw:text-style-name="P1" draw:layer="layout" svg:x1="7.35cm" svg:y1="13.192cm" svg:x2="7.604cm" svg:y2="12.684cm">
          <text:p/>
        </draw:line>
        <draw:frame draw:style-name="gr39" draw:text-style-name="P10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14" draw:text-style-name="P1" draw:layer="layout" svg:x1="11.289cm" svg:y1="14.716cm" svg:x2="11.543cm" svg:y2="14.208cm">
          <text:p/>
        </draw:line>
        <draw:frame draw:style-name="gr39" draw:text-style-name="P10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14" draw:text-style-name="P1" draw:layer="layout" svg:x1="12.559cm" svg:y1="11.033cm" svg:x2="12.813cm" svg:y2="10.525cm">
          <text:p/>
        </draw:line>
        <draw:frame draw:style-name="gr39" draw:text-style-name="P10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14" draw:text-style-name="P1" draw:layer="layout" svg:x1="12.557cm" svg:y1="11.668cm" svg:x2="12.811cm" svg:y2="11.16cm">
          <text:p/>
        </draw:line>
        <draw:frame draw:style-name="gr39" draw:text-style-name="P10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14" draw:text-style-name="P1" draw:layer="layout" svg:x1="11.668cm" svg:y1="9.482cm" svg:x2="11.922cm" svg:y2="8.974cm">
          <text:p/>
        </draw:line>
        <draw:frame draw:style-name="gr39" draw:text-style-name="P10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14" draw:text-style-name="P1" draw:layer="layout" svg:x1="11.668cm" svg:y1="6.461cm" svg:x2="11.922cm" svg:y2="5.953cm">
          <text:p/>
        </draw:line>
        <draw:line draw:style-name="gr14" draw:text-style-name="P1" draw:layer="layout" svg:x1="12.811cm" svg:y1="5.572cm" svg:x2="13.065cm" svg:y2="5.064cm">
          <text:p/>
        </draw:line>
        <draw:line draw:style-name="gr14" draw:text-style-name="P1" draw:layer="layout" svg:x1="24.624cm" svg:y1="10.144cm" svg:x2="24.878cm" svg:y2="9.636cm">
          <text:p/>
        </draw:line>
        <draw:frame draw:style-name="gr39" draw:text-style-name="P10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14" draw:text-style-name="P1" draw:layer="layout" svg:x1="24.622cm" svg:y1="8.366cm" svg:x2="24.876cm" svg:y2="7.858cm">
          <text:p/>
        </draw:line>
        <draw:frame draw:style-name="gr39" draw:text-style-name="P10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14" draw:text-style-name="P1" draw:layer="layout" svg:x1="26.4cm" svg:y1="8.366cm" svg:x2="26.654cm" svg:y2="7.858cm">
          <text:p/>
        </draw:line>
        <draw:frame draw:style-name="gr39" draw:text-style-name="P10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14" draw:text-style-name="P1" draw:layer="layout" svg:x1="26.4cm" svg:y1="10.144cm" svg:x2="26.654cm" svg:y2="9.636cm">
          <text:p/>
        </draw:line>
        <draw:frame draw:style-name="gr39" draw:text-style-name="P10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14" draw:text-style-name="P1" draw:layer="layout" svg:x1="17.637cm" svg:y1="12.557cm" svg:x2="17.891cm" svg:y2="12.049cm">
          <text:p/>
        </draw:line>
        <draw:frame draw:style-name="gr39" draw:text-style-name="P10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14" draw:text-style-name="P1" draw:layer="layout" svg:x1="21.574cm" svg:y1="12.647cm" svg:x2="21.828cm" svg:y2="12.139cm">
          <text:p/>
        </draw:line>
        <draw:frame draw:style-name="gr39" draw:text-style-name="P10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14" draw:text-style-name="P1" draw:layer="layout" svg:x1="14.335cm" svg:y1="16.113cm" svg:x2="14.589cm" svg:y2="15.605cm">
          <text:p/>
        </draw:line>
        <draw:line draw:style-name="gr14" draw:text-style-name="P1" draw:layer="layout" svg:x1="14.335cm" svg:y1="16.494cm" svg:x2="14.589cm" svg:y2="15.986cm">
          <text:p/>
        </draw:line>
        <draw:frame draw:style-name="gr59" draw:text-style-name="P10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59" draw:text-style-name="P10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14" draw:text-style-name="P1" draw:layer="layout" svg:x1="16.621cm" svg:y1="14.843cm" svg:x2="16.875cm" svg:y2="14.335cm">
          <text:p/>
        </draw:line>
        <draw:frame draw:style-name="gr59" draw:text-style-name="P10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14" draw:text-style-name="P1" draw:layer="layout" svg:x1="19.796cm" svg:y1="17.764cm" svg:x2="20.05cm" svg:y2="17.256cm">
          <text:p/>
        </draw:line>
        <draw:frame draw:style-name="gr59" draw:text-style-name="P10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14" draw:text-style-name="P1" draw:layer="layout" svg:x1="19.796cm" svg:y1="18.399cm" svg:x2="20.05cm" svg:y2="17.891cm">
          <text:p/>
        </draw:line>
        <draw:frame draw:style-name="gr59" draw:text-style-name="P10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14" draw:text-style-name="P1" draw:layer="layout" svg:x1="17.729cm" svg:y1="16.467cm" svg:x2="18.237cm" svg:y2="16.213cm">
          <text:p/>
        </draw:line>
        <draw:frame draw:style-name="gr59" draw:text-style-name="P10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14" draw:text-style-name="P1" draw:layer="layout" svg:x1="17.764cm" svg:y1="8.339cm" svg:x2="18.272cm" svg:y2="8.085cm">
          <text:p/>
        </draw:line>
        <draw:line draw:style-name="gr14" draw:text-style-name="P1" draw:layer="layout" svg:x1="16.748cm" svg:y1="8.239cm" svg:x2="17.256cm" svg:y2="7.985cm">
          <text:p/>
        </draw:line>
        <draw:frame draw:style-name="gr107" draw:text-style-name="P12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14" draw:text-style-name="P1" draw:layer="layout" svg:x1="16.113cm" svg:y1="11.287cm" svg:x2="16.367cm" svg:y2="10.779cm">
          <text:p/>
        </draw:line>
        <draw:frame draw:style-name="gr39" draw:text-style-name="P10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14" draw:text-style-name="P1" draw:layer="layout" svg:x1="14.462cm" svg:y1="12.303cm" svg:x2="14.716cm" svg:y2="11.795cm">
          <text:p/>
        </draw:line>
        <draw:frame draw:style-name="gr39" draw:text-style-name="P10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14" draw:text-style-name="P1" draw:layer="layout" svg:x1="14.335cm" svg:y1="14.208cm" svg:x2="14.589cm" svg:y2="13.7cm">
          <text:p/>
        </draw:line>
        <draw:line draw:style-name="gr14" draw:text-style-name="P1" draw:layer="layout" svg:x1="21.574cm" svg:y1="4.429cm" svg:x2="21.828cm" svg:y2="3.921cm">
          <text:p/>
        </draw:line>
        <draw:line draw:style-name="gr14" draw:text-style-name="P1" draw:layer="layout" svg:x1="26.4cm" svg:y1="4.429cm" svg:x2="26.654cm" svg:y2="3.921cm">
          <text:p/>
        </draw:line>
        <draw:line draw:style-name="gr5" draw:text-style-name="P1" draw:layer="layout" svg:x1="21.447cm" svg:y1="4.175cm" svg:x2="25.384cm" svg:y2="4.175cm">
          <text:p/>
        </draw:line>
        <draw:custom-shape draw:style-name="gr33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1.524cm" svg:height="0.889cm" svg:x="17.256cm" svg:y="3.667cm">
          <text:p text:style-name="P1"><text:span text:style-name="T3">Branch</text:span></text:p>
          <text:p text:style-name="P1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24cm" svg:y1="4.429cm" svg:x2="17.256cm" svg:y2="4.429cm">
          <text:p/>
        </draw:line>
        <draw:line draw:style-name="gr14" draw:text-style-name="P1" draw:layer="layout" svg:x1="16.24cm" svg:y1="4.429cm" svg:x2="16.24cm" svg:y2="4.683cm">
          <text:p/>
        </draw:line>
        <draw:custom-shape draw:style-name="gr33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335cm" svg:y1="4.937cm" svg:x2="14.589cm" svg:y2="4.429cm">
          <text:p/>
        </draw:line>
        <draw:frame draw:style-name="gr39" draw:text-style-name="P10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14" draw:text-style-name="P1" draw:layer="layout" svg:x1="14.335cm" svg:y1="4.329cm" svg:x2="14.589cm" svg:y2="3.821cm">
          <text:p/>
        </draw:line>
        <draw:frame draw:style-name="gr39" draw:text-style-name="P10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39" draw:text-style-name="P10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14" draw:text-style-name="P1" draw:layer="layout" svg:x1="18.78cm" svg:y1="4.456cm" svg:x2="19.034cm" svg:y2="3.948cm">
          <text:p/>
        </draw:line>
        <draw:line draw:style-name="gr5" draw:text-style-name="P1" draw:layer="layout" svg:x1="21.447cm" svg:y1="6.08cm" svg:x2="25.384cm" svg:y2="6.08cm">
          <text:p/>
        </draw:line>
        <draw:frame draw:style-name="gr127" draw:text-style-name="P10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14" draw:text-style-name="P1" draw:layer="layout" svg:x1="21.574cm" svg:y1="5.318cm" svg:x2="21.828cm" svg:y2="4.81cm">
          <text:p/>
        </draw:line>
        <draw:frame draw:style-name="gr39" draw:text-style-name="P10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14" draw:text-style-name="P1" draw:layer="layout" svg:x1="21.576cm" svg:y1="6.334cm" svg:x2="21.83cm" svg:y2="5.826cm">
          <text:p/>
        </draw:line>
        <draw:frame draw:style-name="gr39" draw:text-style-name="P10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5" draw:text-style-name="P1" draw:layer="layout" svg:x1="26.273cm" svg:y1="9.001cm" svg:x2="27.162cm" svg:y2="9.001cm">
          <text:p/>
        </draw:line>
        <draw:line draw:style-name="gr14" draw:text-style-name="P1" draw:layer="layout" svg:x1="26.4cm" svg:y1="9.245cm" svg:x2="26.654cm" svg:y2="8.737cm">
          <text:p/>
        </draw:line>
        <draw:frame draw:style-name="gr39" draw:text-style-name="P10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5" draw:text-style-name="P1" draw:layer="layout" svg:x1="26.273cm" svg:y1="10.779cm" svg:x2="27.162cm" svg:y2="10.779cm">
          <text:p/>
        </draw:line>
        <draw:line draw:style-name="gr14" draw:text-style-name="P1" draw:layer="layout" svg:x1="26.4cm" svg:y1="11.033cm" svg:x2="26.654cm" svg:y2="10.525cm">
          <text:p/>
        </draw:line>
        <draw:frame draw:style-name="gr39" draw:text-style-name="P10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32" draw:text-style-name="P10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5" draw:text-style-name="P1" draw:layer="layout" svg:x1="21.447cm" svg:y1="10.906cm" svg:x2="25.384cm" svg:y2="10.906cm">
          <text:p/>
        </draw:line>
        <draw:custom-shape draw:style-name="gr33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0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14" draw:text-style-name="P1" draw:layer="layout" svg:x1="18.78cm" svg:y1="10.144cm" svg:x2="18.78cm" svg:y2="10.906cm">
          <text:p/>
        </draw:line>
        <draw:line draw:style-name="gr5" draw:text-style-name="P1" draw:layer="layout" svg:x1="18.78cm" svg:y1="10.906cm" svg:x2="20.558cm" svg:y2="10.906cm">
          <text:p/>
        </draw:line>
        <draw:line draw:style-name="gr14" draw:text-style-name="P1" draw:layer="layout" svg:x1="21.447cm" svg:y1="12.303cm" svg:x2="22.59cm" svg:y2="12.303cm">
          <text:p/>
        </draw:line>
        <draw:frame draw:style-name="gr39" draw:text-style-name="P10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14" draw:text-style-name="P1" draw:layer="layout" svg:x1="21.574cm" svg:y1="11.213cm" svg:x2="21.828cm" svg:y2="10.705cm">
          <text:p/>
        </draw:line>
        <draw:frame draw:style-name="gr39" draw:text-style-name="P10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7" draw:style-name="dp1" draw:master-page-name="Default">
        <draw:g>
          <draw:line draw:style-name="gr55" draw:text-style-name="P1" draw:layer="layout" svg:x1="7.293cm" svg:y1="4.254cm" svg:x2="7.293cm" svg:y2="5.524cm">
            <text:p/>
          </draw:line>
          <draw:line draw:style-name="gr56" draw:text-style-name="P1" draw:layer="layout" svg:x1="7.039cm" svg:y1="4.635cm" svg:x2="7.547cm" svg:y2="4.381cm">
            <text:p/>
          </draw:line>
          <draw:frame draw:style-name="gr164" draw:text-style-name="P13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56" draw:text-style-name="P1" draw:layer="layout" svg:x1="7.039cm" svg:y1="4.635cm" svg:x2="7.547cm" svg:y2="4.381cm">
            <text:p/>
          </draw:line>
        </draw:g>
        <draw:g>
          <draw:line draw:style-name="gr55" draw:text-style-name="P1" draw:layer="layout" svg:x1="8.995cm" svg:y1="4.254cm" svg:x2="8.995cm" svg:y2="5.524cm">
            <text:p/>
          </draw:line>
          <draw:line draw:style-name="gr56" draw:text-style-name="P1" draw:layer="layout" svg:x1="8.741cm" svg:y1="4.635cm" svg:x2="9.249cm" svg:y2="4.381cm">
            <text:p/>
          </draw:line>
          <draw:frame draw:style-name="gr164" draw:text-style-name="P13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56" draw:text-style-name="P1" draw:layer="layout" svg:x1="7.928cm" svg:y1="7.175cm" svg:x2="8.436cm" svg:y2="6.921cm">
            <text:p/>
          </draw:line>
          <draw:frame draw:style-name="gr164" draw:text-style-name="P13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56" draw:text-style-name="P1" draw:layer="layout" svg:x1="7.928cm" svg:y1="7.175cm" svg:x2="8.436cm" svg:y2="6.921cm">
            <text:p/>
          </draw:line>
          <draw:line draw:style-name="gr56" draw:text-style-name="P1" draw:layer="layout" svg:x1="8.182cm" svg:y1="6.794cm" svg:x2="8.182cm" svg:y2="7.683cm">
            <text:p/>
          </draw:line>
        </draw:g>
        <draw:custom-shape draw:style-name="gr165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55" draw:text-style-name="P1" draw:layer="layout" svg:x1="11.739cm" svg:y1="7.177cm" svg:x2="13.009cm" svg:y2="7.175cm">
            <text:p/>
          </draw:line>
          <draw:line draw:style-name="gr56" draw:text-style-name="P1" draw:layer="layout" svg:x1="12.121cm" svg:y1="7.431cm" svg:x2="11.866cm" svg:y2="6.923cm">
            <text:p/>
          </draw:line>
          <draw:frame draw:style-name="gr164" draw:text-style-name="P13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56" draw:text-style-name="P1" draw:layer="layout" svg:x1="12.121cm" svg:y1="7.431cm" svg:x2="11.866cm" svg:y2="6.923cm">
            <text:p/>
          </draw:line>
        </draw:g>
        <draw:g>
          <draw:line draw:style-name="gr55" draw:text-style-name="P1" draw:layer="layout" svg:x1="11.736cm" svg:y1="5.475cm" svg:x2="13.006cm" svg:y2="5.473cm">
            <text:p/>
          </draw:line>
          <draw:line draw:style-name="gr56" draw:text-style-name="P1" draw:layer="layout" svg:x1="12.118cm" svg:y1="5.729cm" svg:x2="11.863cm" svg:y2="5.221cm">
            <text:p/>
          </draw:line>
          <draw:frame draw:style-name="gr164" draw:text-style-name="P13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56" draw:text-style-name="P1" draw:layer="layout" svg:x1="14.659cm" svg:y1="6.537cm" svg:x2="14.404cm" svg:y2="6.029cm">
            <text:p/>
          </draw:line>
          <draw:frame draw:style-name="gr164" draw:text-style-name="P13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56" draw:text-style-name="P1" draw:layer="layout" svg:x1="14.659cm" svg:y1="6.537cm" svg:x2="14.404cm" svg:y2="6.029cm">
            <text:p/>
          </draw:line>
          <draw:line draw:style-name="gr56" draw:text-style-name="P1" draw:layer="layout" svg:x1="14.278cm" svg:y1="6.284cm" svg:x2="15.167cm" svg:y2="6.282cm">
            <text:p/>
          </draw:line>
        </draw:g>
        <draw:g>
          <draw:line draw:style-name="gr55" draw:text-style-name="P1" draw:layer="layout" svg:x1="2.34cm" svg:y1="4.762cm" svg:x2="2.34cm" svg:y2="6.032cm">
            <text:p/>
          </draw:line>
          <draw:line draw:style-name="gr56" draw:text-style-name="P1" draw:layer="layout" svg:x1="2.086cm" svg:y1="5.143cm" svg:x2="2.594cm" svg:y2="4.889cm">
            <text:p/>
          </draw:line>
          <draw:frame draw:style-name="gr164" draw:text-style-name="P13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56" draw:text-style-name="P1" draw:layer="layout" svg:x1="2.086cm" svg:y1="5.143cm" svg:x2="2.594cm" svg:y2="4.889cm">
            <text:p/>
          </draw:line>
        </draw:g>
        <draw:g>
          <draw:line draw:style-name="gr56" draw:text-style-name="P1" draw:layer="layout" svg:x1="2.086cm" svg:y1="6.921cm" svg:x2="2.594cm" svg:y2="6.667cm">
            <text:p/>
          </draw:line>
          <draw:frame draw:style-name="gr164" draw:text-style-name="P13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56" draw:text-style-name="P1" draw:layer="layout" svg:x1="2.086cm" svg:y1="6.921cm" svg:x2="2.594cm" svg:y2="6.667cm">
            <text:p/>
          </draw:line>
          <draw:line draw:style-name="gr56" draw:text-style-name="P1" draw:layer="layout" svg:x1="2.34cm" svg:y1="6.54cm" svg:x2="2.34cm" svg:y2="7.429cm">
            <text:p/>
          </draw:line>
        </draw:g>
        <draw:g>
          <draw:line draw:style-name="gr55" draw:text-style-name="P1" draw:layer="layout" svg:x1="4.245cm" svg:y1="5.271cm" svg:x2="5.515cm" svg:y2="5.269cm">
            <text:p/>
          </draw:line>
          <draw:line draw:style-name="gr56" draw:text-style-name="P1" draw:layer="layout" svg:x1="4.627cm" svg:y1="5.525cm" svg:x2="4.372cm" svg:y2="5.017cm">
            <text:p/>
          </draw:line>
          <draw:frame draw:style-name="gr164" draw:text-style-name="P13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56" draw:text-style-name="P1" draw:layer="layout" svg:x1="4.627cm" svg:y1="5.525cm" svg:x2="4.372cm" svg:y2="5.017cm">
            <text:p/>
          </draw:line>
        </draw:g>
        <draw:g>
          <draw:line draw:style-name="gr56" draw:text-style-name="P1" draw:layer="layout" svg:x1="4.626cm" svg:y1="7.379cm" svg:x2="4.371cm" svg:y2="6.871cm">
            <text:p/>
          </draw:line>
          <draw:frame draw:style-name="gr164" draw:text-style-name="P13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56" draw:text-style-name="P1" draw:layer="layout" svg:x1="4.626cm" svg:y1="7.379cm" svg:x2="4.371cm" svg:y2="6.871cm">
            <text:p/>
          </draw:line>
          <draw:line draw:style-name="gr56" draw:text-style-name="P1" draw:layer="layout" svg:x1="4.245cm" svg:y1="7.126cm" svg:x2="5.134cm" svg:y2="7.124cm">
            <text:p/>
          </draw:line>
        </draw:g>
        <draw:g>
          <draw:custom-shape draw:style-name="gr165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12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56" draw:text-style-name="P1" draw:layer="layout" svg:x1="3.286cm" svg:y1="10.274cm" svg:x2="3.413cm" svg:y2="10.401cm">
            <text:p/>
          </draw:line>
          <draw:line draw:style-name="gr56" draw:text-style-name="P1" draw:layer="layout" svg:x1="3.286cm" svg:y1="10.528cm" svg:x2="3.413cm" svg:y2="10.401cm">
            <text:p/>
          </draw:line>
          <draw:line draw:style-name="gr56" draw:text-style-name="P1" draw:layer="layout" svg:x1="2.524cm" svg:y1="10.401cm" svg:x2="3.286cm" svg:y2="10.401cm">
            <text:p/>
          </draw:line>
          <draw:line draw:style-name="gr96" draw:text-style-name="P1" draw:layer="layout" svg:x1="3.159cm" svg:y1="10.655cm" svg:x2="3.159cm" svg:y2="10.02cm">
            <text:p/>
          </draw:line>
          <draw:frame draw:style-name="gr97" draw:text-style-name="P12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.667cm" svg:y1="11.163cm" svg:x2="3.667cm" svg:y2="11.417cm">
            <text:p/>
          </draw:line>
          <draw:frame draw:style-name="gr99" draw:text-style-name="P12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5cm" svg:y1="11.747cm" svg:x2="12.627cm" svg:y2="11.874cm">
            <text:p/>
          </draw:line>
          <draw:line draw:style-name="gr56" draw:text-style-name="P1" draw:layer="layout" svg:x1="12.5cm" svg:y1="12.001cm" svg:x2="12.627cm" svg:y2="11.874cm">
            <text:p/>
          </draw:line>
          <draw:line draw:style-name="gr56" draw:text-style-name="P1" draw:layer="layout" svg:x1="11.738cm" svg:y1="11.874cm" svg:x2="12.5cm" svg:y2="11.874cm">
            <text:p/>
          </draw:line>
          <draw:line draw:style-name="gr96" draw:text-style-name="P1" draw:layer="layout" svg:x1="12.373cm" svg:y1="12.128cm" svg:x2="12.373cm" svg:y2="11.493cm">
            <text:p/>
          </draw:line>
          <draw:frame draw:style-name="gr97" draw:text-style-name="P12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881cm" svg:y1="12.636cm" svg:x2="12.881cm" svg:y2="12.89cm">
            <text:p/>
          </draw:line>
          <draw:frame draw:style-name="gr99" draw:text-style-name="P12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65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69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.889cm" svg:y1="3.545cm" svg:x2="3.159cm" svg:y2="3.543cm">
          <text:p/>
        </draw:line>
        <draw:g>
          <draw:line draw:style-name="gr55" draw:text-style-name="P1" draw:layer="layout" svg:x1="4.048cm" svg:y1="3.543cm" svg:x2="6.08cm" svg:y2="3.543cm">
            <text:p/>
          </draw:line>
          <draw:frame draw:style-name="gr170" draw:text-style-name="P12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70" draw:text-style-name="P12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65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3.573cm" svg:y1="15.862cm" svg:x2="13.7cm" svg:y2="15.989cm">
            <text:p/>
          </draw:line>
          <draw:line draw:style-name="gr56" draw:text-style-name="P1" draw:layer="layout" svg:x1="13.573cm" svg:y1="16.116cm" svg:x2="13.7cm" svg:y2="15.989cm">
            <text:p/>
          </draw:line>
          <draw:line draw:style-name="gr56" draw:text-style-name="P1" draw:layer="layout" svg:x1="12.811cm" svg:y1="15.989cm" svg:x2="13.573cm" svg:y2="15.989cm">
            <text:p/>
          </draw:line>
          <draw:line draw:style-name="gr96" draw:text-style-name="P1" draw:layer="layout" svg:x1="13.446cm" svg:y1="16.243cm" svg:x2="13.446cm" svg:y2="15.608cm">
            <text:p/>
          </draw:line>
          <draw:frame draw:style-name="gr97" draw:text-style-name="P12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954cm" svg:y1="16.751cm" svg:x2="13.954cm" svg:y2="17.005cm">
            <text:p/>
          </draw:line>
          <draw:frame draw:style-name="gr99" draw:text-style-name="P12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103cm" svg:y1="18.414cm" svg:x2="12.23cm" svg:y2="18.541cm">
            <text:p/>
          </draw:line>
          <draw:line draw:style-name="gr56" draw:text-style-name="P1" draw:layer="layout" svg:x1="12.103cm" svg:y1="18.668cm" svg:x2="12.23cm" svg:y2="18.541cm">
            <text:p/>
          </draw:line>
          <draw:line draw:style-name="gr56" draw:text-style-name="P1" draw:layer="layout" svg:x1="11.341cm" svg:y1="18.541cm" svg:x2="12.103cm" svg:y2="18.541cm">
            <text:p/>
          </draw:line>
          <draw:line draw:style-name="gr96" draw:text-style-name="P1" draw:layer="layout" svg:x1="11.976cm" svg:y1="18.795cm" svg:x2="11.976cm" svg:y2="18.16cm">
            <text:p/>
          </draw:line>
          <draw:frame draw:style-name="gr97" draw:text-style-name="P12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2.484cm" svg:y1="19.303cm" svg:x2="12.484cm" svg:y2="19.557cm">
            <text:p/>
          </draw:line>
          <draw:frame draw:style-name="gr99" draw:text-style-name="P12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36.249cm" svg:y1="8.242cm" svg:x2="36.376cm" svg:y2="8.369cm">
            <text:p/>
          </draw:line>
          <draw:line draw:style-name="gr56" draw:text-style-name="P1" draw:layer="layout" svg:x1="36.249cm" svg:y1="8.496cm" svg:x2="36.376cm" svg:y2="8.369cm">
            <text:p/>
          </draw:line>
          <draw:line draw:style-name="gr56" draw:text-style-name="P1" draw:layer="layout" svg:x1="35.487cm" svg:y1="8.369cm" svg:x2="36.249cm" svg:y2="8.369cm">
            <text:p/>
          </draw:line>
          <draw:line draw:style-name="gr96" draw:text-style-name="P1" draw:layer="layout" svg:x1="36.122cm" svg:y1="8.623cm" svg:x2="36.122cm" svg:y2="7.988cm">
            <text:p/>
          </draw:line>
          <draw:frame draw:style-name="gr97" draw:text-style-name="P12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36.63cm" svg:y1="9.131cm" svg:x2="36.63cm" svg:y2="9.385cm">
            <text:p/>
          </draw:line>
          <draw:frame draw:style-name="gr99" draw:text-style-name="P12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36" draw:text-style-name="P1" draw:layer="layout" svg:x1="1.89cm" svg:y1="3.546cm" svg:x2="3.16cm" svg:y2="3.544cm">
          <text:p/>
        </draw:line>
        <draw:frame draw:style-name="gr170" draw:text-style-name="P12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55" draw:text-style-name="P1" draw:layer="layout" svg:x1="5.953cm" svg:y1="6.287cm" svg:x2="7.223cm" svg:y2="6.285cm">
            <text:p/>
          </draw:line>
          <draw:line draw:style-name="gr56" draw:text-style-name="P1" draw:layer="layout" svg:x1="6.335cm" svg:y1="6.541cm" svg:x2="6.08cm" svg:y2="6.033cm">
            <text:p/>
          </draw:line>
          <draw:frame draw:style-name="gr164" draw:text-style-name="P13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56" draw:text-style-name="P1" draw:layer="layout" svg:x1="6.335cm" svg:y1="6.541cm" svg:x2="6.08cm" svg:y2="6.033cm">
            <text:p/>
          </draw:line>
        </draw:g>
        <draw:g>
          <draw:line draw:style-name="gr55" draw:text-style-name="P1" draw:layer="layout" svg:x1="13.7cm" svg:y1="4.051cm" svg:x2="13.7cm" svg:y2="5.321cm">
            <text:p/>
          </draw:line>
          <draw:line draw:style-name="gr56" draw:text-style-name="P1" draw:layer="layout" svg:x1="13.446cm" svg:y1="4.432cm" svg:x2="13.954cm" svg:y2="4.178cm">
            <text:p/>
          </draw:line>
          <draw:frame draw:style-name="gr164" draw:text-style-name="P13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56" draw:text-style-name="P1" draw:layer="layout" svg:x1="13.446cm" svg:y1="4.432cm" svg:x2="13.954cm" svg:y2="4.178cm">
            <text:p/>
          </draw:line>
        </draw:g>
        <draw:custom-shape draw:style-name="gr17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55" draw:text-style-name="P1" draw:layer="layout" svg:x1="8.112cm" svg:y1="2.654cm" svg:x2="8.112cm" svg:y2="3.924cm">
          <text:p/>
        </draw:line>
        <draw:g>
          <draw:line draw:style-name="gr35" draw:text-style-name="P1" draw:layer="layout" svg:x1="19.658cm" svg:y1="3.416cm" svg:x2="19.023cm" svg:y2="3.416cm">
            <text:p/>
          </draw:line>
          <draw:line draw:style-name="gr35" draw:text-style-name="P1" draw:layer="layout" svg:x1="19.658cm" svg:y1="4.686cm" svg:x2="19.023cm" svg:y2="4.686cm">
            <text:p/>
          </draw:line>
          <draw:line draw:style-name="gr35" draw:text-style-name="P1" draw:layer="layout" svg:x1="19.023cm" svg:y1="3.416cm" svg:x2="19.023cm" svg:y2="4.686cm">
            <text:p/>
          </draw:line>
          <draw:line draw:style-name="gr36" draw:text-style-name="P1" draw:layer="layout" svg:x1="18.272cm" svg:y1="3.67cm" svg:x2="19.023cm" svg:y2="3.67cm">
            <text:p/>
          </draw:line>
          <draw:line draw:style-name="gr36" draw:text-style-name="P1" draw:layer="layout" svg:x1="18.272cm" svg:y1="4.432cm" svg:x2="19.023cm" svg:y2="4.43cm">
            <text:p/>
          </draw:line>
          <draw:circle draw:style-name="gr37" draw:text-style-name="P1" draw:layer="layout" svg:width="1.27cm" svg:height="1.27cm" svg:x="19.034cm" svg:y="3.416cm" draw:kind="arc" draw:start-angle="272.08" draw:end-angle="90.95">
            <text:p/>
          </draw:circle>
          <draw:line draw:style-name="gr36" draw:text-style-name="P1" draw:layer="layout" svg:x1="20.315cm" svg:y1="4.053cm" svg:x2="21.066cm" svg:y2="4.051cm">
            <text:p/>
          </draw:line>
        </draw:g>
        <draw:g>
          <draw:line draw:style-name="gr35" draw:text-style-name="P1" draw:layer="layout" svg:x1="19.669cm" svg:y1="5.321cm" svg:x2="18.653cm" svg:y2="5.321cm">
            <text:p/>
          </draw:line>
          <draw:line draw:style-name="gr35" draw:text-style-name="P1" draw:layer="layout" svg:x1="19.669cm" svg:y1="6.591cm" svg:x2="18.653cm" svg:y2="6.591cm">
            <text:p/>
          </draw:line>
          <draw:line draw:style-name="gr36" draw:text-style-name="P1" draw:layer="layout" svg:x1="18.272cm" svg:y1="5.575cm" svg:x2="19.161cm" svg:y2="5.575cm">
            <text:p/>
          </draw:line>
          <draw:line draw:style-name="gr36" draw:text-style-name="P1" draw:layer="layout" svg:x1="18.272cm" svg:y1="6.337cm" svg:x2="19.161cm" svg:y2="6.335cm">
            <text:p/>
          </draw:line>
          <draw:circle draw:style-name="gr37" draw:text-style-name="P1" draw:layer="layout" svg:width="1.27cm" svg:height="1.27cm" svg:x="19.034cm" svg:y="5.321cm" draw:kind="arc" draw:start-angle="272.08" draw:end-angle="90.95">
            <text:p/>
          </draw:circle>
          <draw:circle draw:style-name="gr37" draw:text-style-name="P1" draw:layer="layout" svg:width="1.27cm" svg:height="1.27cm" svg:x="18.018cm" svg:y="5.321cm" draw:kind="arc" draw:start-angle="272.08" draw:end-angle="90.95">
            <text:p/>
          </draw:circle>
          <draw:line draw:style-name="gr36" draw:text-style-name="P1" draw:layer="layout" svg:x1="20.315cm" svg:y1="5.958cm" svg:x2="21.066cm" svg:y2="5.956cm">
            <text:p/>
          </draw:line>
        </draw:g>
        <draw:g>
          <draw:line draw:style-name="gr35" draw:text-style-name="P1" draw:layer="layout" svg:x1="19.669cm" svg:y1="7.226cm" svg:x2="18.653cm" svg:y2="7.226cm">
            <text:p/>
          </draw:line>
          <draw:line draw:style-name="gr35" draw:text-style-name="P1" draw:layer="layout" svg:x1="19.669cm" svg:y1="8.496cm" svg:x2="18.653cm" svg:y2="8.496cm">
            <text:p/>
          </draw:line>
          <draw:line draw:style-name="gr36" draw:text-style-name="P1" draw:layer="layout" svg:x1="18.272cm" svg:y1="7.48cm" svg:x2="18.907cm" svg:y2="7.48cm">
            <text:p/>
          </draw:line>
          <draw:line draw:style-name="gr36" draw:text-style-name="P1" draw:layer="layout" svg:x1="18.272cm" svg:y1="8.242cm" svg:x2="18.907cm" svg:y2="8.242cm">
            <text:p/>
          </draw:line>
          <draw:circle draw:style-name="gr37" draw:text-style-name="P1" draw:layer="layout" svg:width="1.27cm" svg:height="1.27cm" svg:x="19.034cm" svg:y="7.226cm" draw:kind="arc" draw:start-angle="272.08" draw:end-angle="90.95">
            <text:p/>
          </draw:circle>
          <draw:circle draw:style-name="gr37" draw:text-style-name="P1" draw:layer="layout" svg:width="1.27cm" svg:height="1.27cm" svg:x="18.018cm" svg:y="7.226cm" draw:kind="arc" draw:start-angle="272.08" draw:end-angle="90.95">
            <text:p/>
          </draw:circle>
          <draw:ellipse draw:style-name="gr37" draw:text-style-name="P1" draw:layer="layout" svg:width="1.27cm" svg:height="1.016cm" svg:x="17.891cm" svg:y="7.353cm" draw:kind="arc" draw:start-angle="272.08" draw:end-angle="90.95">
            <text:p/>
          </draw:ellipse>
          <draw:line draw:style-name="gr36" draw:text-style-name="P1" draw:layer="layout" svg:x1="20.315cm" svg:y1="7.863cm" svg:x2="21.066cm" svg:y2="7.861cm">
            <text:p/>
          </draw:line>
        </draw:g>
        <draw:custom-shape draw:style-name="gr16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8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6" draw:id="id16">
            <draw:custom-shape draw:style-name="gr168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3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1" draw:text-style-name="P1" draw:layer="layout" draw:type="curve" svg:x1="23.352cm" svg:y1="18.521cm" svg:x2="23.352cm" svg:y2="18.521cm" draw:start-shape="id16" draw:end-shape="id16" svg:d="M23352 18521z" svg:viewBox="0 0 1 1">
            <text:p/>
          </draw:connector>
          <draw:path draw:style-name="gr82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0" draw:text-style-name="P12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35" draw:text-style-name="P1" draw:layer="layout" svg:x1="19.034cm" svg:y1="12.302cm" svg:x2="19.796cm" svg:y2="13.064cm">
            <text:p/>
          </draw:line>
          <draw:line draw:style-name="gr35" draw:text-style-name="P1" draw:layer="layout" svg:x1="19.288cm" svg:y1="13.064cm" svg:x2="19.796cm" svg:y2="13.064cm">
            <text:p/>
          </draw:line>
          <draw:line draw:style-name="gr81" draw:text-style-name="P1" draw:layer="layout" svg:x1="19.288cm" svg:y1="13.064cm" svg:x2="19.923cm" svg:y2="13.826cm">
            <text:p/>
          </draw:line>
          <draw:frame draw:style-name="gr170" draw:text-style-name="P12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70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5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2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56" draw:text-style-name="P1" draw:layer="layout" svg:x1="8.874cm" svg:y1="9.512cm" svg:x2="8.747cm" svg:y2="9.639cm">
            <text:p/>
          </draw:line>
          <draw:line draw:style-name="gr56" draw:text-style-name="P1" draw:layer="layout" svg:x1="8.62cm" svg:y1="9.512cm" svg:x2="8.747cm" svg:y2="9.639cm">
            <text:p/>
          </draw:line>
          <draw:line draw:style-name="gr56" draw:text-style-name="P1" draw:layer="layout" svg:x1="8.747cm" svg:y1="8.75cm" svg:x2="8.747cm" svg:y2="9.512cm">
            <text:p/>
          </draw:line>
          <draw:line draw:style-name="gr96" draw:text-style-name="P1" draw:layer="layout" svg:x1="8.493cm" svg:y1="9.385cm" svg:x2="9.128cm" svg:y2="9.385cm">
            <text:p/>
          </draw:line>
          <draw:frame draw:style-name="gr97" draw:text-style-name="P12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7.985cm" svg:y1="9.893cm" svg:x2="7.731cm" svg:y2="9.893cm">
            <text:p/>
          </draw:line>
          <draw:frame draw:style-name="gr99" draw:text-style-name="P12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56" draw:text-style-name="P1" draw:layer="layout" svg:x1="11.033cm" svg:y1="3.546cm" svg:x2="11.541cm" svg:y2="3.291cm">
            <text:p/>
          </draw:line>
          <draw:frame draw:style-name="gr164" draw:text-style-name="P13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56" draw:text-style-name="P1" draw:layer="layout" svg:x1="11.033cm" svg:y1="3.546cm" svg:x2="11.541cm" svg:y2="3.291cm">
            <text:p/>
          </draw:line>
        </draw:g>
        <draw:g>
          <draw:custom-shape draw:style-name="gr165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59" draw:text-style-name="P12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59" draw:text-style-name="P12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35" draw:text-style-name="P1" draw:layer="layout" svg:x1="24.241cm" svg:y1="4.051cm" svg:x2="22.96cm" svg:y2="3.416cm">
            <text:p/>
          </draw:line>
          <draw:line draw:style-name="gr35" draw:text-style-name="P1" draw:layer="layout" svg:x1="24.241cm" svg:y1="4.051cm" svg:x2="22.96cm" svg:y2="4.686cm">
            <text:p/>
          </draw:line>
          <draw:line draw:style-name="gr35" draw:text-style-name="P1" draw:layer="layout" svg:x1="22.96cm" svg:y1="3.416cm" svg:x2="22.96cm" svg:y2="4.686cm">
            <text:p/>
          </draw:line>
          <draw:line draw:style-name="gr36" draw:text-style-name="P1" draw:layer="layout" svg:x1="22.22cm" svg:y1="4.053cm" svg:x2="22.971cm" svg:y2="4.051cm">
            <text:p/>
          </draw:line>
          <draw:line draw:style-name="gr36" draw:text-style-name="P1" draw:layer="layout" svg:x1="24.252cm" svg:y1="4.053cm" svg:x2="25.003cm" svg:y2="4.051cm">
            <text:p/>
          </draw:line>
          <draw:custom-shape draw:style-name="gr16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6" draw:text-style-name="P1" draw:layer="layout" svg:x1="1.889cm" svg:y1="4.178cm" svg:x2="3.159cm" svg:y2="4.176cm">
          <text:p/>
        </draw:line>
        <draw:line draw:style-name="gr36" draw:text-style-name="P1" draw:layer="layout" svg:x1="6.588cm" svg:y1="3.794cm" svg:x2="6.588cm" svg:y2="2.908cm">
          <text:p/>
        </draw:line>
        <draw:line draw:style-name="gr55" draw:text-style-name="P1" draw:layer="layout" svg:x1="7.35cm" svg:y1="4.051cm" svg:x2="7.35cm" svg:y2="2.781cm">
          <text:p/>
        </draw:line>
        <draw:g>
          <draw:custom-shape draw:style-name="gr165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6" draw:text-style-name="P12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56" draw:text-style-name="P1" draw:layer="layout" svg:x1="8.817cm" svg:y1="13.703cm" svg:x2="8.944cm" svg:y2="13.83cm">
            <text:p/>
          </draw:line>
          <draw:line draw:style-name="gr56" draw:text-style-name="P1" draw:layer="layout" svg:x1="8.817cm" svg:y1="13.957cm" svg:x2="8.944cm" svg:y2="13.83cm">
            <text:p/>
          </draw:line>
          <draw:line draw:style-name="gr56" draw:text-style-name="P1" draw:layer="layout" svg:x1="8.055cm" svg:y1="13.83cm" svg:x2="8.817cm" svg:y2="13.83cm">
            <text:p/>
          </draw:line>
          <draw:line draw:style-name="gr96" draw:text-style-name="P1" draw:layer="layout" svg:x1="8.69cm" svg:y1="14.084cm" svg:x2="8.69cm" svg:y2="13.449cm">
            <text:p/>
          </draw:line>
          <draw:frame draw:style-name="gr97" draw:text-style-name="P12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56" draw:text-style-name="P1" draw:layer="layout" svg:x1="9.255cm" svg:y1="14.338cm" svg:x2="9.255cm" svg:y2="14.846cm">
            <text:p/>
          </draw:line>
          <draw:frame draw:style-name="gr99" draw:text-style-name="P12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65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6" draw:text-style-name="P12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7" draw:text-style-name="P12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56" draw:text-style-name="P1" draw:layer="layout" svg:x1="3.794cm" svg:y1="13.138cm" svg:x2="3.667cm" svg:y2="13.265cm">
            <text:p/>
          </draw:line>
          <draw:line draw:style-name="gr56" draw:text-style-name="P1" draw:layer="layout" svg:x1="3.54cm" svg:y1="13.138cm" svg:x2="3.667cm" svg:y2="13.265cm">
            <text:p/>
          </draw:line>
          <draw:line draw:style-name="gr56" draw:text-style-name="P1" draw:layer="layout" svg:x1="3.667cm" svg:y1="12.376cm" svg:x2="3.667cm" svg:y2="13.138cm">
            <text:p/>
          </draw:line>
          <draw:line draw:style-name="gr96" draw:text-style-name="P1" draw:layer="layout" svg:x1="3.413cm" svg:y1="13.011cm" svg:x2="4.048cm" svg:y2="13.011cm">
            <text:p/>
          </draw:line>
          <draw:frame draw:style-name="gr97" draw:text-style-name="P12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56" draw:text-style-name="P1" draw:layer="layout" svg:x1="3.159cm" svg:y1="13.576cm" svg:x2="2.651cm" svg:y2="13.576cm">
            <text:p/>
          </draw:line>
          <draw:frame draw:style-name="gr99" draw:text-style-name="P12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35" draw:text-style-name="P1" draw:layer="layout" svg:x1="24.368cm" svg:y1="5.956cm" svg:x2="24.368cm" svg:y2="6.464cm">
            <text:p/>
          </draw:line>
          <draw:line draw:style-name="gr35" draw:text-style-name="P1" draw:layer="layout" svg:x1="23.86cm" svg:y1="6.464cm" svg:x2="24.876cm" svg:y2="6.464cm">
            <text:p/>
          </draw:line>
          <draw:line draw:style-name="gr35" draw:text-style-name="P1" draw:layer="layout" svg:x1="24.368cm" svg:y1="6.972cm" svg:x2="24.876cm" svg:y2="6.464cm">
            <text:p/>
          </draw:line>
          <draw:line draw:style-name="gr35" draw:text-style-name="P1" draw:layer="layout" svg:x1="23.86cm" svg:y1="6.464cm" svg:x2="24.368cm" svg:y2="6.972cm">
            <text:p/>
          </draw:line>
        </draw:g>
        <draw:g>
          <draw:line draw:style-name="gr55" draw:text-style-name="P1" draw:layer="layout" svg:x1="10.143cm" svg:y1="4.051cm" svg:x2="10.143cm" svg:y2="2.781cm">
            <text:p/>
          </draw:line>
          <draw:line draw:style-name="gr56" draw:text-style-name="P1" draw:layer="layout" svg:x1="10.397cm" svg:y1="3.67cm" svg:x2="9.889cm" svg:y2="3.924cm">
            <text:p/>
          </draw:line>
          <draw:frame draw:style-name="gr164" draw:text-style-name="P13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56" draw:text-style-name="P1" draw:layer="layout" svg:x1="10.397cm" svg:y1="3.67cm" svg:x2="9.889cm" svg:y2="3.924cm">
            <text:p/>
          </draw:line>
        </draw:g>
        <draw:line draw:style-name="gr55" draw:text-style-name="P1" draw:layer="layout" svg:x1="4.048cm" svg:y1="2.044cm" svg:x2="6.08cm" svg:y2="2.044cm">
          <text:p/>
        </draw:line>
        <draw:line draw:style-name="gr55" draw:text-style-name="P1" draw:layer="layout" svg:x1="4.048cm" svg:y1="2.044cm" svg:x2="6.08cm" svg:y2="2.044cm">
          <text:p/>
        </draw:line>
      </draw:page>
      <draw:page draw:name="page8" draw:style-name="dp1" draw:master-page-name="Default">
        <draw:g>
          <draw:g>
            <draw:custom-shape draw:style-name="gr165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56" draw:text-style-name="P1" draw:layer="layout" svg:x1="8.776cm" svg:y1="6.715cm" svg:x2="8.903cm" svg:y2="6.842cm">
              <text:p/>
            </draw:line>
            <draw:line draw:style-name="gr56" draw:text-style-name="P1" draw:layer="layout" svg:x1="8.776cm" svg:y1="6.969cm" svg:x2="8.903cm" svg:y2="6.842cm">
              <text:p/>
            </draw:line>
            <draw:line draw:style-name="gr56" draw:text-style-name="P1" draw:layer="layout" svg:x1="8.014cm" svg:y1="6.842cm" svg:x2="8.776cm" svg:y2="6.842cm">
              <text:p/>
            </draw:line>
            <draw:line draw:style-name="gr96" draw:text-style-name="P1" draw:layer="layout" svg:x1="8.649cm" svg:y1="7.096cm" svg:x2="8.649cm" svg:y2="6.461cm">
              <text:p/>
            </draw:line>
            <draw:frame draw:style-name="gr97" draw:text-style-name="P12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9.157cm" svg:y1="7.604cm" svg:x2="9.157cm" svg:y2="7.858cm">
              <text:p/>
            </draw:line>
            <draw:frame draw:style-name="gr99" draw:text-style-name="P12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65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0.032cm" svg:y1="5.356cm" svg:x2="12.71cm" svg:y2="5.353cm">
            <text:p/>
          </draw:line>
          <draw:line draw:style-name="gr56" draw:text-style-name="P1" draw:layer="layout" svg:x1="11.833cm" svg:y1="5.581cm" svg:x2="11.578cm" svg:y2="5.073cm">
            <text:p/>
          </draw:line>
          <draw:frame draw:style-name="gr164" draw:text-style-name="P13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56" draw:text-style-name="P1" draw:layer="layout" svg:x1="11.833cm" svg:y1="5.581cm" svg:x2="11.578cm" svg:y2="5.073cm">
            <text:p/>
          </draw:line>
          <draw:line draw:style-name="gr55" draw:text-style-name="P1" draw:layer="layout" svg:x1="6.106cm" svg:y1="5.304cm" svg:x2="8.784cm" svg:y2="5.301cm">
            <text:p/>
          </draw:line>
          <draw:line draw:style-name="gr56" draw:text-style-name="P1" draw:layer="layout" svg:x1="7.896cm" svg:y1="5.557cm" svg:x2="7.641cm" svg:y2="5.049cm">
            <text:p/>
          </draw:line>
          <draw:frame draw:style-name="gr164" draw:text-style-name="P13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56" draw:text-style-name="P1" draw:layer="layout" svg:x1="7.896cm" svg:y1="5.557cm" svg:x2="7.641cm" svg:y2="5.049cm">
            <text:p/>
          </draw:line>
          <draw:custom-shape draw:style-name="gr17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36" draw:text-style-name="P1" draw:layer="layout" svg:x1="4.963cm" svg:y1="3.829cm" svg:x2="10.805cm" svg:y2="3.829cm">
            <text:p/>
          </draw:line>
          <draw:line draw:style-name="gr55" draw:text-style-name="P1" draw:layer="layout" svg:x1="4.963cm" svg:y1="3.829cm" svg:x2="4.965cm" svg:y2="4.737cm">
            <text:p/>
          </draw:line>
          <draw:frame draw:style-name="gr170" draw:text-style-name="P12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83" draw:text-style-name="P12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55" draw:text-style-name="P1" draw:layer="layout" svg:x1="1.915cm" svg:y1="5.861cm" svg:x2="3.566cm" svg:y2="5.861cm">
            <text:p/>
          </draw:line>
          <draw:frame draw:style-name="gr170" draw:text-style-name="P12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55" draw:text-style-name="P1" draw:layer="layout" svg:x1="15.268cm" svg:y1="6.117cm" svg:x2="16.774cm" svg:y2="6.117cm">
            <text:p/>
          </draw:line>
          <draw:frame draw:style-name="gr170" draw:text-style-name="P12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70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5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56" draw:text-style-name="P1" draw:layer="layout" svg:x1="10.077cm" svg:y1="12.916cm" svg:x2="10.204cm" svg:y2="13.043cm">
              <text:p/>
            </draw:line>
            <draw:line draw:style-name="gr56" draw:text-style-name="P1" draw:layer="layout" svg:x1="10.077cm" svg:y1="13.17cm" svg:x2="10.204cm" svg:y2="13.043cm">
              <text:p/>
            </draw:line>
            <draw:line draw:style-name="gr56" draw:text-style-name="P1" draw:layer="layout" svg:x1="9.315cm" svg:y1="13.043cm" svg:x2="10.077cm" svg:y2="13.043cm">
              <text:p/>
            </draw:line>
            <draw:line draw:style-name="gr96" draw:text-style-name="P1" draw:layer="layout" svg:x1="9.95cm" svg:y1="13.297cm" svg:x2="9.95cm" svg:y2="12.662cm">
              <text:p/>
            </draw:line>
            <draw:frame draw:style-name="gr97" draw:text-style-name="P12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0.458cm" svg:y1="13.805cm" svg:x2="10.458cm" svg:y2="14.059cm">
              <text:p/>
            </draw:line>
            <draw:frame draw:style-name="gr99" draw:text-style-name="P12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65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5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1.333cm" svg:y1="11.557cm" svg:x2="14.011cm" svg:y2="11.554cm">
            <text:p/>
          </draw:line>
          <draw:line draw:style-name="gr56" draw:text-style-name="P1" draw:layer="layout" svg:x1="13.134cm" svg:y1="11.782cm" svg:x2="12.879cm" svg:y2="11.274cm">
            <text:p/>
          </draw:line>
          <draw:frame draw:style-name="gr164" draw:text-style-name="P13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56" draw:text-style-name="P1" draw:layer="layout" svg:x1="13.134cm" svg:y1="11.782cm" svg:x2="12.879cm" svg:y2="11.274cm">
            <text:p/>
          </draw:line>
          <draw:line draw:style-name="gr55" draw:text-style-name="P1" draw:layer="layout" svg:x1="7.407cm" svg:y1="11.505cm" svg:x2="10.085cm" svg:y2="11.502cm">
            <text:p/>
          </draw:line>
          <draw:line draw:style-name="gr56" draw:text-style-name="P1" draw:layer="layout" svg:x1="9.197cm" svg:y1="11.758cm" svg:x2="8.942cm" svg:y2="11.25cm">
            <text:p/>
          </draw:line>
          <draw:frame draw:style-name="gr164" draw:text-style-name="P13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56" draw:text-style-name="P1" draw:layer="layout" svg:x1="9.197cm" svg:y1="11.758cm" svg:x2="8.942cm" svg:y2="11.25cm">
            <text:p/>
          </draw:line>
          <draw:custom-shape draw:style-name="gr17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4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36" draw:text-style-name="P1" draw:layer="layout" svg:x1="6.264cm" svg:y1="10.03cm" svg:x2="12.106cm" svg:y2="10.03cm">
            <text:p/>
          </draw:line>
          <draw:line draw:style-name="gr55" draw:text-style-name="P1" draw:layer="layout" svg:x1="6.264cm" svg:y1="10.03cm" svg:x2="6.266cm" svg:y2="10.938cm">
            <text:p/>
          </draw:line>
          <draw:frame draw:style-name="gr170" draw:text-style-name="P12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83" draw:text-style-name="P12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55" draw:text-style-name="P1" draw:layer="layout" svg:x1="2.216cm" svg:y1="12.062cm" svg:x2="3.867cm" svg:y2="12.062cm">
            <text:p/>
          </draw:line>
          <draw:frame draw:style-name="gr170" draw:text-style-name="P12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55" draw:text-style-name="P1" draw:layer="layout" svg:x1="17.369cm" svg:y1="12.318cm" svg:x2="18.875cm" svg:y2="12.318cm">
            <text:p/>
          </draw:line>
          <draw:frame draw:style-name="gr170" draw:text-style-name="P12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70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0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0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5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3.848cm" svg:y1="18.518cm" svg:x2="3.975cm" svg:y2="18.645cm">
              <text:p/>
            </draw:line>
            <draw:line draw:style-name="gr56" draw:text-style-name="P1" draw:layer="layout" svg:x1="3.848cm" svg:y1="18.772cm" svg:x2="3.975cm" svg:y2="18.645cm">
              <text:p/>
            </draw:line>
            <draw:line draw:style-name="gr56" draw:text-style-name="P1" draw:layer="layout" svg:x1="3.086cm" svg:y1="18.645cm" svg:x2="3.848cm" svg:y2="18.645cm">
              <text:p/>
            </draw:line>
            <draw:line draw:style-name="gr96" draw:text-style-name="P1" draw:layer="layout" svg:x1="3.721cm" svg:y1="18.899cm" svg:x2="3.721cm" svg:y2="18.264cm">
              <text:p/>
            </draw:line>
            <draw:frame draw:style-name="gr97" draw:text-style-name="P12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4.229cm" svg:y1="19.407cm" svg:x2="4.229cm" svg:y2="19.661cm">
              <text:p/>
            </draw:line>
            <draw:frame draw:style-name="gr99" draw:text-style-name="P12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7.049cm" svg:y1="18.518cm" svg:x2="7.176cm" svg:y2="18.645cm">
              <text:p/>
            </draw:line>
            <draw:line draw:style-name="gr56" draw:text-style-name="P1" draw:layer="layout" svg:x1="7.049cm" svg:y1="18.772cm" svg:x2="7.176cm" svg:y2="18.645cm">
              <text:p/>
            </draw:line>
            <draw:line draw:style-name="gr56" draw:text-style-name="P1" draw:layer="layout" svg:x1="6.287cm" svg:y1="18.645cm" svg:x2="7.049cm" svg:y2="18.645cm">
              <text:p/>
            </draw:line>
            <draw:line draw:style-name="gr96" draw:text-style-name="P1" draw:layer="layout" svg:x1="6.922cm" svg:y1="18.899cm" svg:x2="6.922cm" svg:y2="18.264cm">
              <text:p/>
            </draw:line>
            <draw:frame draw:style-name="gr97" draw:text-style-name="P12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7.43cm" svg:y1="19.407cm" svg:x2="7.43cm" svg:y2="19.661cm">
              <text:p/>
            </draw:line>
            <draw:frame draw:style-name="gr99" draw:text-style-name="P12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55" draw:text-style-name="P1" draw:layer="layout" svg:x1="1.816cm" svg:y1="17.121cm" svg:x2="3.848cm" svg:y2="17.121cm">
            <text:p/>
          </draw:line>
          <draw:line draw:style-name="gr55" draw:text-style-name="P1" draw:layer="layout" svg:x1="5.118cm" svg:y1="17.121cm" svg:x2="7.15cm" svg:y2="17.121cm">
            <text:p/>
          </draw:line>
          <draw:line draw:style-name="gr55" draw:text-style-name="P1" draw:layer="layout" svg:x1="8.293cm" svg:y1="17.121cm" svg:x2="10.325cm" svg:y2="17.121cm">
            <text:p/>
          </draw:line>
          <draw:frame draw:style-name="gr170" draw:text-style-name="P12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70" draw:text-style-name="P12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70" draw:text-style-name="P12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65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14.148cm" svg:y1="18.518cm" svg:x2="14.275cm" svg:y2="18.645cm">
              <text:p/>
            </draw:line>
            <draw:line draw:style-name="gr56" draw:text-style-name="P1" draw:layer="layout" svg:x1="14.148cm" svg:y1="18.772cm" svg:x2="14.275cm" svg:y2="18.645cm">
              <text:p/>
            </draw:line>
            <draw:line draw:style-name="gr56" draw:text-style-name="P1" draw:layer="layout" svg:x1="13.386cm" svg:y1="18.645cm" svg:x2="14.148cm" svg:y2="18.645cm">
              <text:p/>
            </draw:line>
            <draw:line draw:style-name="gr96" draw:text-style-name="P1" draw:layer="layout" svg:x1="14.021cm" svg:y1="18.899cm" svg:x2="14.021cm" svg:y2="18.264cm">
              <text:p/>
            </draw:line>
            <draw:frame draw:style-name="gr97" draw:text-style-name="P12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4.529cm" svg:y1="19.407cm" svg:x2="14.529cm" svg:y2="19.661cm">
              <text:p/>
            </draw:line>
            <draw:frame draw:style-name="gr99" draw:text-style-name="P12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65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6" draw:text-style-name="P12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7" draw:text-style-name="P12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56" draw:text-style-name="P1" draw:layer="layout" svg:x1="17.349cm" svg:y1="18.518cm" svg:x2="17.476cm" svg:y2="18.645cm">
              <text:p/>
            </draw:line>
            <draw:line draw:style-name="gr56" draw:text-style-name="P1" draw:layer="layout" svg:x1="17.349cm" svg:y1="18.772cm" svg:x2="17.476cm" svg:y2="18.645cm">
              <text:p/>
            </draw:line>
            <draw:line draw:style-name="gr56" draw:text-style-name="P1" draw:layer="layout" svg:x1="16.587cm" svg:y1="18.645cm" svg:x2="17.349cm" svg:y2="18.645cm">
              <text:p/>
            </draw:line>
            <draw:line draw:style-name="gr96" draw:text-style-name="P1" draw:layer="layout" svg:x1="17.222cm" svg:y1="18.899cm" svg:x2="17.222cm" svg:y2="18.264cm">
              <text:p/>
            </draw:line>
            <draw:frame draw:style-name="gr97" draw:text-style-name="P12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6" draw:text-style-name="P1" draw:layer="layout" svg:x1="17.73cm" svg:y1="19.407cm" svg:x2="17.73cm" svg:y2="19.661cm">
              <text:p/>
            </draw:line>
            <draw:frame draw:style-name="gr99" draw:text-style-name="P12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55" draw:text-style-name="P1" draw:layer="layout" svg:x1="12.116cm" svg:y1="17.121cm" svg:x2="14.148cm" svg:y2="17.121cm">
            <text:p/>
          </draw:line>
          <draw:line draw:style-name="gr55" draw:text-style-name="P1" draw:layer="layout" svg:x1="15.418cm" svg:y1="17.121cm" svg:x2="17.45cm" svg:y2="17.121cm">
            <text:p/>
          </draw:line>
          <draw:line draw:style-name="gr55" draw:text-style-name="P1" draw:layer="layout" svg:x1="18.593cm" svg:y1="17.121cm" svg:x2="20.625cm" svg:y2="17.121cm">
            <text:p/>
          </draw:line>
          <draw:custom-shape draw:style-name="gr165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55" draw:text-style-name="P1" draw:layer="layout" svg:x1="16.172cm" svg:y1="15.732cm" svg:x2="20.625cm" svg:y2="15.721cm">
            <text:p/>
          </draw:line>
          <draw:line draw:style-name="gr36" draw:text-style-name="P1" draw:layer="layout" svg:x1="16.172cm" svg:y1="17.129cm" svg:x2="16.172cm" svg:y2="15.732cm">
            <text:p/>
          </draw:line>
          <draw:custom-shape draw:style-name="gr17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24.057cm" svg:y1="15.732cm" svg:x2="26.089cm" svg:y2="15.732cm">
            <text:p/>
          </draw:line>
          <draw:frame draw:style-name="gr170" draw:text-style-name="P12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70" draw:text-style-name="P12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70" draw:text-style-name="P12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70" draw:text-style-name="P12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9" draw:style-name="dp1" draw:master-page-name="Default">
        <draw:g>
          <draw:custom-shape draw:style-name="gr175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706cm" svg:y1="14.465cm" svg:x2="9.833cm" svg:y2="14.592cm">
            <text:p/>
          </draw:line>
          <draw:line draw:style-name="gr56" draw:text-style-name="P1" draw:layer="layout" svg:x1="9.706cm" svg:y1="14.719cm" svg:x2="9.833cm" svg:y2="14.592cm">
            <text:p/>
          </draw:line>
          <draw:line draw:style-name="gr56" draw:text-style-name="P1" draw:layer="layout" svg:x1="8.944cm" svg:y1="14.592cm" svg:x2="9.706cm" svg:y2="14.592cm">
            <text:p/>
          </draw:line>
          <draw:line draw:style-name="gr96" draw:text-style-name="P1" draw:layer="layout" svg:x1="9.579cm" svg:y1="14.846cm" svg:x2="9.579cm" svg:y2="14.211cm">
            <text:p/>
          </draw:line>
          <draw:frame draw:style-name="gr97" draw:text-style-name="P12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0.087cm" svg:y1="15.354cm" svg:x2="10.087cm" svg:y2="15.608cm">
            <text:p/>
          </draw:line>
          <draw:frame draw:style-name="gr99" draw:text-style-name="P12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76" draw:text-style-name="P9" draw:layer="layout" svg:width="2.54cm" svg:height="0.911cm" svg:x="9.636cm" svg:y="9.741cm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9" draw:text-style-name="P9" draw:layer="layout" svg:width="2.54cm" svg:height="0.637cm" draw:transform="rotate (1.57254165604689) translate (16.873cm 16.367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59" draw:text-style-name="P12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59" draw:text-style-name="P12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9" draw:text-style-name="P9" draw:layer="layout" svg:width="2.54cm" svg:height="0.637cm" draw:transform="rotate (1.57254165604689) translate (23.477cm 16.041cm)">
            <text:p text:style-name="P1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5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6" draw:text-style-name="P9" draw:layer="layout" svg:width="2.664cm" svg:height="0.797cm" draw:transform="rotate (1.5707963267949) translate (14.986cm 17.764cm)">
          <text:p text:style-name="P1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106" draw:text-style-name="P9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106" draw:text-style-name="P9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106" draw:text-style-name="P9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7" draw:text-style-name="P12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7" draw:text-style-name="P9" draw:layer="layout" svg:width="1.651cm" svg:height="0.924cm" draw:transform="rotate (1.5707963267949) translate (1.527cm 15.859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7" draw:text-style-name="P9" draw:layer="layout" svg:width="1.651cm" svg:height="0.924cm" draw:transform="rotate (1.5707963267949) translate (3.694cm 16.856cm)">
          <text:p text:style-name="P1"><text:span text:style-name="T3">Shift </text:span></text:p>
          <text:p text:style-name="P1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5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12.684cm" svg:y1="7.985cm" svg:x2="12.811cm" svg:y2="8.112cm">
            <text:p/>
          </draw:line>
          <draw:line draw:style-name="gr56" draw:text-style-name="P1" draw:layer="layout" svg:x1="12.684cm" svg:y1="8.239cm" svg:x2="12.811cm" svg:y2="8.112cm">
            <text:p/>
          </draw:line>
          <draw:line draw:style-name="gr56" draw:text-style-name="P1" draw:layer="layout" svg:x1="11.922cm" svg:y1="8.112cm" svg:x2="12.684cm" svg:y2="8.112cm">
            <text:p/>
          </draw:line>
          <draw:line draw:style-name="gr96" draw:text-style-name="P1" draw:layer="layout" svg:x1="12.557cm" svg:y1="8.366cm" svg:x2="12.557cm" svg:y2="7.731cm">
            <text:p/>
          </draw:line>
          <draw:frame draw:style-name="gr97" draw:text-style-name="P12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13.065cm" svg:y1="8.874cm" svg:x2="13.065cm" svg:y2="9.128cm">
            <text:p/>
          </draw:line>
          <draw:frame draw:style-name="gr99" draw:text-style-name="P12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75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494cm" svg:y1="6.08cm" svg:x2="22.844cm" svg:y2="6.08cm">
          <text:p/>
        </draw:line>
        <draw:line draw:style-name="gr5" draw:text-style-name="P1" draw:layer="layout" svg:x1="17.764cm" svg:y1="6.08cm" svg:x2="17.764cm" svg:y2="7.35cm">
          <text:p/>
        </draw:line>
        <draw:line draw:style-name="gr5" draw:text-style-name="P1" draw:layer="layout" svg:x1="19.034cm" svg:y1="6.08cm" svg:x2="19.034cm" svg:y2="7.35cm">
          <text:p/>
        </draw:line>
        <draw:line draw:style-name="gr5" draw:text-style-name="P1" draw:layer="layout" svg:x1="20.304cm" svg:y1="6.08cm" svg:x2="20.304cm" svg:y2="7.35cm">
          <text:p/>
        </draw:line>
        <draw:line draw:style-name="gr5" draw:text-style-name="P1" draw:layer="layout" svg:x1="21.574cm" svg:y1="6.08cm" svg:x2="21.574cm" svg:y2="7.35cm">
          <text:p/>
        </draw:line>
        <draw:line draw:style-name="gr5" draw:text-style-name="P1" draw:layer="layout" svg:x1="10.144cm" svg:y1="9.128cm" svg:x2="10.144cm" svg:y2="9.763cm">
          <text:p/>
        </draw:line>
        <draw:line draw:style-name="gr5" draw:text-style-name="P1" draw:layer="layout" svg:x1="11.795cm" svg:y1="9.128cm" svg:x2="11.795cm" svg:y2="9.763cm">
          <text:p/>
        </draw:line>
        <draw:line draw:style-name="gr5" draw:text-style-name="P1" draw:layer="layout" svg:x1="9.128cm" svg:y1="10.271cm" svg:x2="9.89cm" svg:y2="10.271cm">
          <text:p/>
        </draw:line>
        <draw:line draw:style-name="gr5" draw:text-style-name="P1" draw:layer="layout" svg:x1="10.906cm" svg:y1="10.652cm" svg:x2="10.906cm" svg:y2="11.287cm">
          <text:p/>
        </draw:line>
        <draw:line draw:style-name="gr5" draw:text-style-name="P1" draw:layer="layout" svg:x1="10.017cm" svg:y1="10.779cm" svg:x2="10.017cm" svg:y2="11.287cm">
          <text:p/>
        </draw:line>
        <draw:line draw:style-name="gr14" draw:text-style-name="P1" draw:layer="layout" svg:x1="8.874cm" svg:y1="10.779cm" svg:x2="10.017cm" svg:y2="10.779cm">
          <text:p/>
        </draw:line>
        <draw:line draw:style-name="gr5" draw:text-style-name="P1" draw:layer="layout" svg:x1="12.176cm" svg:y1="10.652cm" svg:x2="12.176cm" svg:y2="11.287cm">
          <text:p/>
        </draw:line>
        <draw:line draw:style-name="gr5" draw:text-style-name="P1" draw:layer="layout" svg:x1="13.065cm" svg:y1="10.652cm" svg:x2="13.065cm" svg:y2="11.287cm">
          <text:p/>
        </draw:line>
        <draw:line draw:style-name="gr5" draw:text-style-name="P1" draw:layer="layout" svg:x1="11.287cm" svg:y1="17.256cm" svg:x2="14.97cm" svg:y2="17.256cm">
          <text:p/>
        </draw:line>
        <draw:line draw:style-name="gr5" draw:text-style-name="P1" draw:layer="layout" svg:x1="13.573cm" svg:y1="14.208cm" svg:x2="16.875cm" svg:y2="14.208cm">
          <text:p/>
        </draw:line>
        <draw:line draw:style-name="gr5" draw:text-style-name="P1" draw:layer="layout" svg:x1="13.573cm" svg:y1="13.065cm" svg:x2="18.78cm" svg:y2="13.065cm">
          <text:p/>
        </draw:line>
        <draw:line draw:style-name="gr5" draw:text-style-name="P1" draw:layer="layout" svg:x1="15.732cm" svg:y1="15.986cm" svg:x2="16.875cm" svg:y2="15.986cm">
          <text:p/>
        </draw:line>
        <draw:line draw:style-name="gr5" draw:text-style-name="P1" draw:layer="layout" svg:x1="17.256cm" svg:y1="17.129cm" svg:x2="17.256cm" svg:y2="16.113cm">
          <text:p/>
        </draw:line>
        <draw:line draw:style-name="gr5" draw:text-style-name="P1" draw:layer="layout" svg:x1="17.51cm" svg:y1="14.97cm" svg:x2="18.78cm" svg:y2="14.97cm">
          <text:p/>
        </draw:line>
        <draw:line draw:style-name="gr5" draw:text-style-name="P1" draw:layer="layout" svg:x1="19.542cm" svg:y1="13.954cm" svg:x2="23.479cm" svg:y2="13.954cm">
          <text:p/>
        </draw:line>
        <draw:line draw:style-name="gr5" draw:text-style-name="P1" draw:layer="layout" svg:x1="23.86cm" svg:y1="12.684cm" svg:x2="23.86cm" svg:y2="13.827cm">
          <text:p/>
        </draw:line>
        <draw:line draw:style-name="gr5" draw:text-style-name="P1" draw:layer="layout" svg:x1="15.351cm" svg:y1="18.526cm" svg:x2="15.351cm" svg:y2="17.764cm">
          <text:p/>
        </draw:line>
        <draw:line draw:style-name="gr14" draw:text-style-name="P1" draw:layer="layout" svg:x1="24.114cm" svg:y1="14.843cm" svg:x2="25.384cm" svg:y2="14.843cm">
          <text:p/>
        </draw:line>
        <draw:line draw:style-name="gr14" draw:text-style-name="P1" draw:layer="layout" svg:x1="25.384cm" svg:y1="14.843cm" svg:x2="25.384cm" svg:y2="21.32cm">
          <text:p/>
        </draw:line>
        <draw:line draw:style-name="gr14" draw:text-style-name="P1" draw:layer="layout" svg:x1="8.239cm" svg:y1="21.32cm" svg:x2="25.384cm" svg:y2="21.32cm">
          <text:p/>
        </draw:line>
        <draw:line draw:style-name="gr14" draw:text-style-name="P1" draw:layer="layout" svg:x1="8.239cm" svg:y1="11.922cm" svg:x2="8.239cm" svg:y2="21.32cm">
          <text:p/>
        </draw:line>
        <draw:line draw:style-name="gr5" draw:text-style-name="P1" draw:layer="layout" svg:x1="8.239cm" svg:y1="11.922cm" svg:x2="9.763cm" svg:y2="11.922cm">
          <text:p/>
        </draw:line>
        <draw:line draw:style-name="gr14" draw:text-style-name="P1" draw:layer="layout" svg:x1="11.668cm" svg:y1="17.51cm" svg:x2="11.922cm" svg:y2="17.002cm">
          <text:p/>
        </draw:line>
        <draw:line draw:style-name="gr14" draw:text-style-name="P1" draw:layer="layout" svg:x1="14.589cm" svg:y1="14.489cm" svg:x2="14.843cm" svg:y2="13.981cm">
          <text:p/>
        </draw:line>
        <draw:line draw:style-name="gr14" draw:text-style-name="P1" draw:layer="layout" svg:x1="14.589cm" svg:y1="13.319cm" svg:x2="14.843cm" svg:y2="12.811cm">
          <text:p/>
        </draw:line>
        <draw:line draw:style-name="gr14" draw:text-style-name="P1" draw:layer="layout" svg:x1="15.886cm" svg:y1="16.24cm" svg:x2="16.14cm" svg:y2="15.732cm">
          <text:p/>
        </draw:line>
        <draw:line draw:style-name="gr14" draw:text-style-name="P1" draw:layer="layout" svg:x1="19.796cm" svg:y1="14.208cm" svg:x2="20.05cm" svg:y2="13.7cm">
          <text:p/>
        </draw:line>
        <draw:line draw:style-name="gr14" draw:text-style-name="P1" draw:layer="layout" svg:x1="8.747cm" svg:y1="12.176cm" svg:x2="9.001cm" svg:y2="11.668cm">
          <text:p/>
        </draw:line>
        <draw:line draw:style-name="gr14" draw:text-style-name="P1" draw:layer="layout" svg:x1="7.223cm" svg:y1="13.477cm" svg:x2="7.604cm" svg:y2="13.477cm">
          <text:p/>
        </draw:line>
        <draw:line draw:style-name="gr14" draw:text-style-name="P1" draw:layer="layout" svg:x1="7.604cm" svg:y1="13.446cm" svg:x2="7.604cm" svg:y2="5.445cm">
          <text:p/>
        </draw:line>
        <draw:line draw:style-name="gr5" draw:text-style-name="P1" draw:layer="layout" svg:x1="7.604cm" svg:y1="5.445cm" svg:x2="12.684cm" svg:y2="5.445cm">
          <text:p/>
        </draw:line>
        <draw:line draw:style-name="gr14" draw:text-style-name="P1" draw:layer="layout" svg:x1="7.604cm" svg:y1="7.35cm" svg:x2="1.635cm" svg:y2="7.35cm">
          <text:p/>
        </draw:line>
        <draw:line draw:style-name="gr14" draw:text-style-name="P1" draw:layer="layout" svg:x1="1.635cm" svg:y1="7.35cm" svg:x2="1.635cm" svg:y2="12.049cm">
          <text:p/>
        </draw:line>
        <draw:line draw:style-name="gr5" draw:text-style-name="P1" draw:layer="layout" svg:x1="1.635cm" svg:y1="12.049cm" svg:x2="3.032cm" svg:y2="12.049cm">
          <text:p/>
        </draw:line>
        <draw:line draw:style-name="gr5" draw:text-style-name="P1" draw:layer="layout" svg:x1="2.27cm" svg:y1="10.244cm" svg:x2="3.032cm" svg:y2="10.244cm">
          <text:p/>
        </draw:line>
        <draw:line draw:style-name="gr5" draw:text-style-name="P1" draw:layer="layout" svg:x1="3.794cm" svg:y1="11.16cm" svg:x2="5.318cm" svg:y2="11.16cm">
          <text:p/>
        </draw:line>
        <draw:line draw:style-name="gr14" draw:text-style-name="P1" draw:layer="layout" svg:x1="4.648cm" svg:y1="11.16cm" svg:x2="4.648cm" svg:y2="12.684cm">
          <text:p/>
        </draw:line>
        <draw:line draw:style-name="gr14" draw:text-style-name="P1" draw:layer="layout" svg:x1="1.635cm" svg:y1="12.684cm" svg:x2="4.683cm" svg:y2="12.684cm">
          <text:p/>
        </draw:line>
        <draw:line draw:style-name="gr14" draw:text-style-name="P1" draw:layer="layout" svg:x1="1.635cm" svg:y1="12.684cm" svg:x2="1.635cm" svg:y2="13.192cm">
          <text:p/>
        </draw:line>
        <draw:line draw:style-name="gr5" draw:text-style-name="P1" draw:layer="layout" svg:x1="1.635cm" svg:y1="13.192cm" svg:x2="3.032cm" svg:y2="13.192cm">
          <text:p/>
        </draw:line>
        <draw:line draw:style-name="gr5" draw:text-style-name="P1" draw:layer="layout" svg:x1="2.397cm" svg:y1="15.097cm" svg:x2="3.059cm" svg:y2="15.097cm">
          <text:p/>
        </draw:line>
        <draw:line draw:style-name="gr14" draw:text-style-name="P1" draw:layer="layout" svg:x1="3.794cm" svg:y1="14.081cm" svg:x2="4.048cm" svg:y2="14.081cm">
          <text:p/>
        </draw:line>
        <draw:line draw:style-name="gr5" draw:text-style-name="P1" draw:layer="layout" svg:x1="4.048cm" svg:y1="12.43cm" svg:x2="5.343cm" svg:y2="12.434cm">
          <text:p/>
        </draw:line>
        <draw:line draw:style-name="gr5" draw:text-style-name="P1" draw:layer="layout" svg:x1="4.048cm" svg:y1="14.37cm" svg:x2="5.318cm" svg:y2="14.37cm">
          <text:p/>
        </draw:line>
        <draw:line draw:style-name="gr14" draw:text-style-name="P1" draw:layer="layout" svg:x1="4.048cm" svg:y1="14.335cm" svg:x2="4.048cm" svg:y2="15.224cm">
          <text:p/>
        </draw:line>
        <draw:custom-shape draw:style-name="gr33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329cm" svg:y1="11.16cm" svg:x2="4.302cm" svg:y2="14.462cm">
          <text:p/>
        </draw:line>
        <draw:line draw:style-name="gr14" draw:text-style-name="P1" draw:layer="layout" svg:x1="16.24cm" svg:y1="15.986cm" svg:x2="16.24cm" svg:y2="20.05cm">
          <text:p/>
        </draw:line>
        <draw:line draw:style-name="gr14" draw:text-style-name="P1" draw:layer="layout" svg:x1="2.016cm" svg:y1="20.05cm" svg:x2="16.24cm" svg:y2="20.05cm">
          <text:p/>
        </draw:line>
        <draw:line draw:style-name="gr5" draw:text-style-name="P1" draw:layer="layout" svg:x1="1.989cm" svg:y1="20.05cm" svg:x2="1.989cm" svg:y2="15.859cm">
          <text:p/>
        </draw:line>
        <draw:line draw:style-name="gr5" draw:text-style-name="P1" draw:layer="layout" svg:x1="4.075cm" svg:y1="18.38cm" svg:x2="4.075cm" svg:y2="16.856cm">
          <text:p/>
        </draw:line>
        <draw:custom-shape draw:style-name="gr33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224cm" svg:y1="14.208cm" svg:x2="15.224cm" svg:y2="8.62cm">
          <text:p/>
        </draw:line>
        <draw:custom-shape draw:style-name="gr33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0.304cm" svg:y1="13.954cm" svg:x2="20.304cm" svg:y2="11.16cm">
          <text:p/>
        </draw:line>
        <draw:line draw:style-name="gr14" draw:text-style-name="P1" draw:layer="layout" svg:x1="15.732cm" svg:y1="11.16cm" svg:x2="20.304cm" svg:y2="11.16cm">
          <text:p/>
        </draw:line>
        <draw:line draw:style-name="gr5" draw:text-style-name="P1" draw:layer="layout" svg:x1="15.732cm" svg:y1="11.16cm" svg:x2="15.732cm" svg:y2="8.62cm">
          <text:p/>
        </draw:line>
        <draw:line draw:style-name="gr5" draw:text-style-name="P1" draw:layer="layout" svg:x1="11.006cm" svg:y1="9.128cm" svg:x2="11.006cm" svg:y2="9.763cm">
          <text:p/>
        </draw:line>
        <draw:custom-shape draw:style-name="gr33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6.494cm" svg:y1="8.366cm" svg:x2="20.812cm" svg:y2="8.366cm">
          <text:p/>
        </draw:line>
        <draw:line draw:style-name="gr14" draw:text-style-name="P1" draw:layer="layout" svg:x1="20.812cm" svg:y1="8.366cm" svg:x2="20.812cm" svg:y2="14.589cm">
          <text:p/>
        </draw:line>
        <draw:line draw:style-name="gr5" draw:text-style-name="P1" draw:layer="layout" svg:x1="20.812cm" svg:y1="14.543cm" svg:x2="23.479cm" svg:y2="14.543cm">
          <text:p/>
        </draw:line>
        <draw:line draw:style-name="gr5" draw:text-style-name="P1" draw:layer="layout" svg:x1="19.161cm" svg:y1="12.049cm" svg:x2="19.161cm" svg:y2="12.938cm">
          <text:p/>
        </draw:line>
        <draw:frame draw:style-name="gr3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8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9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3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9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8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8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3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8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5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80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81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5" draw:text-style-name="P1" draw:layer="layout" svg:x1="5.953cm" svg:y1="13.446cm" svg:x2="6.461cm" svg:y2="13.446cm">
          <text:p/>
        </draw:line>
        <draw:frame draw:style-name="gr3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3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3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4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3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4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3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3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3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3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3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3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3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3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3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14" draw:text-style-name="P1" draw:layer="layout" svg:x1="16.748cm" svg:y1="8.62cm" svg:x2="17.002cm" svg:y2="8.112cm">
          <text:p/>
        </draw:line>
        <draw:frame draw:style-name="gr3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14" draw:text-style-name="P1" draw:layer="layout" svg:x1="11.287cm" svg:y1="5.699cm" svg:x2="11.541cm" svg:y2="5.191cm">
          <text:p/>
        </draw:line>
        <draw:frame draw:style-name="gr182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4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5" draw:text-style-name="P1" draw:layer="layout" svg:x1="22.971cm" svg:y1="8.62cm" svg:x2="22.971cm" svg:y2="9.382cm">
          <text:p/>
        </draw:line>
        <draw:line draw:style-name="gr5" draw:text-style-name="P1" draw:layer="layout" svg:x1="23.479cm" svg:y1="8.62cm" svg:x2="23.479cm" svg:y2="9.382cm">
          <text:p/>
        </draw:line>
        <draw:line draw:style-name="gr5" draw:text-style-name="P1" draw:layer="layout" svg:x1="23.987cm" svg:y1="8.62cm" svg:x2="23.987cm" svg:y2="9.382cm">
          <text:p/>
        </draw:line>
        <draw:line draw:style-name="gr5" draw:text-style-name="P1" draw:layer="layout" svg:x1="24.495cm" svg:y1="8.62cm" svg:x2="24.495cm" svg:y2="9.382cm">
          <text:p/>
        </draw:line>
        <draw:line draw:style-name="gr5" draw:text-style-name="P1" draw:layer="layout" svg:x1="25.003cm" svg:y1="8.62cm" svg:x2="25.003cm" svg:y2="9.382cm">
          <text:p/>
        </draw:line>
        <draw:line draw:style-name="gr5" draw:text-style-name="P1" draw:layer="layout" svg:x1="25.511cm" svg:y1="8.62cm" svg:x2="25.511cm" svg:y2="9.382cm">
          <text:p/>
        </draw:line>
        <draw:line draw:style-name="gr5" draw:text-style-name="P1" draw:layer="layout" svg:x1="26.019cm" svg:y1="8.62cm" svg:x2="26.019cm" svg:y2="9.382cm">
          <text:p/>
        </draw:line>
        <draw:line draw:style-name="gr5" draw:text-style-name="P1" draw:layer="layout" svg:x1="26.527cm" svg:y1="8.62cm" svg:x2="26.527cm" svg:y2="9.382cm">
          <text:p/>
        </draw:line>
        <draw:frame draw:style-name="gr131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3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3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3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3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5" draw:text-style-name="P1" draw:layer="layout" svg:x1="6.334cm" svg:y1="20.812cm" svg:x2="6.334cm" svg:y2="18.78cm">
          <text:p/>
        </draw:line>
        <draw:frame draw:style-name="gr3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4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3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4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14" draw:text-style-name="P1" draw:layer="layout" svg:x1="4.048cm" svg:y1="12.43cm" svg:x2="4.048cm" svg:y2="14.081cm">
          <text:p/>
        </draw:line>
        <draw:custom-shape draw:style-name="gr183" draw:text-style-name="P9" draw:layer="layout" svg:width="1.651cm" svg:height="1.559cm" draw:transform="rotate (1.5707963267949) translate (5.283cm 18.78cm)">
          <text:p text:style-name="P1"><text:span text:style-name="T3">PC</text:span></text:p>
          <text:p text:style-name="P1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4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56" draw:text-style-name="P1" draw:layer="layout" svg:x1="9.609cm" svg:y1="2.651cm" svg:x2="9.736cm" svg:y2="2.778cm">
            <text:p/>
          </draw:line>
          <draw:line draw:style-name="gr56" draw:text-style-name="P1" draw:layer="layout" svg:x1="9.609cm" svg:y1="2.905cm" svg:x2="9.736cm" svg:y2="2.778cm">
            <text:p/>
          </draw:line>
          <draw:line draw:style-name="gr56" draw:text-style-name="P1" draw:layer="layout" svg:x1="8.847cm" svg:y1="2.778cm" svg:x2="9.609cm" svg:y2="2.778cm">
            <text:p/>
          </draw:line>
          <draw:line draw:style-name="gr96" draw:text-style-name="P1" draw:layer="layout" svg:x1="9.482cm" svg:y1="3.032cm" svg:x2="9.482cm" svg:y2="2.397cm">
            <text:p/>
          </draw:line>
          <draw:frame draw:style-name="gr97" draw:text-style-name="P12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9.99cm" svg:y1="3.54cm" svg:x2="9.99cm" svg:y2="3.794cm">
            <text:p/>
          </draw:line>
          <draw:frame draw:style-name="gr99" draw:text-style-name="P12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5" draw:text-style-name="P1" draw:layer="layout" svg:x1="25.384cm" svg:y1="1.762cm" svg:x2="16.494cm" svg:y2="1.762cm">
          <text:p/>
        </draw:line>
        <draw:line draw:style-name="gr5" draw:text-style-name="P1" draw:layer="layout" svg:x1="24.622cm" svg:y1="2.143cm" svg:x2="16.494cm" svg:y2="2.143cm">
          <text:p/>
        </draw:line>
        <draw:line draw:style-name="gr14" draw:text-style-name="P1" draw:layer="layout" svg:x1="24.622cm" svg:y1="2.143cm" svg:x2="24.622cm" svg:y2="4.81cm">
          <text:p/>
        </draw:line>
        <draw:line draw:style-name="gr14" draw:text-style-name="P1" draw:layer="layout" svg:x1="25.384cm" svg:y1="1.762cm" svg:x2="25.384cm" svg:y2="4.81cm">
          <text:p/>
        </draw:line>
        <draw:line draw:style-name="gr5" draw:text-style-name="P1" draw:layer="layout" svg:x1="13.065cm" svg:y1="3.286cm" svg:x2="13.065cm" svg:y2="4.81cm">
          <text:p/>
        </draw:line>
        <draw:line draw:style-name="gr5" draw:text-style-name="P1" draw:layer="layout" svg:x1="13.446cm" svg:y1="3.286cm" svg:x2="13.446cm" svg:y2="4.81cm">
          <text:p/>
        </draw:line>
        <draw:line draw:style-name="gr5" draw:text-style-name="P1" draw:layer="layout" svg:x1="13.832cm" svg:y1="3.286cm" svg:x2="13.832cm" svg:y2="4.81cm">
          <text:p/>
        </draw:line>
        <draw:line draw:style-name="gr5" draw:text-style-name="P1" draw:layer="layout" svg:x1="15.224cm" svg:y1="4.81cm" svg:x2="15.224cm" svg:y2="3.286cm">
          <text:p/>
        </draw:line>
        <draw:line draw:style-name="gr5" draw:text-style-name="P1" draw:layer="layout" svg:x1="15.605cm" svg:y1="4.81cm" svg:x2="15.605cm" svg:y2="3.286cm">
          <text:p/>
        </draw:line>
        <draw:frame draw:style-name="gr131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85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31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85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31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31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31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5" draw:text-style-name="P1" draw:layer="layout" svg:x1="5.645cm" svg:y1="20.939cm" svg:x2="5.645cm" svg:y2="18.78cm">
          <text:p/>
        </draw:line>
        <draw:line draw:style-name="gr14" draw:text-style-name="P1" draw:layer="layout" svg:x1="6.334cm" svg:y1="20.812cm" svg:x2="19.288cm" svg:y2="20.812cm">
          <text:p/>
        </draw:line>
        <draw:line draw:style-name="gr14" draw:text-style-name="P1" draw:layer="layout" svg:x1="19.288cm" svg:y1="14.97cm" svg:x2="19.288cm" svg:y2="20.812cm">
          <text:p/>
        </draw:line>
        <draw:line draw:style-name="gr5" draw:text-style-name="P1" draw:layer="layout" svg:x1="5.699cm" svg:y1="17.129cm" svg:x2="5.699cm" svg:y2="15.859cm">
          <text:p/>
        </draw:line>
        <draw:custom-shape draw:style-name="gr33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7.891cm" svg:y1="13.065cm" svg:x2="17.891cm" svg:y2="20.431cm">
          <text:p/>
        </draw:line>
        <draw:line draw:style-name="gr14" draw:text-style-name="P1" draw:layer="layout" svg:x1="4.81cm" svg:y1="20.458cm" svg:x2="17.891cm" svg:y2="20.458cm">
          <text:p/>
        </draw:line>
        <draw:line draw:style-name="gr14" draw:text-style-name="P1" draw:layer="layout" svg:x1="4.81cm" svg:y1="20.431cm" svg:x2="4.81cm" svg:y2="16.113cm">
          <text:p/>
        </draw:line>
        <draw:line draw:style-name="gr5" draw:text-style-name="P1" draw:layer="layout" svg:x1="4.81cm" svg:y1="16.113cm" svg:x2="5.445cm" svg:y2="16.113cm">
          <text:p/>
        </draw:line>
        <draw:custom-shape draw:style-name="gr33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59cm" svg:y1="15.732cm" svg:x2="23.479cm" svg:y2="15.732cm">
          <text:p/>
        </draw:line>
        <draw:custom-shape draw:style-name="gr33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145cm" svg:y1="14.97cm" svg:x2="18.145cm" svg:y2="15.224cm">
          <text:p/>
        </draw:line>
        <draw:line draw:style-name="gr5" draw:text-style-name="P1" draw:layer="layout" svg:x1="18.145cm" svg:y1="15.224cm" svg:x2="23.479cm" svg:y2="15.224cm">
          <text:p/>
        </draw:line>
        <draw:frame draw:style-name="gr131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5" draw:text-style-name="P1" draw:layer="layout" svg:x1="26.654cm" svg:y1="5.445cm" svg:x2="27.924cm" svg:y2="5.445cm">
          <text:p/>
        </draw:line>
        <draw:line draw:style-name="gr5" draw:text-style-name="P1" draw:layer="layout" svg:x1="26.654cm" svg:y1="6.645cm" svg:x2="27.924cm" svg:y2="6.645cm">
          <text:p/>
        </draw:line>
        <draw:frame draw:style-name="gr4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4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5" draw:text-style-name="P1" draw:layer="layout" svg:x1="6.842cm" svg:y1="10.806cm" svg:x2="6.842cm" svg:y2="12.076cm">
          <text:p/>
        </draw:line>
        <draw:frame draw:style-name="gr131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56" draw:text-style-name="P9" draw:layer="layout" svg:width="2.664cm" svg:height="0.797cm" draw:transform="rotate (1.5707963267949) translate (6.403cm 14.713cm)">
            <text:p text:style-name="P1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56" draw:text-style-name="P1" draw:layer="layout" svg:x1="6.381cm" svg:y1="14.081cm" svg:x2="6.508cm" svg:y2="14.208cm">
            <text:p/>
          </draw:line>
          <draw:line draw:style-name="gr56" draw:text-style-name="P1" draw:layer="layout" svg:x1="6.381cm" svg:y1="14.335cm" svg:x2="6.508cm" svg:y2="14.208cm">
            <text:p/>
          </draw:line>
          <draw:line draw:style-name="gr56" draw:text-style-name="P1" draw:layer="layout" svg:x1="6.08cm" svg:y1="14.208cm" svg:x2="6.381cm" svg:y2="14.208cm">
            <text:p/>
          </draw:line>
          <draw:line draw:style-name="gr96" draw:text-style-name="P1" draw:layer="layout" svg:x1="6.254cm" svg:y1="14.462cm" svg:x2="6.254cm" svg:y2="13.827cm">
            <text:p/>
          </draw:line>
          <draw:frame draw:style-name="gr111" draw:text-style-name="P12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8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1" draw:layer="layout" svg:x1="6.762cm" svg:y1="14.97cm" svg:x2="6.762cm" svg:y2="15.224cm">
            <text:p/>
          </draw:line>
          <draw:frame draw:style-name="gr99" draw:text-style-name="P12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3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31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5" draw:text-style-name="P1" draw:layer="layout" svg:x1="4.683cm" svg:y1="11.16cm" svg:x2="4.683cm" svg:y2="10.271cm">
          <text:p/>
        </draw:line>
        <draw:frame draw:style-name="gr131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03T20:51:35.673118686</dc:date>
    <meta:editing-duration>P2DT6H52M15S</meta:editing-duration>
    <meta:editing-cycles>408</meta:editing-cycles>
    <meta:generator>LibreOffice/4.3.7.2$Linux_X86_64 LibreOffice_project/430$Build-2</meta:generator>
    <dc:creator>Mentor Graphics</dc:creator>
    <meta:document-statistic meta:object-count="2052"/>
  </office:meta>
</office:document-meta>
</file>